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/>
  </office:font-face-decls>
  <office:automatic-styles>
    <style:style style:name="co1" style:family="table-column">
      <style:table-column-properties fo:break-before="auto" style:column-width="2.598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1.8366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1.15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2.0189in"/>
    </style:style>
    <style:style style:name="co11" style:family="table-column">
      <style:table-column-properties fo:break-before="auto" style:column-width="1.4929in"/>
    </style:style>
    <style:style style:name="co12" style:family="table-column">
      <style:table-column-properties fo:break-before="auto" style:column-width="0.8071in"/>
    </style:style>
    <style:style style:name="co13" style:family="table-column">
      <style:table-column-properties fo:break-before="auto" style:column-width="1.3327in"/>
    </style:style>
    <style:style style:name="co14" style:family="table-column">
      <style:table-column-properties fo:break-before="auto" style:column-width="1.0327in"/>
    </style:style>
    <style:style style:name="co15" style:family="table-column">
      <style:table-column-properties fo:break-before="auto" style:column-width="1.6327in"/>
    </style:style>
    <style:style style:name="co16" style:family="table-column">
      <style:table-column-properties fo:break-before="auto" style:column-width="0.85in"/>
    </style:style>
    <style:style style:name="co17" style:family="table-column">
      <style:table-column-properties fo:break-before="auto" style:column-width="1.7402in"/>
    </style:style>
    <style:style style:name="co18" style:family="table-column">
      <style:table-column-properties fo:break-before="auto" style:column-width="0.7854in"/>
    </style:style>
    <style:style style:name="co19" style:family="table-column">
      <style:table-column-properties fo:break-before="auto" style:column-width="0.9146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_25__20_complete" style:data-style-name="N0">
      <style:table-cell-properties fo:background-color="#002060" style:diagonal-bl-tr="none" style:diagonal-tl-br="none" style:text-align-source="fix" style:repeat-content="false" fo:wrap-option="no-wrap" fo:border="2.49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2f2f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Afghan&quot;;&quot;Albanian&quot;;&quot;Algerian&quot;;&quot;American&quot;;&quot;Andorran&quot;;&quot;Angolan&quot;;&quot;Anguillan&quot;;&quot;Argentine&quot;;&quot;Armenian&quot;;&quot;Australian&quot;;&quot;Austrian&quot;;&quot;Azerbaijani&quot;;&quot;Bahamian&quot;;&quot;Bahraini&quot;;&quot;Bangladeshi&quot;;&quot;Barbadian&quot;;&quot;Belarusian&quot;;&quot;Belgian&quot;;&quot;Belizean&quot;;&quot;Beninese&quot;;&quot;Bermudian&quot;;&quot;Bhutanese&quot;;&quot;Bolivian&quot;;&quot;Botswanan&quot;;&quot;Brazilian&quot;;&quot;British&quot;;&quot;British Virgin Islander&quot;;&quot;Bruneian&quot;;&quot;Bulgarian&quot;;&quot;Burkinan&quot;;&quot;Burmese&quot;;&quot;Burundian&quot;;&quot;Cambodian&quot;;&quot;Cameroonian&quot;;&quot;Canadian&quot;;&quot;Cape Verdean&quot;;&quot;Cayman Islander&quot;;&quot;Central African&quot;;&quot;Chadian&quot;;&quot;Chilean&quot;;&quot;Chinese&quot;;&quot;Citizen of Antigua and Barbuda&quot;;&quot;Citizen of Bosnia and Herzegovina&quot;;&quot;Citizen of Guinea-Bissau&quot;;&quot;Citizen of Kiribati&quot;;&quot;Citizen of Seychelles&quot;;&quot;Citizen of the Dominican Republic&quot;;&quot;Citizen of Vanuatu&quot;;&quot;Colombian&quot;;&quot;Comoran&quot;;&quot;Congolese (Congo)&quot;;&quot;Congolese (DRC)&quot;;&quot;Cook Islander&quot;;&quot;Costa Rican&quot;;&quot;Croatian&quot;;&quot;Cuban&quot;;&quot;Cymraes&quot;;&quot;Cymro&quot;;&quot;Cypriot&quot;;&quot;Czech&quot;;&quot;Danish&quot;;&quot;Djiboutian&quot;;&quot;Dominican&quot;;&quot;Dutch&quot;;&quot;East Timorese&quot;;&quot;Ecuadorean&quot;;&quot;Egyptian&quot;;&quot;Emirati&quot;;&quot;English&quot;;&quot;Equatorial Guinean&quot;;&quot;Eritrean&quot;;&quot;Estonian&quot;;&quot;Ethiopian&quot;;&quot;Faroese&quot;;&quot;Fijian&quot;;&quot;Filipino&quot;;&quot;Finnish&quot;;&quot;French&quot;;&quot;Gabonese&quot;;&quot;Gambian&quot;;&quot;Georgian&quot;;&quot;German&quot;;&quot;Ghanaian&quot;;&quot;Gibraltarian&quot;;&quot;Greek&quot;;&quot;Greenlandic&quot;;&quot;Grenadian&quot;;&quot;Guamanian&quot;;&quot;Guatemalan&quot;;&quot;Guinean&quot;;&quot;Guyanese&quot;;&quot;Haitian&quot;;&quot;Honduran&quot;;&quot;Hong Konger&quot;;&quot;Hungarian&quot;;&quot;Icelandic&quot;;&quot;Indian&quot;;&quot;Indonesian&quot;;&quot;Iranian&quot;;&quot;Iraqi&quot;;&quot;Irish&quot;;&quot;Israeli&quot;;&quot;Italian&quot;;&quot;Ivorian&quot;;&quot;Jamaican&quot;;&quot;Japanese&quot;;&quot;Jordanian&quot;;&quot;Kazakh&quot;;&quot;Kenyan&quot;;&quot;Kittitian&quot;;&quot;Kosovan&quot;;&quot;Kuwaiti&quot;;&quot;Kyrgyz&quot;;&quot;Lao&quot;;&quot;Latvian&quot;;&quot;Lebanese&quot;;&quot;Liberian&quot;;&quot;Libyan&quot;;&quot;Liechtenstein citizen&quot;;&quot;Lithuanian&quot;;&quot;Luxembourger&quot;;&quot;Macanese&quot;;&quot;Macedonian&quot;;&quot;Malagasy&quot;;&quot;Malawian&quot;;&quot;Malaysian&quot;;&quot;Maldivian&quot;;&quot;Malian&quot;;&quot;Maltese&quot;;&quot;Marshallese&quot;;&quot;Martiniquais&quot;;&quot;Mauritanian&quot;;&quot;Mauritian&quot;;&quot;Mexican&quot;;&quot;Micronesian&quot;;&quot;Moldovan&quot;;&quot;Monegasque&quot;;&quot;Mongolian&quot;;&quot;Montenegrin&quot;;&quot;Montserratian&quot;;&quot;Moroccan&quot;;&quot;Mosotho&quot;;&quot;Mozambican&quot;;&quot;Namibian&quot;;&quot;Nauruan&quot;;&quot;Nepalese&quot;;&quot;New Zealander&quot;;&quot;Nicaraguan&quot;;&quot;Nigerian&quot;;&quot;Nigerien&quot;;&quot;Niuean&quot;;&quot;North Korean&quot;;&quot;Northern Irish&quot;;&quot;Norwegian&quot;;&quot;Omani&quot;;&quot;Pakistani&quot;;&quot;Palauan&quot;;&quot;Palestinian&quot;;&quot;Panamanian&quot;;&quot;Papua New Guinean&quot;;&quot;Paraguayan&quot;;&quot;Peruvian&quot;;&quot;Pitcairn Islander&quot;;&quot;Polish&quot;;&quot;Portuguese&quot;;&quot;Prydeinig&quot;;&quot;Puerto Rican&quot;;&quot;Qatari&quot;;&quot;Romanian&quot;;&quot;Russian&quot;;&quot;Rwandan&quot;;&quot;Salvadorean&quot;;&quot;Sammarinese&quot;;&quot;Samoan&quot;;&quot;Sao Tomean&quot;;&quot;Saudi Arabian&quot;;&quot;Scottish&quot;;&quot;Senegalese&quot;;&quot;Serbian&quot;;&quot;Sierra Leonean&quot;;&quot;Singaporean&quot;;&quot;Slovak&quot;;&quot;Slovenian&quot;;&quot;Solomon Islander&quot;;&quot;Somali&quot;;&quot;South African&quot;;&quot;South Korean&quot;;&quot;South Sudanese&quot;;&quot;Spanish&quot;;&quot;Sri Lankan&quot;;&quot;St Helenian&quot;;&quot;St Lucian&quot;;&quot;Stateless&quot;;&quot;Sudanese&quot;;&quot;Surinamese&quot;;&quot;Swazi&quot;;&quot;Swedish&quot;;&quot;Swiss&quot;;&quot;Syrian&quot;;&quot;Taiwanese&quot;;&quot;Tajik&quot;;&quot;Tanzanian&quot;;&quot;Thai&quot;;&quot;Togolese&quot;;&quot;Tongan&quot;;&quot;Trinidadian&quot;;&quot;Tristanian&quot;;&quot;Tunisian&quot;;&quot;Turkish&quot;;&quot;Turkmen&quot;;&quot;Turks and Caicos Islander&quot;;&quot;Tuvaluan&quot;;&quot;Ugandan&quot;;&quot;Ukrainian&quot;;&quot;Uruguayan&quot;;&quot;Uzbek&quot;;&quot;Vatican citizen&quot;;&quot;Venezuelan&quot;;&quot;Vietnamese&quot;;&quot;Vincentian&quot;;&quot;Wallisian&quot;;&quot;Welsh&quot;;&quot;Yemeni&quot;;&quot;Zambian&quot;;&quot;Zimbabwean&quot;)" table:allow-empty-cell="false" table:display-list="sort-ascending" table:base-cell-address="Clients.I1">
          <table:error-message table:message-type="stop" table:display="true"/>
        </table:content-validation>
      </table:content-validations>
      <table:table table:name="Clien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ntact1</text:p>
          </table:table-cell>
          <table:table-cell table:style-name="ce1" office:value-type="string" calcext:value-type="string">
            <text:p>Contact2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Dob</text:p>
          </table:table-cell>
          <table:table-cell table:style-name="ce1" office:value-type="string" calcext:value-type="string">
            <text:p>Marital Status</text:p>
          </table:table-cell>
          <table:table-cell table:style-name="ce1" office:value-type="string" calcext:value-type="string">
            <text:p>Religion</text:p>
          </table:table-cell>
          <table:table-cell table:style-name="ce1" table:content-validation-name="val1" office:value-type="string" calcext:value-type="string">
            <text:p>Nationality</text:p>
          </table:table-cell>
          <table:table-cell table:style-name="ce1" office:value-type="string" calcext:value-type="string">
            <text:p>Occupation</text:p>
          </table:table-cell>
          <table:table-cell table:style-name="ce1" office:value-type="string" calcext:value-type="string">
            <text:p>Job Location</text:p>
          </table:table-cell>
          <table:table-cell table:style-name="ce1" office:value-type="string" calcext:value-type="string">
            <text:p>Residence</text:p>
          </table:table-cell>
          <table:table-cell table:style-name="ce1" office:value-type="string" calcext:value-type="string">
            <text:p>ID Type</text:p>
          </table:table-cell>
          <table:table-cell table:style-name="ce1" office:value-type="string" calcext:value-type="string">
            <text:p>ID Num</text:p>
          </table:table-cell>
          <table:table-cell table:style-name="ce1" office:value-type="string" calcext:value-type="string">
            <text:p>ID Expiry Date</text:p>
          </table:table-cell>
          <table:table-cell table:style-name="ce1" office:value-type="string" calcext:value-type="string">
            <text:p>Next of Kin (NoK)</text:p>
          </table:table-cell>
          <table:table-cell table:style-name="ce1" office:value-type="string" calcext:value-type="string">
            <text:p>NoK R/Ship</text:p>
          </table:table-cell>
          <table:table-cell table:style-name="ce1" office:value-type="string" calcext:value-type="string">
            <text:p>NoK Contact1</text:p>
          </table:table-cell>
          <table:table-cell table:style-name="ce1" office:value-type="string" calcext:value-type="string">
            <text:p>NoK Contact2</text:p>
          </table:table-cell>
          <table:table-cell table:style-name="ce1" office:value-type="string" calcext:value-type="string">
            <text:p>NoK Email</text:p>
          </table:table-cell>
          <table:table-cell table:style-name="ce1" office:value-type="string" calcext:value-type="string">
            <text:p>Nok Address</text:p>
          </table:table-cell>
          <table:table-cell table:style-name="ce1" office:value-type="string" calcext:value-type="string">
            <text:p>Regn Date</text:p>
          </table:table-cell>
        </table:table-row>
        <table:table-row table:style-name="ro1">
          <table:table-cell office:value-type="string" calcext:value-type="string">
            <text:p>TABAN NICHOLAS</text:p>
          </table:table-cell>
          <table:table-cell office:value-type="float" office:value="772816130" calcext:value-type="float">
            <text:p>772816130</text:p>
          </table:table-cell>
          <table:table-cell/>
          <table:table-cell office:value-type="string" calcext:value-type="string">
            <text:p>daniondanfodio@gmail.com</text:p>
          </table:table-cell>
          <table:table-cell office:value-type="string" calcext:value-type="string">
            <text:p>Male</text:p>
          </table:table-cell>
          <table:table-cell table:style-name="ce2" office:value-type="string" calcext:value-type="string">
            <text:p>12-May-1979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anker/staff</text:p>
          </table:table-cell>
          <table:table-cell office:value-type="string" calcext:value-type="string">
            <text:p>Plot 24 Central Road</text:p>
          </table:table-cell>
          <table:table-cell office:value-type="string" calcext:value-type="string">
            <text:p>Gbulagbulang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90661013D1J</text:p>
          </table:table-cell>
          <table:table-cell office:value-type="string" calcext:value-type="string">
            <text:p>18/11/2024</text:p>
          </table:table-cell>
          <table:table-cell office:value-type="string" calcext:value-type="string">
            <text:p>Wacheke Harriet</text:p>
          </table:table-cell>
          <table:table-cell office:value-type="string" calcext:value-type="string">
            <text:p>Spouse</text:p>
          </table:table-cell>
          <table:table-cell office:value-type="float" office:value="779120402" calcext:value-type="float">
            <text:p>779120402</text:p>
          </table:table-cell>
          <table:table-cell table:number-columns-repeated="3"/>
          <table:table-cell table:style-name="ce2" office:value-type="string" calcext:value-type="string">
            <text:p>5-May-2021</text:p>
          </table:table-cell>
        </table:table-row>
        <table:table-row table:style-name="ro1">
          <table:table-cell office:value-type="string" calcext:value-type="string">
            <text:p>LEYA ROSE</text:p>
          </table:table-cell>
          <table:table-cell office:value-type="float" office:value="774280803" calcext:value-type="float">
            <text:p>77428080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6-Oct-1947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Amiji road</text:p>
          </table:table-cell>
          <table:table-cell office:value-type="string" calcext:value-type="string">
            <text:p>Gbulagbulang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47066100A02J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Baiga Ronald</text:p>
          </table:table-cell>
          <table:table-cell office:value-type="string" calcext:value-type="string">
            <text:p>Son</text:p>
          </table:table-cell>
          <table:table-cell office:value-type="float" office:value="774565105" calcext:value-type="float">
            <text:p>774565105</text:p>
          </table:table-cell>
          <table:table-cell table:number-columns-repeated="3"/>
          <table:table-cell table:style-name="ce2" office:value-type="string" calcext:value-type="string">
            <text:p>5-May-2021</text:p>
          </table:table-cell>
        </table:table-row>
        <table:table-row table:style-name="ro1">
          <table:table-cell office:value-type="string" calcext:value-type="string">
            <text:p>YEKA ARIJABU</text:p>
          </table:table-cell>
          <table:table-cell office:value-type="float" office:value="757733949" calcext:value-type="float">
            <text:p>75773394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2-Jul-196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Mijale Road</text:p>
          </table:table-cell>
          <table:table-cell office:value-type="string" calcext:value-type="string">
            <text:p>Mid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68066106QNKH</text:p>
          </table:table-cell>
          <table:table-cell table:style-name="ce2" office:value-type="string" calcext:value-type="string">
            <text:p>2-Jan-2030</text:p>
          </table:table-cell>
          <table:table-cell table:number-columns-repeated="6"/>
          <table:table-cell table:style-name="ce2" office:value-type="string" calcext:value-type="string">
            <text:p>6-May-2021</text:p>
          </table:table-cell>
        </table:table-row>
        <table:table-row table:style-name="ro1">
          <table:table-cell office:value-type="string" calcext:value-type="string">
            <text:p>EDERU EMMILLY</text:p>
          </table:table-cell>
          <table:table-cell office:value-type="float" office:value="783838700" calcext:value-type="float">
            <text:p>78383870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5-Jun-1987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ibongo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7066102FH4C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Twaha Gbagbe</text:p>
          </table:table-cell>
          <table:table-cell office:value-type="string" calcext:value-type="string">
            <text:p>Spouse</text:p>
          </table:table-cell>
          <table:table-cell office:value-type="float" office:value="772675451" calcext:value-type="float">
            <text:p>772675451</text:p>
          </table:table-cell>
          <table:table-cell table:number-columns-repeated="3"/>
          <table:table-cell table:style-name="ce2" office:value-type="string" calcext:value-type="string">
            <text:p>6-May-2021</text:p>
          </table:table-cell>
        </table:table-row>
        <table:table-row table:style-name="ro1">
          <table:table-cell office:value-type="string" calcext:value-type="string">
            <text:p>AYIKI MAWA</text:p>
          </table:table-cell>
          <table:table-cell office:value-type="float" office:value="778191587" calcext:value-type="float">
            <text:p>77819158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5-May-198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Markert Lane</text:p>
          </table:table-cell>
          <table:table-cell office:value-type="string" calcext:value-type="string">
            <text:p>Isoko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8066100W3ZL</text:p>
          </table:table-cell>
          <table:table-cell table:style-name="ce2" office:value-type="string" calcext:value-type="string">
            <text:p>30-Nov-2024</text:p>
          </table:table-cell>
          <table:table-cell office:value-type="string" calcext:value-type="string">
            <text:p>Sabote Sunday</text:p>
          </table:table-cell>
          <table:table-cell office:value-type="string" calcext:value-type="string">
            <text:p>Son</text:p>
          </table:table-cell>
          <table:table-cell office:value-type="float" office:value="775414452" calcext:value-type="float">
            <text:p>775414452</text:p>
          </table:table-cell>
          <table:table-cell table:number-columns-repeated="3"/>
          <table:table-cell table:style-name="ce2" office:value-type="string" calcext:value-type="string">
            <text:p>6-May-2021</text:p>
          </table:table-cell>
        </table:table-row>
        <table:table-row table:style-name="ro1">
          <table:table-cell office:value-type="string" calcext:value-type="string">
            <text:p>AMUTE BASHIR</text:p>
          </table:table-cell>
          <table:table-cell office:value-type="float" office:value="774186765" calcext:value-type="float">
            <text:p>77418676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1-May-196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Angirigo Village</text:p>
          </table:table-cell>
          <table:table-cell office:value-type="string" calcext:value-type="string">
            <text:p>Arumaji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68066100PORJ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Ayikule Mubrak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7-May-2021</text:p>
          </table:table-cell>
        </table:table-row>
        <table:table-row table:style-name="ro1">
          <table:table-cell office:value-type="string" calcext:value-type="string">
            <text:p>CHANGE MOHAMMUDU</text:p>
          </table:table-cell>
          <table:table-cell office:value-type="float" office:value="781198580" calcext:value-type="float">
            <text:p>78119858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2-Dec-1979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Sinyani Village</text:p>
          </table:table-cell>
          <table:table-cell office:value-type="string" calcext:value-type="string">
            <text:p>Arumaji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9066101V1CH</text:p>
          </table:table-cell>
          <table:table-cell table:style-name="ce2" office:value-type="string" calcext:value-type="string">
            <text:p>17-Dec-2029</text:p>
          </table:table-cell>
          <table:table-cell office:value-type="string" calcext:value-type="string">
            <text:p>Linda Shiham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8-May-2021</text:p>
          </table:table-cell>
        </table:table-row>
        <table:table-row table:style-name="ro1">
          <table:table-cell office:value-type="string" calcext:value-type="string">
            <text:p>ALEMI THOMAS</text:p>
          </table:table-cell>
          <table:table-cell office:value-type="float" office:value="787955322" calcext:value-type="float">
            <text:p>78795532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-Aug-1993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Market Square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3066100TFKE</text:p>
          </table:table-cell>
          <table:table-cell/>
          <table:table-cell office:value-type="string" calcext:value-type="string">
            <text:p>kana Moes</text:p>
          </table:table-cell>
          <table:table-cell office:value-type="string" calcext:value-type="string">
            <text:p>Son</text:p>
          </table:table-cell>
          <table:table-cell office:value-type="float" office:value="782348745" calcext:value-type="float">
            <text:p>782348745</text:p>
          </table:table-cell>
          <table:table-cell table:number-columns-repeated="3"/>
          <table:table-cell table:style-name="ce2" office:value-type="string" calcext:value-type="string">
            <text:p>8-May-2021</text:p>
          </table:table-cell>
        </table:table-row>
        <table:table-row table:style-name="ro1">
          <table:table-cell office:value-type="string" calcext:value-type="string">
            <text:p>TABAN DAVID YAYA</text:p>
          </table:table-cell>
          <table:table-cell office:value-type="float" office:value="770608989" calcext:value-type="float">
            <text:p>77060898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0-Dec-198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table:number-columns-repeated="2" office:value-type="string" calcext:value-type="string">
            <text:p>Alimakodr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5066102CT4C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Apuku LUCY</text:p>
          </table:table-cell>
          <table:table-cell office:value-type="string" calcext:value-type="string">
            <text:p>Wife</text:p>
          </table:table-cell>
          <table:table-cell office:value-type="float" office:value="775663589" calcext:value-type="float">
            <text:p>775663589</text:p>
          </table:table-cell>
          <table:table-cell table:number-columns-repeated="3"/>
          <table:table-cell table:style-name="ce2" office:value-type="string" calcext:value-type="string">
            <text:p>8-May-2021</text:p>
          </table:table-cell>
        </table:table-row>
        <table:table-row table:style-name="ro1">
          <table:table-cell office:value-type="string" calcext:value-type="string">
            <text:p>WARU ARIEYE VALENTINA CHARLES</text:p>
          </table:table-cell>
          <table:table-cell office:value-type="float" office:value="781421992" calcext:value-type="float">
            <text:p>78142199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4-Feb-2000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South Sudanes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akayo Village</text:p>
          </table:table-cell>
          <table:table-cell office:value-type="string" calcext:value-type="string">
            <text:p>SSD ID</text:p>
          </table:table-cell>
          <table:table-cell office:value-type="float" office:value="846314" calcext:value-type="float">
            <text:p>84631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Zubeda</text:p>
          </table:table-cell>
          <table:table-cell office:value-type="string" calcext:value-type="string">
            <text:p>Sister</text:p>
          </table:table-cell>
          <table:table-cell office:value-type="float" office:value="781421992" calcext:value-type="float">
            <text:p>781421992</text:p>
          </table:table-cell>
          <table:table-cell table:number-columns-repeated="3"/>
          <table:table-cell table:style-name="ce2" office:value-type="string" calcext:value-type="string">
            <text:p>8-May-2021</text:p>
          </table:table-cell>
        </table:table-row>
        <table:table-row table:style-name="ro1">
          <table:table-cell office:value-type="string" calcext:value-type="string">
            <text:p>ARIME JUMA</text:p>
          </table:table-cell>
          <table:table-cell office:value-type="float" office:value="780427424" calcext:value-type="float">
            <text:p>78042742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3-Jul-195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Farmer</text:p>
          </table:table-cell>
          <table:table-cell table:number-columns-repeated="2" office:value-type="string" calcext:value-type="string">
            <text:p>Gbogbu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580661011GWD</text:p>
          </table:table-cell>
          <table:table-cell table:style-name="ce2" office:value-type="string" calcext:value-type="string">
            <text:p>9-Nov-2024</text:p>
          </table:table-cell>
          <table:table-cell office:value-type="string" calcext:value-type="string">
            <text:p>Nobert Nasur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8-May-2021</text:p>
          </table:table-cell>
        </table:table-row>
        <table:table-row table:style-name="ro1">
          <table:table-cell office:value-type="string" calcext:value-type="string">
            <text:p>DRELIA SIMON DEADSON</text:p>
          </table:table-cell>
          <table:table-cell office:value-type="float" office:value="774084455" calcext:value-type="float">
            <text:p>77408445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5-Dec-1977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Porter</text:p>
          </table:table-cell>
          <table:table-cell table:number-columns-repeated="2" office:value-type="string" calcext:value-type="string">
            <text:p>Sinyani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7066103566C</text:p>
          </table:table-cell>
          <table:table-cell table:style-name="ce2" office:value-type="string" calcext:value-type="string">
            <text:p>17-Nov-2025</text:p>
          </table:table-cell>
          <table:table-cell office:value-type="string" calcext:value-type="string">
            <text:p>Mirembe Caro</text:p>
          </table:table-cell>
          <table:table-cell office:value-type="string" calcext:value-type="string">
            <text:p>Wife</text:p>
          </table:table-cell>
          <table:table-cell office:value-type="float" office:value="774151944" calcext:value-type="float">
            <text:p>774151944</text:p>
          </table:table-cell>
          <table:table-cell table:number-columns-repeated="3"/>
          <table:table-cell table:style-name="ce2" office:value-type="string" calcext:value-type="string">
            <text:p>10-May-2021</text:p>
          </table:table-cell>
        </table:table-row>
        <table:table-row table:style-name="ro1">
          <table:table-cell office:value-type="string" calcext:value-type="string">
            <text:p>ALLONE AMOS DAMAI</text:p>
          </table:table-cell>
          <table:table-cell office:value-type="float" office:value="783606732" calcext:value-type="float">
            <text:p>78360673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6-Aug-1947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Farmer</text:p>
          </table:table-cell>
          <table:table-cell table:number-columns-repeated="2" office:value-type="string" calcext:value-type="string">
            <text:p>Lobojo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47066100YKDJ</text:p>
          </table:table-cell>
          <table:table-cell table:style-name="ce2" office:value-type="string" calcext:value-type="string">
            <text:p>27-Oct-2024</text:p>
          </table:table-cell>
          <table:table-cell office:value-type="string" calcext:value-type="string">
            <text:p>Asiku Emanuel</text:p>
          </table:table-cell>
          <table:table-cell office:value-type="string" calcext:value-type="string">
            <text:p>Son</text:p>
          </table:table-cell>
          <table:table-cell office:value-type="float" office:value="783606732" calcext:value-type="float">
            <text:p>783606732</text:p>
          </table:table-cell>
          <table:table-cell table:number-columns-repeated="3"/>
          <table:table-cell table:style-name="ce2" office:value-type="string" calcext:value-type="string">
            <text:p>10-May-2021</text:p>
          </table:table-cell>
        </table:table-row>
        <table:table-row table:style-name="ro1">
          <table:table-cell office:value-type="string" calcext:value-type="string">
            <text:p>ASIKU ROMANO ADEBUA</text:p>
          </table:table-cell>
          <table:table-cell office:value-type="float" office:value="773482402" calcext:value-type="float">
            <text:p>773482402</text:p>
          </table:table-cell>
          <table:table-cell office:value-type="float" office:value="784778091" calcext:value-type="float">
            <text:p>784778091</text:p>
          </table:table-cell>
          <table:table-cell/>
          <table:table-cell office:value-type="string" calcext:value-type="string">
            <text:p>Male</text:p>
          </table:table-cell>
          <table:table-cell table:style-name="ce2" office:value-type="string" calcext:value-type="string">
            <text:p>20-Jul-199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Degbelenga Village</text:p>
          </table:table-cell>
          <table:table-cell office:value-type="string" calcext:value-type="string">
            <text:p>Ombaci Market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2002103665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jogo Simon</text:p>
          </table:table-cell>
          <table:table-cell office:value-type="string" calcext:value-type="string">
            <text:p>Son</text:p>
          </table:table-cell>
          <table:table-cell office:value-type="float" office:value="788407951" calcext:value-type="float">
            <text:p>788407951</text:p>
          </table:table-cell>
          <table:table-cell table:number-columns-repeated="3"/>
          <table:table-cell table:style-name="ce2" office:value-type="string" calcext:value-type="string">
            <text:p>14-May-2021</text:p>
          </table:table-cell>
        </table:table-row>
        <table:table-row table:style-name="ro1">
          <table:table-cell office:value-type="string" calcext:value-type="string">
            <text:p>NATOSHA LUCY</text:p>
          </table:table-cell>
          <table:table-cell office:value-type="float" office:value="787955883" calcext:value-type="float">
            <text:p>78795588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6-Dec-198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Central Cell</text:p>
          </table:table-cell>
          <table:table-cell office:value-type="string" calcext:value-type="string">
            <text:p>Yibongo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0066102FF4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inny Taibo</text:p>
          </table:table-cell>
          <table:table-cell office:value-type="string" calcext:value-type="string">
            <text:p>Sister</text:p>
          </table:table-cell>
          <table:table-cell office:value-type="float" office:value="392552445" calcext:value-type="float">
            <text:p>392552445</text:p>
          </table:table-cell>
          <table:table-cell table:number-columns-repeated="3"/>
          <table:table-cell table:style-name="ce2" office:value-type="string" calcext:value-type="string">
            <text:p>15-May-2021</text:p>
          </table:table-cell>
        </table:table-row>
        <table:table-row table:style-name="ro1">
          <table:table-cell office:value-type="string" calcext:value-type="string">
            <text:p>OKELLO ACTION</text:p>
          </table:table-cell>
          <table:table-cell office:value-type="float" office:value="773194718" calcext:value-type="float">
            <text:p>77319471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2-Jul-198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Prison Warder</text:p>
          </table:table-cell>
          <table:table-cell office:value-type="string" calcext:value-type="string">
            <text:p>Gbukutu Prinons</text:p>
          </table:table-cell>
          <table:table-cell office:value-type="string" calcext:value-type="string">
            <text:p>Gbukutu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808810411UE</text:p>
          </table:table-cell>
          <table:table-cell table:style-name="ce2" office:value-type="string" calcext:value-type="string">
            <text:p>31-Mar-2025</text:p>
          </table:table-cell>
          <table:table-cell office:value-type="string" calcext:value-type="string">
            <text:p>Geria Oliver </text:p>
          </table:table-cell>
          <table:table-cell office:value-type="string" calcext:value-type="string">
            <text:p>Wife</text:p>
          </table:table-cell>
          <table:table-cell office:value-type="float" office:value="779858448" calcext:value-type="float">
            <text:p>779858448</text:p>
          </table:table-cell>
          <table:table-cell table:number-columns-repeated="3"/>
          <table:table-cell table:style-name="ce2" office:value-type="string" calcext:value-type="string">
            <text:p>18-May-2021</text:p>
          </table:table-cell>
        </table:table-row>
        <table:table-row table:style-name="ro1">
          <table:table-cell office:value-type="string" calcext:value-type="string">
            <text:p>MAMBU BAYI</text:p>
          </table:table-cell>
          <table:table-cell office:value-type="float" office:value="779924172" calcext:value-type="float">
            <text:p>77992417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-Jan-198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table:number-columns-repeated="2" office:value-type="string" calcext:value-type="string">
            <text:p>Irepenga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8066102TD4J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Mansur Amin</text:p>
          </table:table-cell>
          <table:table-cell office:value-type="string" calcext:value-type="string">
            <text:p>Father</text:p>
          </table:table-cell>
          <table:table-cell office:value-type="float" office:value="782349000" calcext:value-type="float">
            <text:p>782349000</text:p>
          </table:table-cell>
          <table:table-cell table:number-columns-repeated="3"/>
          <table:table-cell table:style-name="ce2" office:value-type="string" calcext:value-type="string">
            <text:p>19-May-2021</text:p>
          </table:table-cell>
        </table:table-row>
        <table:table-row table:style-name="ro1">
          <table:table-cell office:value-type="string" calcext:value-type="string">
            <text:p>ARIYE PEACE</text:p>
          </table:table-cell>
          <table:table-cell office:value-type="float" office:value="792068002" calcext:value-type="float">
            <text:p>79206800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5-Jan-198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table:number-columns-repeated="2" office:value-type="string" calcext:value-type="string">
            <text:p>Lipa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4066102E12K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Bran Abui</text:p>
          </table:table-cell>
          <table:table-cell office:value-type="string" calcext:value-type="string">
            <text:p>Son</text:p>
          </table:table-cell>
          <table:table-cell office:value-type="float" office:value="772088625" calcext:value-type="float">
            <text:p>772088625</text:p>
          </table:table-cell>
          <table:table-cell table:number-columns-repeated="3"/>
          <table:table-cell table:style-name="ce2" office:value-type="string" calcext:value-type="string">
            <text:p>19-May-2021</text:p>
          </table:table-cell>
        </table:table-row>
        <table:table-row table:style-name="ro1">
          <table:table-cell office:value-type="string" calcext:value-type="string">
            <text:p>ANGUPARU MOLLY</text:p>
          </table:table-cell>
          <table:table-cell office:value-type="float" office:value="772158785" calcext:value-type="float">
            <text:p>772158785</text:p>
          </table:table-cell>
          <table:table-cell office:value-type="float" office:value="774071248" calcext:value-type="float">
            <text:p>774071248</text:p>
          </table:table-cell>
          <table:table-cell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7-Nov-199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Ombaci Market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20771026X3J</text:p>
          </table:table-cell>
          <table:table-cell table:style-name="ce2" office:value-type="string" calcext:value-type="string">
            <text:p>5-Jul-2025</text:p>
          </table:table-cell>
          <table:table-cell office:value-type="string" calcext:value-type="string">
            <text:p>Ungua Denis</text:p>
          </table:table-cell>
          <table:table-cell office:value-type="string" calcext:value-type="string">
            <text:p>Husband</text:p>
          </table:table-cell>
          <table:table-cell office:value-type="float" office:value="793500892" calcext:value-type="float">
            <text:p>793500892</text:p>
          </table:table-cell>
          <table:table-cell table:number-columns-repeated="3"/>
          <table:table-cell table:style-name="ce2" office:value-type="string" calcext:value-type="string">
            <text:p>21-May-2021</text:p>
          </table:table-cell>
        </table:table-row>
        <table:table-row table:style-name="ro1">
          <table:table-cell office:value-type="string" calcext:value-type="string">
            <text:p>ANDEZO KEVIN</text:p>
          </table:table-cell>
          <table:table-cell office:value-type="float" office:value="787667944" calcext:value-type="float">
            <text:p>78766794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30-Jun-199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Ombaci Market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0077104UTE</text:p>
          </table:table-cell>
          <table:table-cell table:style-name="ce2" office:value-type="string" calcext:value-type="string">
            <text:p>5-Jul-2025</text:p>
          </table:table-cell>
          <table:table-cell office:value-type="string" calcext:value-type="string">
            <text:p>Matuga Justo</text:p>
          </table:table-cell>
          <table:table-cell office:value-type="string" calcext:value-type="string">
            <text:p>Husband</text:p>
          </table:table-cell>
          <table:table-cell office:value-type="float" office:value="789603836" calcext:value-type="float">
            <text:p>789603836</text:p>
          </table:table-cell>
          <table:table-cell table:number-columns-repeated="3"/>
          <table:table-cell table:style-name="ce2" office:value-type="string" calcext:value-type="string">
            <text:p>21-May-2021</text:p>
          </table:table-cell>
        </table:table-row>
        <table:table-row table:style-name="ro1">
          <table:table-cell office:value-type="string" calcext:value-type="string">
            <text:p>ESABORU EUNICE</text:p>
          </table:table-cell>
          <table:table-cell office:value-type="float" office:value="775650775" calcext:value-type="float">
            <text:p>77565077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5-Aug-1989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Abele <text:s/>Cell</text:p>
          </table:table-cell>
          <table:table-cell office:value-type="string" calcext:value-type="string">
            <text:p>Erepeng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9002108PCEK</text:p>
          </table:table-cell>
          <table:table-cell table:style-name="ce2" office:value-type="string" calcext:value-type="string">
            <text:p>26-Jun-2025</text:p>
          </table:table-cell>
          <table:table-cell office:value-type="string" calcext:value-type="string">
            <text:p>Geofrey Eyotre</text:p>
          </table:table-cell>
          <table:table-cell office:value-type="string" calcext:value-type="string">
            <text:p>Husband</text:p>
          </table:table-cell>
          <table:table-cell office:value-type="float" office:value="777240338" calcext:value-type="float">
            <text:p>777240338</text:p>
          </table:table-cell>
          <table:table-cell table:number-columns-repeated="3"/>
          <table:table-cell table:style-name="ce2" office:value-type="string" calcext:value-type="string">
            <text:p>24-May-2021</text:p>
          </table:table-cell>
        </table:table-row>
        <table:table-row table:style-name="ro1">
          <table:table-cell office:value-type="string" calcext:value-type="string">
            <text:p>DATA ISMAIL FATARI</text:p>
          </table:table-cell>
          <table:table-cell office:value-type="float" office:value="786361864" calcext:value-type="float">
            <text:p>78636186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8-Nov-199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Sinyani Village</text:p>
          </table:table-cell>
          <table:table-cell office:value-type="string" calcext:value-type="string">
            <text:p>Nyeluw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2066100A3TA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Zainab Eunice</text:p>
          </table:table-cell>
          <table:table-cell office:value-type="string" calcext:value-type="string">
            <text:p>Wife</text:p>
          </table:table-cell>
          <table:table-cell office:value-type="float" office:value="777434979" calcext:value-type="float">
            <text:p>777434979</text:p>
          </table:table-cell>
          <table:table-cell table:number-columns-repeated="3"/>
          <table:table-cell table:style-name="ce2" office:value-type="string" calcext:value-type="string">
            <text:p>24-May-2021</text:p>
          </table:table-cell>
        </table:table-row>
        <table:table-row table:style-name="ro1">
          <table:table-cell office:value-type="string" calcext:value-type="string">
            <text:p>BADARU KEVIN ATELIONGA</text:p>
          </table:table-cell>
          <table:table-cell office:value-type="float" office:value="774106932" calcext:value-type="float">
            <text:p>77410693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8-Nov-1983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Yibongo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3066102TYMK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Russell Regina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4-May-2021</text:p>
          </table:table-cell>
        </table:table-row>
        <table:table-row table:style-name="ro1">
          <table:table-cell office:value-type="string" calcext:value-type="string">
            <text:p>VITA JEROME</text:p>
          </table:table-cell>
          <table:table-cell office:value-type="float" office:value="788750237" calcext:value-type="float">
            <text:p>78875023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9-Sep-1996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anker/Staff</text:p>
          </table:table-cell>
          <table:table-cell office:value-type="string" calcext:value-type="string">
            <text:p>Plot 24 central Road</text:p>
          </table:table-cell>
          <table:table-cell office:value-type="string" calcext:value-type="string">
            <text:p>Market Square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60661009MQE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24-May-2021</text:p>
          </table:table-cell>
        </table:table-row>
        <table:table-row table:style-name="ro1">
          <table:table-cell office:value-type="string" calcext:value-type="string">
            <text:p>AROMA BOSCO</text:p>
          </table:table-cell>
          <table:table-cell office:value-type="float" office:value="785027816" calcext:value-type="float">
            <text:p>78502781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anker/Staff</text:p>
          </table:table-cell>
          <table:table-cell office:value-type="string" calcext:value-type="string">
            <text:p>Plot 24 central Road</text:p>
          </table:table-cell>
          <table:table-cell table:number-columns-repeated="10"/>
          <table:table-cell table:style-name="ce2" office:value-type="string" calcext:value-type="string">
            <text:p>24-May-2021</text:p>
          </table:table-cell>
        </table:table-row>
        <table:table-row table:style-name="ro1">
          <table:table-cell office:value-type="string" calcext:value-type="string">
            <text:p>AMIJI HARRIET</text:p>
          </table:table-cell>
          <table:table-cell office:value-type="float" office:value="781182712" calcext:value-type="float">
            <text:p>781182712</text:p>
          </table:table-cell>
          <table:table-cell office:value-type="float" office:value="792466157" calcext:value-type="float">
            <text:p>792466157</text:p>
          </table:table-cell>
          <table:table-cell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anker/Staff</text:p>
          </table:table-cell>
          <table:table-cell office:value-type="string" calcext:value-type="string">
            <text:p>Plot 24 central Road</text:p>
          </table:table-cell>
          <table:table-cell table:number-columns-repeated="10"/>
          <table:table-cell table:style-name="ce2" office:value-type="string" calcext:value-type="string">
            <text:p>24-May-2021</text:p>
          </table:table-cell>
        </table:table-row>
        <table:table-row table:style-name="ro1">
          <table:table-cell office:value-type="string" calcext:value-type="string">
            <text:p>KANA GIFT</text:p>
          </table:table-cell>
          <table:table-cell office:value-type="float" office:value="787607828" calcext:value-type="float">
            <text:p>78760782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anker/Staff</text:p>
          </table:table-cell>
          <table:table-cell office:value-type="string" calcext:value-type="string">
            <text:p>Plot 24 central Road</text:p>
          </table:table-cell>
          <table:table-cell table:number-columns-repeated="10"/>
          <table:table-cell table:style-name="ce2" office:value-type="string" calcext:value-type="string">
            <text:p>24-May-2021</text:p>
          </table:table-cell>
        </table:table-row>
        <table:table-row table:style-name="ro1">
          <table:table-cell office:value-type="string" calcext:value-type="string">
            <text:p>FAIDA GRACE</text:p>
          </table:table-cell>
          <table:table-cell office:value-type="float" office:value="778195161" calcext:value-type="float">
            <text:p>77819516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anker/Staff</text:p>
          </table:table-cell>
          <table:table-cell office:value-type="string" calcext:value-type="string">
            <text:p>Plot 24 central Road</text:p>
          </table:table-cell>
          <table:table-cell table:number-columns-repeated="10"/>
          <table:table-cell table:style-name="ce2" office:value-type="string" calcext:value-type="string">
            <text:p>24-May-2021</text:p>
          </table:table-cell>
        </table:table-row>
        <table:table-row table:style-name="ro1">
          <table:table-cell office:value-type="string" calcext:value-type="string">
            <text:p>AJIBA ROSEMARY EMMANUEL</text:p>
          </table:table-cell>
          <table:table-cell office:value-type="float" office:value="775636518" calcext:value-type="float">
            <text:p>77563651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anker/Staff</text:p>
          </table:table-cell>
          <table:table-cell office:value-type="string" calcext:value-type="string">
            <text:p>Plot 24 central Road</text:p>
          </table:table-cell>
          <table:table-cell table:number-columns-repeated="10"/>
          <table:table-cell table:style-name="ce2" office:value-type="string" calcext:value-type="string">
            <text:p>24-May-2021</text:p>
          </table:table-cell>
        </table:table-row>
        <table:table-row table:style-name="ro1">
          <table:table-cell office:value-type="string" calcext:value-type="string">
            <text:p>SITARAYA PATRICIA IDERU</text:p>
          </table:table-cell>
          <table:table-cell office:value-type="float" office:value="786510762" calcext:value-type="float">
            <text:p>78651076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-Feb-198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Anyipira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8053100ZRYD</text:p>
          </table:table-cell>
          <table:table-cell table:style-name="ce2" office:value-type="string" calcext:value-type="string">
            <text:p>24-Jun-2021</text:p>
          </table:table-cell>
          <table:table-cell office:value-type="string" calcext:value-type="string">
            <text:p>Toko Godfrey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5-May-2021</text:p>
          </table:table-cell>
        </table:table-row>
        <table:table-row table:style-name="ro1">
          <table:table-cell office:value-type="string" calcext:value-type="string">
            <text:p>MUNDURU HARRIET</text:p>
          </table:table-cell>
          <table:table-cell office:value-type="float" office:value="787860915" calcext:value-type="float">
            <text:p>78786091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9-Jun-198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Yibongo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80531044HNA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Eyotaru Scovia</text:p>
          </table:table-cell>
          <table:table-cell office:value-type="string" calcext:value-type="string">
            <text:p>Sister</text:p>
          </table:table-cell>
          <table:table-cell office:value-type="float" office:value="787639295" calcext:value-type="float">
            <text:p>787639295</text:p>
          </table:table-cell>
          <table:table-cell table:number-columns-repeated="3"/>
          <table:table-cell table:style-name="ce2" office:value-type="string" calcext:value-type="string">
            <text:p>25-May-2021</text:p>
          </table:table-cell>
        </table:table-row>
        <table:table-row table:style-name="ro1">
          <table:table-cell office:value-type="string" calcext:value-type="string">
            <text:p>BAKO LINA ESERU</text:p>
          </table:table-cell>
          <table:table-cell office:value-type="float" office:value="788014533" calcext:value-type="float">
            <text:p>78801453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6-Sep-198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Dikasing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4053104Q9QC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Sakaya Caroline</text:p>
          </table:table-cell>
          <table:table-cell office:value-type="string" calcext:value-type="string">
            <text:p>Sister</text:p>
          </table:table-cell>
          <table:table-cell office:value-type="float" office:value="788014533" calcext:value-type="float">
            <text:p>788014533</text:p>
          </table:table-cell>
          <table:table-cell table:number-columns-repeated="3"/>
          <table:table-cell table:style-name="ce2" office:value-type="string" calcext:value-type="string">
            <text:p>25-May-2021</text:p>
          </table:table-cell>
        </table:table-row>
        <table:table-row table:style-name="ro1">
          <table:table-cell office:value-type="string" calcext:value-type="string">
            <text:p>MUZEE OMAR</text:p>
          </table:table-cell>
          <table:table-cell office:value-type="float" office:value="788618017" calcext:value-type="float">
            <text:p>78861801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0-Jul-199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table:number-columns-repeated="2" office:value-type="string" calcext:value-type="string">
            <text:p>Sinyani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6066102F6MC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Adam Habib</text:p>
          </table:table-cell>
          <table:table-cell office:value-type="string" calcext:value-type="string">
            <text:p>Father</text:p>
          </table:table-cell>
          <table:table-cell office:value-type="float" office:value="788618017" calcext:value-type="float">
            <text:p>788618017</text:p>
          </table:table-cell>
          <table:table-cell table:number-columns-repeated="3"/>
          <table:table-cell table:style-name="ce2" office:value-type="string" calcext:value-type="string">
            <text:p>26-May-2021</text:p>
          </table:table-cell>
        </table:table-row>
        <table:table-row table:style-name="ro1">
          <table:table-cell office:value-type="string" calcext:value-type="string">
            <text:p>APEKURU FLORENCE</text:p>
          </table:table-cell>
          <table:table-cell office:value-type="float" office:value="777515872" calcext:value-type="float">
            <text:p>77751587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4-Jun-198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500210EK9XJ</text:p>
          </table:table-cell>
          <table:table-cell table:style-name="ce2" office:value-type="string" calcext:value-type="string">
            <text:p>8-May-2027</text:p>
          </table:table-cell>
          <table:table-cell office:value-type="string" calcext:value-type="string">
            <text:p>Richard Jonathan</text:p>
          </table:table-cell>
          <table:table-cell office:value-type="string" calcext:value-type="string">
            <text:p>Husband</text:p>
          </table:table-cell>
          <table:table-cell office:value-type="float" office:value="773992022" calcext:value-type="float">
            <text:p>773992022</text:p>
          </table:table-cell>
          <table:table-cell table:number-columns-repeated="3"/>
          <table:table-cell table:style-name="ce2" office:value-type="string" calcext:value-type="string">
            <text:p>27-May-2021</text:p>
          </table:table-cell>
        </table:table-row>
        <table:table-row table:style-name="ro1">
          <table:table-cell office:value-type="string" calcext:value-type="string">
            <text:p>ALEZUYO DOCUS</text:p>
          </table:table-cell>
          <table:table-cell office:value-type="float" office:value="773190904" calcext:value-type="float">
            <text:p>77319090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6-Aug-1997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Yibongo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7077104YV0J</text:p>
          </table:table-cell>
          <table:table-cell table:style-name="ce2" office:value-type="string" calcext:value-type="string">
            <text:p>5-Jul-2025</text:p>
          </table:table-cell>
          <table:table-cell office:value-type="string" calcext:value-type="string">
            <text:p>Amaniyo Christine</text:p>
          </table:table-cell>
          <table:table-cell office:value-type="string" calcext:value-type="string">
            <text:p>Friend </text:p>
          </table:table-cell>
          <table:table-cell office:value-type="float" office:value="780561145" calcext:value-type="float">
            <text:p>780561145</text:p>
          </table:table-cell>
          <table:table-cell table:number-columns-repeated="3"/>
          <table:table-cell table:style-name="ce2" office:value-type="string" calcext:value-type="string">
            <text:p>27-May-2021</text:p>
          </table:table-cell>
        </table:table-row>
        <table:table-row table:style-name="ro1">
          <table:table-cell office:value-type="string" calcext:value-type="string">
            <text:p>AMANIYO CHRISTINE</text:p>
          </table:table-cell>
          <table:table-cell office:value-type="float" office:value="785813073" calcext:value-type="float">
            <text:p>78581307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7-May-199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Yibongo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000210D94LF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Arike Joe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7-May-2021</text:p>
          </table:table-cell>
        </table:table-row>
        <table:table-row table:style-name="ro1">
          <table:table-cell office:value-type="string" calcext:value-type="string">
            <text:p>WANDWALI AMISI</text:p>
          </table:table-cell>
          <table:table-cell office:value-type="float" office:value="394003556" calcext:value-type="float">
            <text:p>39400355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5-Sep-198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Mijale 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4026101EVFK</text:p>
          </table:table-cell>
          <table:table-cell table:style-name="ce2" office:value-type="string" calcext:value-type="string">
            <text:p>9-Nov-2024</text:p>
          </table:table-cell>
          <table:table-cell office:value-type="string" calcext:value-type="string">
            <text:p>Hassan Mubahti</text:p>
          </table:table-cell>
          <table:table-cell office:value-type="string" calcext:value-type="string">
            <text:p>Brother</text:p>
          </table:table-cell>
          <table:table-cell office:value-type="float" office:value="784461509" calcext:value-type="float">
            <text:p>784461509</text:p>
          </table:table-cell>
          <table:table-cell table:number-columns-repeated="3"/>
          <table:table-cell table:style-name="ce2" office:value-type="string" calcext:value-type="string">
            <text:p>28-May-2021</text:p>
          </table:table-cell>
        </table:table-row>
        <table:table-row table:style-name="ro1">
          <table:table-cell office:value-type="string" calcext:value-type="string">
            <text:p>ANGUZU CHRIS RONALD</text:p>
          </table:table-cell>
          <table:table-cell office:value-type="float" office:value="784651660" calcext:value-type="float">
            <text:p>78465166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1-Dec-199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WFP</text:p>
          </table:table-cell>
          <table:table-cell office:value-type="string" calcext:value-type="string">
            <text:p>Ap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004010288HC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Tajitha Faith</text:p>
          </table:table-cell>
          <table:table-cell office:value-type="string" calcext:value-type="string">
            <text:p>Wife</text:p>
          </table:table-cell>
          <table:table-cell office:value-type="float" office:value="776578913" calcext:value-type="float">
            <text:p>776578913</text:p>
          </table:table-cell>
          <table:table-cell table:number-columns-repeated="3"/>
          <table:table-cell table:style-name="ce2" office:value-type="string" calcext:value-type="string">
            <text:p>31-May-2021</text:p>
          </table:table-cell>
        </table:table-row>
        <table:table-row table:style-name="ro1">
          <table:table-cell office:value-type="string" calcext:value-type="string">
            <text:p>ORODRIYO SUMAYA HARRIET</text:p>
          </table:table-cell>
          <table:table-cell table:number-columns-repeated="7"/>
          <table:table-cell table:content-validation-name="val1" office:value-type="string" calcext:value-type="string">
            <text:p>Ugandan</text:p>
          </table:table-cell>
          <table:table-cell table:number-columns-repeated="12"/>
          <table:table-cell table:style-name="ce2" office:value-type="string" calcext:value-type="string">
            <text:p>31-May-2021</text:p>
          </table:table-cell>
        </table:table-row>
        <table:table-row table:style-name="ro1">
          <table:table-cell office:value-type="string" calcext:value-type="string">
            <text:p>TABU JANE</text:p>
          </table:table-cell>
          <table:table-cell office:value-type="float" office:value="783663742" calcext:value-type="float">
            <text:p>78366374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7-Jun-198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Yibongo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50661015VTL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Joan Julie</text:p>
          </table:table-cell>
          <table:table-cell office:value-type="string" calcext:value-type="string">
            <text:p>Daughter</text:p>
          </table:table-cell>
          <table:table-cell office:value-type="float" office:value="787532909" calcext:value-type="float">
            <text:p>787532909</text:p>
          </table:table-cell>
          <table:table-cell table:number-columns-repeated="3"/>
          <table:table-cell table:style-name="ce2" office:value-type="string" calcext:value-type="string">
            <text:p>31-May-2021</text:p>
          </table:table-cell>
        </table:table-row>
        <table:table-row table:style-name="ro1">
          <table:table-cell office:value-type="string" calcext:value-type="string">
            <text:p>ANGUYO RONALD</text:p>
          </table:table-cell>
          <table:table-cell office:value-type="float" office:value="775043483" calcext:value-type="float">
            <text:p>77504348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4-Dec-1993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Teacher </text:p>
          </table:table-cell>
          <table:table-cell office:value-type="string" calcext:value-type="string">
            <text:p>Leiko</text:p>
          </table:table-cell>
          <table:table-cell office:value-type="string" calcext:value-type="string">
            <text:p>Anjinjin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3077103FAJK</text:p>
          </table:table-cell>
          <table:table-cell table:style-name="ce2" office:value-type="string" calcext:value-type="string">
            <text:p>5-Jul-2025</text:p>
          </table:table-cell>
          <table:table-cell office:value-type="string" calcext:value-type="string">
            <text:p>Mungudri Menaham</text:p>
          </table:table-cell>
          <table:table-cell office:value-type="string" calcext:value-type="string">
            <text:p>Collegue</text:p>
          </table:table-cell>
          <table:table-cell office:value-type="float" office:value="775043483" calcext:value-type="float">
            <text:p>775043483</text:p>
          </table:table-cell>
          <table:table-cell table:number-columns-repeated="3"/>
          <table:table-cell table:style-name="ce2" office:value-type="string" calcext:value-type="string">
            <text:p>1-Jun-2021</text:p>
          </table:table-cell>
        </table:table-row>
        <table:table-row table:style-name="ro1">
          <table:table-cell office:value-type="string" calcext:value-type="string">
            <text:p>ABAU <text:s text:c="2"/>NOLA</text:p>
          </table:table-cell>
          <table:table-cell office:value-type="float" office:value="785691539" calcext:value-type="float">
            <text:p>78569153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0-Mar-199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Gbulagbulang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1066102VHNC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Chandiga Cyrus</text:p>
          </table:table-cell>
          <table:table-cell office:value-type="string" calcext:value-type="string">
            <text:p>Brother</text:p>
          </table:table-cell>
          <table:table-cell office:value-type="float" office:value="785691539" calcext:value-type="float">
            <text:p>785691539</text:p>
          </table:table-cell>
          <table:table-cell table:number-columns-repeated="3"/>
          <table:table-cell table:style-name="ce2" office:value-type="string" calcext:value-type="string">
            <text:p>1-Jun-2021</text:p>
          </table:table-cell>
        </table:table-row>
        <table:table-row table:style-name="ro1">
          <table:table-cell office:value-type="string" calcext:value-type="string">
            <text:p>APUNIKI LOICE</text:p>
          </table:table-cell>
          <table:table-cell office:value-type="float" office:value="784305779" calcext:value-type="float">
            <text:p>78430577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2-May-199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table:number-columns-repeated="2" office:value-type="string" calcext:value-type="string">
            <text:p>Nyangili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4066102JHKG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Ngota Moses</text:p>
          </table:table-cell>
          <table:table-cell office:value-type="string" calcext:value-type="string">
            <text:p>Husband</text:p>
          </table:table-cell>
          <table:table-cell office:value-type="float" office:value="788807520" calcext:value-type="float">
            <text:p>788807520</text:p>
          </table:table-cell>
          <table:table-cell table:number-columns-repeated="3"/>
          <table:table-cell table:style-name="ce2" office:value-type="string" calcext:value-type="string">
            <text:p>2-Jun-2021</text:p>
          </table:table-cell>
        </table:table-row>
        <table:table-row table:style-name="ro1">
          <table:table-cell office:value-type="string" calcext:value-type="string">
            <text:p>CANDIRU HELLEN</text:p>
          </table:table-cell>
          <table:table-cell office:value-type="float" office:value="780607321" calcext:value-type="float">
            <text:p>78060732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4-Oct-197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Abele <text:s/>Cell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6066101JNHG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Gedeon Idoru</text:p>
          </table:table-cell>
          <table:table-cell office:value-type="string" calcext:value-type="string">
            <text:p>Husband</text:p>
          </table:table-cell>
          <table:table-cell office:value-type="float" office:value="793941470" calcext:value-type="float">
            <text:p>793941470</text:p>
          </table:table-cell>
          <table:table-cell table:number-columns-repeated="3"/>
          <table:table-cell table:style-name="ce2" office:value-type="string" calcext:value-type="string">
            <text:p>2-Jun-2021</text:p>
          </table:table-cell>
        </table:table-row>
        <table:table-row table:style-name="ro1">
          <table:table-cell office:value-type="string" calcext:value-type="string">
            <text:p>SANYA DONALD</text:p>
          </table:table-cell>
          <table:table-cell office:value-type="float" office:value="785290818" calcext:value-type="float">
            <text:p>78529081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4-Oct-198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table:number-columns-repeated="2" office:value-type="string" calcext:value-type="string">
            <text:p>Gaaga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00661003Q2L</text:p>
          </table:table-cell>
          <table:table-cell table:style-name="ce2" office:value-type="string" calcext:value-type="string">
            <text:p>27-Sep-2024</text:p>
          </table:table-cell>
          <table:table-cell office:value-type="string" calcext:value-type="string">
            <text:p>Atiki Clovis Pitia</text:p>
          </table:table-cell>
          <table:table-cell office:value-type="string" calcext:value-type="string">
            <text:p>Brother</text:p>
          </table:table-cell>
          <table:table-cell office:value-type="float" office:value="772366782" calcext:value-type="float">
            <text:p>772366782</text:p>
          </table:table-cell>
          <table:table-cell table:number-columns-repeated="3"/>
          <table:table-cell table:style-name="ce2" office:value-type="string" calcext:value-type="string">
            <text:p>2-Jun-2021</text:p>
          </table:table-cell>
        </table:table-row>
        <table:table-row table:style-name="ro1">
          <table:table-cell office:value-type="string" calcext:value-type="string">
            <text:p>ALIO YUDA</text:p>
          </table:table-cell>
          <table:table-cell office:value-type="float" office:value="789959791" calcext:value-type="float">
            <text:p>78995979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7-May-196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table:number-columns-repeated="2" office:value-type="string" calcext:value-type="string">
            <text:p>Midi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66066101UQ3E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Onzia Betty</text:p>
          </table:table-cell>
          <table:table-cell office:value-type="string" calcext:value-type="string">
            <text:p>Wife</text:p>
          </table:table-cell>
          <table:table-cell office:value-type="float" office:value="771278110" calcext:value-type="float">
            <text:p>771278110</text:p>
          </table:table-cell>
          <table:table-cell table:number-columns-repeated="3"/>
          <table:table-cell table:style-name="ce2" office:value-type="string" calcext:value-type="string">
            <text:p>2-Jun-2021</text:p>
          </table:table-cell>
        </table:table-row>
        <table:table-row table:style-name="ro1">
          <table:table-cell office:value-type="string" calcext:value-type="string">
            <text:p>DAWA AMINA</text:p>
          </table:table-cell>
          <table:table-cell office:value-type="float" office:value="786456610" calcext:value-type="float">
            <text:p>78645661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5-Oct-199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Maleng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1066103HE8K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Anguyo Sharif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-Jun-2021</text:p>
          </table:table-cell>
        </table:table-row>
        <table:table-row table:style-name="ro1">
          <table:table-cell office:value-type="string" calcext:value-type="string">
            <text:p>BAKO KASIA</text:p>
          </table:table-cell>
          <table:table-cell office:value-type="float" office:value="786306630" calcext:value-type="float">
            <text:p>78630663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30-Jul-198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Ombaci Market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60531035A9J</text:p>
          </table:table-cell>
          <table:table-cell table:style-name="ce2" office:value-type="string" calcext:value-type="string">
            <text:p>2-Jul-2025</text:p>
          </table:table-cell>
          <table:table-cell office:value-type="string" calcext:value-type="string">
            <text:p>Maturu Alice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-Jun-2021</text:p>
          </table:table-cell>
        </table:table-row>
        <table:table-row table:style-name="ro1">
          <table:table-cell office:value-type="string" calcext:value-type="string">
            <text:p>MAWUZU SARAH</text:p>
          </table:table-cell>
          <table:table-cell office:value-type="float" office:value="775084116" calcext:value-type="float">
            <text:p>77508411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2-Jun-198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Yibongo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5053101WQKA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Abdulaziz Speak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-Jun-2021</text:p>
          </table:table-cell>
        </table:table-row>
        <table:table-row table:style-name="ro1">
          <table:table-cell office:value-type="string" calcext:value-type="string">
            <text:p>WACHEKE HARRIET</text:p>
          </table:table-cell>
          <table:table-cell office:value-type="float" office:value="772816130" calcext:value-type="float">
            <text:p>77281613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4-Oct-199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Sinyani Village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8066102HP9K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Taban Nicholas</text:p>
          </table:table-cell>
          <table:table-cell office:value-type="string" calcext:value-type="string">
            <text:p>Spouse</text:p>
          </table:table-cell>
          <table:table-cell office:value-type="float" office:value="772816130" calcext:value-type="float">
            <text:p>772816130</text:p>
          </table:table-cell>
          <table:table-cell table:number-columns-repeated="3"/>
          <table:table-cell table:style-name="ce2" office:value-type="string" calcext:value-type="string">
            <text:p>4-Jun-2021</text:p>
          </table:table-cell>
        </table:table-row>
        <table:table-row table:style-name="ro1">
          <table:table-cell office:value-type="string" calcext:value-type="string">
            <text:p>AYILE STEPHEN</text:p>
          </table:table-cell>
          <table:table-cell office:value-type="float" office:value="785406407" calcext:value-type="float">
            <text:p>78540640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5-Dec-199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Koboko</text:p>
          </table:table-cell>
          <table:table-cell office:value-type="string" calcext:value-type="string">
            <text:p>Midi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6066102JUUE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Issa Moumba</text:p>
          </table:table-cell>
          <table:table-cell office:value-type="string" calcext:value-type="string">
            <text:p>Brother</text:p>
          </table:table-cell>
          <table:table-cell office:value-type="float" office:value="786285515" calcext:value-type="float">
            <text:p>786285515</text:p>
          </table:table-cell>
          <table:table-cell table:number-columns-repeated="3"/>
          <table:table-cell table:style-name="ce2" office:value-type="string" calcext:value-type="string">
            <text:p>4-Jun-2021</text:p>
          </table:table-cell>
        </table:table-row>
        <table:table-row table:style-name="ro1">
          <table:table-cell office:value-type="string" calcext:value-type="string">
            <text:p>EDEZU PEACE IRENE</text:p>
          </table:table-cell>
          <table:table-cell office:value-type="float" office:value="789363050" calcext:value-type="float">
            <text:p>78936305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7-May-198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table:number-columns-repeated="2" office:value-type="string" calcext:value-type="string">
            <text:p>Anjinjin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50771028FMK</text:p>
          </table:table-cell>
          <table:table-cell table:style-name="ce2" office:value-type="string" calcext:value-type="string">
            <text:p>17-Jun-2025</text:p>
          </table:table-cell>
          <table:table-cell office:value-type="string" calcext:value-type="string">
            <text:p>Adiga Kennedy</text:p>
          </table:table-cell>
          <table:table-cell office:value-type="string" calcext:value-type="string">
            <text:p>Brother</text:p>
          </table:table-cell>
          <table:table-cell office:value-type="float" office:value="784323140" calcext:value-type="float">
            <text:p>784323140</text:p>
          </table:table-cell>
          <table:table-cell table:number-columns-repeated="3"/>
          <table:table-cell table:style-name="ce2" office:value-type="string" calcext:value-type="string">
            <text:p>7-Jun-2021</text:p>
          </table:table-cell>
        </table:table-row>
        <table:table-row table:style-name="ro1">
          <table:table-cell office:value-type="string" calcext:value-type="string">
            <text:p>KALSUMU INNOCENT</text:p>
          </table:table-cell>
          <table:table-cell office:value-type="float" office:value="776066291" calcext:value-type="float">
            <text:p>77606629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-Jan-198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Druny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8029101QW9C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Osobasi Siraj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7-Jun-2021</text:p>
          </table:table-cell>
        </table:table-row>
        <table:table-row table:style-name="ro1">
          <table:table-cell office:value-type="string" calcext:value-type="string">
            <text:p>MANENO ANIFA</text:p>
          </table:table-cell>
          <table:table-cell office:value-type="float" office:value="776814060" calcext:value-type="float">
            <text:p>77681406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2-Nov-198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Yibongo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4066101W70H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Ase Zainabu</text:p>
          </table:table-cell>
          <table:table-cell office:value-type="string" calcext:value-type="string">
            <text:p>Sister</text:p>
          </table:table-cell>
          <table:table-cell office:value-type="float" office:value="776814060" calcext:value-type="float">
            <text:p>776814060</text:p>
          </table:table-cell>
          <table:table-cell table:number-columns-repeated="3"/>
          <table:table-cell table:style-name="ce2" office:value-type="string" calcext:value-type="string">
            <text:p>7-Jun-2021</text:p>
          </table:table-cell>
        </table:table-row>
        <table:table-row table:style-name="ro1">
          <table:table-cell office:value-type="string" calcext:value-type="string">
            <text:p>SOKOLA SHARON</text:p>
          </table:table-cell>
          <table:table-cell office:value-type="float" office:value="786116052" calcext:value-type="float">
            <text:p>78611605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0-Mar-1999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Abele <text:s/>market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9066106U6FG</text:p>
          </table:table-cell>
          <table:table-cell table:style-name="ce2" office:value-type="string" calcext:value-type="string">
            <text:p>17-Dec-2029</text:p>
          </table:table-cell>
          <table:table-cell office:value-type="string" calcext:value-type="string">
            <text:p>Dawa Arafah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7-Jun-2021</text:p>
          </table:table-cell>
        </table:table-row>
        <table:table-row table:style-name="ro1">
          <table:table-cell office:value-type="string" calcext:value-type="string">
            <text:p>ALOMO ZABIBU</text:p>
          </table:table-cell>
          <table:table-cell office:value-type="float" office:value="786553852" calcext:value-type="float">
            <text:p>78655385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5-Apr-198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Abele market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905310336PA</text:p>
          </table:table-cell>
          <table:table-cell table:style-name="ce2" office:value-type="string" calcext:value-type="string">
            <text:p>7-Jul-2025</text:p>
          </table:table-cell>
          <table:table-cell office:value-type="string" calcext:value-type="string">
            <text:p>Lesson Razak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7-Jun-2021</text:p>
          </table:table-cell>
        </table:table-row>
        <table:table-row table:style-name="ro1">
          <table:table-cell office:value-type="string" calcext:value-type="string">
            <text:p>ASERU SCOVIA</text:p>
          </table:table-cell>
          <table:table-cell office:value-type="float" office:value="785150087" calcext:value-type="float">
            <text:p>78515008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4-Aug-1989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Abele market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9002107D5VJ</text:p>
          </table:table-cell>
          <table:table-cell table:style-name="ce2" office:value-type="string" calcext:value-type="string">
            <text:p>3-Jul-2025</text:p>
          </table:table-cell>
          <table:table-cell office:value-type="string" calcext:value-type="string">
            <text:p>Fetaru Benitah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7-Jun-2021</text:p>
          </table:table-cell>
        </table:table-row>
        <table:table-row table:style-name="ro1">
          <table:table-cell office:value-type="string" calcext:value-type="string">
            <text:p>ALIRU AMINA </text:p>
          </table:table-cell>
          <table:table-cell office:value-type="float" office:value="789364591" calcext:value-type="float">
            <text:p>78936459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9-Sep-198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Ombaci Market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1066101UHFF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Musema Musa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8-Jun-2021</text:p>
          </table:table-cell>
        </table:table-row>
        <table:table-row table:style-name="ro1">
          <table:table-cell office:value-type="string" calcext:value-type="string">
            <text:p>ONZIA AGNES</text:p>
          </table:table-cell>
          <table:table-cell office:value-type="float" office:value="780780112" calcext:value-type="float">
            <text:p>78078011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7-Mar-197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Abele market</text:p>
          </table:table-cell>
          <table:table-cell office:value-type="string" calcext:value-type="string">
            <text:p>Kululu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406610313CA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Asiki Peter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8-Jun-2021</text:p>
          </table:table-cell>
        </table:table-row>
        <table:table-row table:style-name="ro1">
          <table:table-cell office:value-type="string" calcext:value-type="string">
            <text:p>MATURU ALICE</text:p>
          </table:table-cell>
          <table:table-cell office:value-type="float" office:value="785285697" calcext:value-type="float">
            <text:p>78528569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5-Oct-198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i market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0077102QJXK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Adriko Brian</text:p>
          </table:table-cell>
          <table:table-cell office:value-type="string" calcext:value-type="string">
            <text:p>son</text:p>
          </table:table-cell>
          <table:table-cell office:value-type="float" office:value="789584999" calcext:value-type="float">
            <text:p>789584999</text:p>
          </table:table-cell>
          <table:table-cell table:number-columns-repeated="3"/>
          <table:table-cell table:style-name="ce2" office:value-type="string" calcext:value-type="string">
            <text:p>8-Jun-2021</text:p>
          </table:table-cell>
        </table:table-row>
        <table:table-row table:style-name="ro1">
          <table:table-cell office:value-type="string" calcext:value-type="string">
            <text:p>AREDU RUKIA</text:p>
          </table:table-cell>
          <table:table-cell office:value-type="float" office:value="774034136" calcext:value-type="float">
            <text:p>77403413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9-Apr-197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Sinyani Cell</text:p>
          </table:table-cell>
          <table:table-cell office:value-type="string" calcext:value-type="string">
            <text:p>Sinyani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2066102KW9A</text:p>
          </table:table-cell>
          <table:table-cell table:style-name="ce2" office:value-type="string" calcext:value-type="string">
            <text:p>24-Jun-2024</text:p>
          </table:table-cell>
          <table:table-cell office:value-type="string" calcext:value-type="string">
            <text:p>Ayikoru Rehma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8-Jun-2021</text:p>
          </table:table-cell>
        </table:table-row>
        <table:table-row table:style-name="ro1">
          <table:table-cell office:value-type="string" calcext:value-type="string">
            <text:p>DUDU ARIKE</text:p>
          </table:table-cell>
          <table:table-cell office:value-type="float" office:value="787603337" calcext:value-type="float">
            <text:p>78760333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1-May-196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Sinyani Cell</text:p>
          </table:table-cell>
          <table:table-cell office:value-type="string" calcext:value-type="string">
            <text:p>Sinyani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65066101X7UF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Yukuwe Fatuma</text:p>
          </table:table-cell>
          <table:table-cell office:value-type="string" calcext:value-type="string">
            <text:p>Daughter</text:p>
          </table:table-cell>
          <table:table-cell office:value-type="float" office:value="777057009" calcext:value-type="float">
            <text:p>777057009</text:p>
          </table:table-cell>
          <table:table-cell table:number-columns-repeated="3"/>
          <table:table-cell table:style-name="ce2" office:value-type="string" calcext:value-type="string">
            <text:p>8-Jun-2021</text:p>
          </table:table-cell>
        </table:table-row>
        <table:table-row table:style-name="ro1">
          <table:table-cell office:value-type="string" calcext:value-type="string">
            <text:p>AWURU KADARA</text:p>
          </table:table-cell>
          <table:table-cell office:value-type="float" office:value="789088030" calcext:value-type="float">
            <text:p>78908803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0-Apr-196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Abele market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65066101UHTK</text:p>
          </table:table-cell>
          <table:table-cell table:style-name="ce2" office:value-type="string" calcext:value-type="string">
            <text:p>24-Jun-2025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8-Jun-2021</text:p>
          </table:table-cell>
        </table:table-row>
        <table:table-row table:style-name="ro1">
          <table:table-cell office:value-type="string" calcext:value-type="string">
            <text:p>AKINO JUDITH</text:p>
          </table:table-cell>
          <table:table-cell office:value-type="float" office:value="779386782" calcext:value-type="float">
            <text:p>77938678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8-Jan-199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Abele market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00771019Y6J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Lamwaka Tyra Ruth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8-Jun-2021</text:p>
          </table:table-cell>
        </table:table-row>
        <table:table-row table:style-name="ro1">
          <table:table-cell office:value-type="string" calcext:value-type="string">
            <text:p>NDAWULA GERALD</text:p>
          </table:table-cell>
          <table:table-cell office:value-type="float" office:value="775624305" calcext:value-type="float">
            <text:p>77562430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2-Aug-1973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Sinyani Cell</text:p>
          </table:table-cell>
          <table:table-cell office:value-type="string" calcext:value-type="string">
            <text:p>Sinyani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30821052NGL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Julius Wandungu</text:p>
          </table:table-cell>
          <table:table-cell office:value-type="string" calcext:value-type="string">
            <text:p>Brother</text:p>
          </table:table-cell>
          <table:table-cell office:value-type="float" office:value="772785622" calcext:value-type="float">
            <text:p>772785622</text:p>
          </table:table-cell>
          <table:table-cell table:number-columns-repeated="3"/>
          <table:table-cell table:style-name="ce2" office:value-type="string" calcext:value-type="string">
            <text:p>10-Jun-2021</text:p>
          </table:table-cell>
        </table:table-row>
        <table:table-row table:style-name="ro1">
          <table:table-cell office:value-type="string" calcext:value-type="string">
            <text:p>DENAYA NYAMAZA</text:p>
          </table:table-cell>
          <table:table-cell office:value-type="float" office:value="770710018" calcext:value-type="float">
            <text:p>77071001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2-Jul-199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Lipa Cell</text:p>
          </table:table-cell>
          <table:table-cell office:value-type="string" calcext:value-type="string">
            <text:p>Mondukudu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8066101H0DG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Shamim Raima Bint Iddi</text:p>
          </table:table-cell>
          <table:table-cell office:value-type="string" calcext:value-type="string">
            <text:p>Sister</text:p>
          </table:table-cell>
          <table:table-cell office:value-type="float" office:value="770710018" calcext:value-type="float">
            <text:p>770710018</text:p>
          </table:table-cell>
          <table:table-cell table:number-columns-repeated="3"/>
          <table:table-cell table:style-name="ce2" office:value-type="string" calcext:value-type="string">
            <text:p>11-Jun-2021</text:p>
          </table:table-cell>
        </table:table-row>
        <table:table-row table:style-name="ro1">
          <table:table-cell office:value-type="string" calcext:value-type="string">
            <text:p>KEBITA SAUDA</text:p>
          </table:table-cell>
          <table:table-cell office:value-type="float" office:value="779985949" calcext:value-type="float">
            <text:p>77998594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-Jan-198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40661004HGK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Mawa Yakani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1-Jun-2021</text:p>
          </table:table-cell>
        </table:table-row>
        <table:table-row table:style-name="ro1">
          <table:table-cell office:value-type="string" calcext:value-type="string">
            <text:p>CHANDIA <text:s/>RAHIMA</text:p>
          </table:table-cell>
          <table:table-cell office:value-type="float" office:value="771376503" calcext:value-type="float">
            <text:p>77137650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8-Nov-1989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Ombach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9029102F7GH</text:p>
          </table:table-cell>
          <table:table-cell table:style-name="ce2" office:value-type="string" calcext:value-type="string">
            <text:p>6-Jul-2025</text:p>
          </table:table-cell>
          <table:table-cell office:value-type="string" calcext:value-type="string">
            <text:p>Beya Majuma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1-Jun-2021</text:p>
          </table:table-cell>
        </table:table-row>
        <table:table-row table:style-name="ro1">
          <table:table-cell office:value-type="string" calcext:value-type="string">
            <text:p>SADIA JOYCE</text:p>
          </table:table-cell>
          <table:table-cell office:value-type="float" office:value="774279052" calcext:value-type="float">
            <text:p>77427905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3-Mar-197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Yibongo Village</text:p>
          </table:table-cell>
          <table:table-cell office:value-type="string" calcext:value-type="string">
            <text:p>Yibongo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4066102KTRJ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Simon Lema</text:p>
          </table:table-cell>
          <table:table-cell office:value-type="string" calcext:value-type="string">
            <text:p>Husband</text:p>
          </table:table-cell>
          <table:table-cell office:value-type="float" office:value="774813602" calcext:value-type="float">
            <text:p>774813602</text:p>
          </table:table-cell>
          <table:table-cell table:number-columns-repeated="3"/>
          <table:table-cell table:style-name="ce2" office:value-type="string" calcext:value-type="string">
            <text:p>11-Jun-2021</text:p>
          </table:table-cell>
        </table:table-row>
        <table:table-row table:style-name="ro1">
          <table:table-cell office:value-type="string" calcext:value-type="string">
            <text:p>BUGA ALIKIA PHILLIP</text:p>
          </table:table-cell>
          <table:table-cell office:value-type="float" office:value="782961179" calcext:value-type="float">
            <text:p>78296117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2-Dec-196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Koboko</text:p>
          </table:table-cell>
          <table:table-cell office:value-type="string" calcext:value-type="string">
            <text:p>Dikasing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62002108HPTD</text:p>
          </table:table-cell>
          <table:table-cell table:style-name="ce2" office:value-type="string" calcext:value-type="string">
            <text:p>10-Sep-2025</text:p>
          </table:table-cell>
          <table:table-cell office:value-type="string" calcext:value-type="string">
            <text:p>Never Flavia 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4-Jun-2021</text:p>
          </table:table-cell>
        </table:table-row>
        <table:table-row table:style-name="ro1">
          <table:table-cell office:value-type="string" calcext:value-type="string">
            <text:p>AYIKORU HARIET BAUDI</text:p>
          </table:table-cell>
          <table:table-cell office:value-type="float" office:value="782553810" calcext:value-type="float">
            <text:p>78255381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9-Dec-1977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Abele market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70531000DH2F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Enzama Jeremy</text:p>
          </table:table-cell>
          <table:table-cell office:value-type="string" calcext:value-type="string">
            <text:p>Husband</text:p>
          </table:table-cell>
          <table:table-cell office:value-type="float" office:value="780936335" calcext:value-type="float">
            <text:p>780936335</text:p>
          </table:table-cell>
          <table:table-cell table:number-columns-repeated="3"/>
          <table:table-cell table:style-name="ce2" office:value-type="string" calcext:value-type="string">
            <text:p>14-Jun-2021</text:p>
          </table:table-cell>
        </table:table-row>
        <table:table-row table:style-name="ro1">
          <table:table-cell office:value-type="string" calcext:value-type="string">
            <text:p>MUNDURU MERCY</text:p>
          </table:table-cell>
          <table:table-cell office:value-type="float" office:value="775990522" calcext:value-type="float">
            <text:p>77599052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1-Nov-198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Abele market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2002106NMYL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Aluonzi Emmanuel</text:p>
          </table:table-cell>
          <table:table-cell office:value-type="string" calcext:value-type="string">
            <text:p>Son</text:p>
          </table:table-cell>
          <table:table-cell office:value-type="float" office:value="783485587" calcext:value-type="float">
            <text:p>783485587</text:p>
          </table:table-cell>
          <table:table-cell table:number-columns-repeated="3"/>
          <table:table-cell table:style-name="ce2" office:value-type="string" calcext:value-type="string">
            <text:p>14-Jun-2021</text:p>
          </table:table-cell>
        </table:table-row>
        <table:table-row table:style-name="ro1">
          <table:table-cell office:value-type="string" calcext:value-type="string">
            <text:p>AJONYE DEBORA</text:p>
          </table:table-cell>
          <table:table-cell office:value-type="float" office:value="772443148" calcext:value-type="float">
            <text:p>77244314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6-Aug-195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Ombach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58066101DTAH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Peter Yeka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4-Jun-2021</text:p>
          </table:table-cell>
        </table:table-row>
        <table:table-row table:style-name="ro1">
          <table:table-cell office:value-type="string" calcext:value-type="string">
            <text:p>YUKUWE AISHA</text:p>
          </table:table-cell>
          <table:table-cell office:value-type="float" office:value="781929918" calcext:value-type="float">
            <text:p>78192991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-Aug-197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Arumaji</text:p>
          </table:table-cell>
          <table:table-cell office:value-type="string" calcext:value-type="string">
            <text:p>Arumaji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5002100FYUJ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Swaib Babu</text:p>
          </table:table-cell>
          <table:table-cell office:value-type="string" calcext:value-type="string">
            <text:p>Son</text:p>
          </table:table-cell>
          <table:table-cell office:value-type="float" office:value="771679200" calcext:value-type="float">
            <text:p>771679200</text:p>
          </table:table-cell>
          <table:table-cell table:number-columns-repeated="3"/>
          <table:table-cell table:style-name="ce2" office:value-type="string" calcext:value-type="string">
            <text:p>14-Jun-2021</text:p>
          </table:table-cell>
        </table:table-row>
        <table:table-row table:style-name="ro1">
          <table:table-cell office:value-type="string" calcext:value-type="string">
            <text:p>MUKULIA JAMES</text:p>
          </table:table-cell>
          <table:table-cell office:value-type="float" office:value="780674875" calcext:value-type="float">
            <text:p>78067487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5-Jul-197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Ombach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5066102PVTH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Tabu Nataliya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4-Jun-2021</text:p>
          </table:table-cell>
        </table:table-row>
        <table:table-row table:style-name="ro1">
          <table:table-cell office:value-type="string" calcext:value-type="string">
            <text:p>DAWA AISHA</text:p>
          </table:table-cell>
          <table:table-cell office:value-type="float" office:value="783760795" calcext:value-type="float">
            <text:p>78376079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0-Feb-198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Abele market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2066102MQFE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Asiku Moses Moro</text:p>
          </table:table-cell>
          <table:table-cell office:value-type="string" calcext:value-type="string">
            <text:p>Husband</text:p>
          </table:table-cell>
          <table:table-cell office:value-type="float" office:value="783407745" calcext:value-type="float">
            <text:p>783407745</text:p>
          </table:table-cell>
          <table:table-cell table:number-columns-repeated="3"/>
          <table:table-cell table:style-name="ce2" office:value-type="string" calcext:value-type="string">
            <text:p>15-Jun-2021</text:p>
          </table:table-cell>
        </table:table-row>
        <table:table-row table:style-name="ro1">
          <table:table-cell office:value-type="string" calcext:value-type="string">
            <text:p>CACA FATUMA</text:p>
          </table:table-cell>
          <table:table-cell office:value-type="float" office:value="774007615" calcext:value-type="float">
            <text:p>77400761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4-Sep-197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Koboko</text:p>
          </table:table-cell>
          <table:table-cell office:value-type="string" calcext:value-type="string">
            <text:p>Yibongo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1053100DYJK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Rashid Kawale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5-Jun-2021</text:p>
          </table:table-cell>
        </table:table-row>
        <table:table-row table:style-name="ro1">
          <table:table-cell office:value-type="string" calcext:value-type="string">
            <text:p>DIPIYO BEATRICE JOHN</text:p>
          </table:table-cell>
          <table:table-cell office:value-type="float" office:value="773331625" calcext:value-type="float">
            <text:p>77333162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8-Oct-198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Abele market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40661039M1E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Anifa Comfort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6-Jun-2021</text:p>
          </table:table-cell>
        </table:table-row>
        <table:table-row table:style-name="ro1">
          <table:table-cell office:value-type="string" calcext:value-type="string">
            <text:p>PASI SENYA</text:p>
          </table:table-cell>
          <table:table-cell office:value-type="float" office:value="782033950" calcext:value-type="float">
            <text:p>78203395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1-Apr-199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Sinyani Cell</text:p>
          </table:table-cell>
          <table:table-cell office:value-type="string" calcext:value-type="string">
            <text:p>Lipa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2066102MCCL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Anthony Given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6-Jun-2021</text:p>
          </table:table-cell>
        </table:table-row>
        <table:table-row table:style-name="ro1">
          <table:table-cell office:value-type="string" calcext:value-type="string">
            <text:p>ARIYE AISHA</text:p>
          </table:table-cell>
          <table:table-cell office:value-type="float" office:value="789987009" calcext:value-type="float">
            <text:p>78998700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2-Dec-197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table:number-columns-repeated="2" office:value-type="string" calcext:value-type="string">
            <text:p>Lipa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80661033R5G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Palata Evelyn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6-Jun-2021</text:p>
          </table:table-cell>
        </table:table-row>
        <table:table-row table:style-name="ro1">
          <table:table-cell office:value-type="string" calcext:value-type="string">
            <text:p>ADAM ZAITUN</text:p>
          </table:table-cell>
          <table:table-cell office:value-type="float" office:value="776790410" calcext:value-type="float">
            <text:p>77679041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1-Mar-198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Yibongo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8033107GMXA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Kokole Khamis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7-Jun-2021</text:p>
          </table:table-cell>
        </table:table-row>
        <table:table-row table:style-name="ro1">
          <table:table-cell office:value-type="string" calcext:value-type="string">
            <text:p>ADUNA MANENO</text:p>
          </table:table-cell>
          <table:table-cell office:value-type="float" office:value="760439261" calcext:value-type="float">
            <text:p>76043926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-Jan-199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Abele market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00661030WJG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Amos Sadam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8-Jun-2021</text:p>
          </table:table-cell>
        </table:table-row>
        <table:table-row table:style-name="ro1">
          <table:table-cell office:value-type="string" calcext:value-type="string">
            <text:p>NEVER ZULAIKA</text:p>
          </table:table-cell>
          <table:table-cell office:value-type="float" office:value="784649981" calcext:value-type="float">
            <text:p>78464998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8-Apr-199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Lurunu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1066102ET7A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Ayozu Fadila <text:s/></text:p>
          </table:table-cell>
          <table:table-cell office:value-type="string" calcext:value-type="string">
            <text:p>Sister</text:p>
          </table:table-cell>
          <table:table-cell office:value-type="float" office:value="778408202" calcext:value-type="float">
            <text:p>778408202</text:p>
          </table:table-cell>
          <table:table-cell table:number-columns-repeated="3"/>
          <table:table-cell table:style-name="ce2" office:value-type="string" calcext:value-type="string">
            <text:p>18-Jun-2021</text:p>
          </table:table-cell>
        </table:table-row>
        <table:table-row table:style-name="ro1">
          <table:table-cell office:value-type="string" calcext:value-type="string">
            <text:p>OMEGA <text:s/>CHARLES</text:p>
          </table:table-cell>
          <table:table-cell office:value-type="float" office:value="788274101" calcext:value-type="float">
            <text:p>78827410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-Nov-199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Midia</text:p>
          </table:table-cell>
          <table:table-cell office:value-type="string" calcext:value-type="string">
            <text:p>Mindrab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4066102JVGD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Moikili Jackson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8-Jun-2021</text:p>
          </table:table-cell>
        </table:table-row>
        <table:table-row table:style-name="ro1">
          <table:table-cell office:value-type="string" calcext:value-type="string">
            <text:p>CEASER SWALEH</text:p>
          </table:table-cell>
          <table:table-cell office:value-type="float" office:value="775586706" calcext:value-type="float">
            <text:p>77558670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4-May-198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Koboko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2066101VHDC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Abui Habib</text:p>
          </table:table-cell>
          <table:table-cell office:value-type="string" calcext:value-type="string">
            <text:p>Brother</text:p>
          </table:table-cell>
          <table:table-cell office:value-type="float" office:value="774032374" calcext:value-type="float">
            <text:p>774032374</text:p>
          </table:table-cell>
          <table:table-cell table:number-columns-repeated="3"/>
          <table:table-cell table:style-name="ce2" office:value-type="string" calcext:value-type="string">
            <text:p>21-Jun-2021</text:p>
          </table:table-cell>
        </table:table-row>
        <table:table-row table:style-name="ro1">
          <table:table-cell office:value-type="string" calcext:value-type="string">
            <text:p>AMANIYO JOYCE</text:p>
          </table:table-cell>
          <table:table-cell office:value-type="float" office:value="777570311" calcext:value-type="float">
            <text:p>77757031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5-May-198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table:number-columns-repeated="2" office:value-type="string" calcext:value-type="string">
            <text:p>Lipa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4002106L3JE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Asianju Christine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1-Jun-2021</text:p>
          </table:table-cell>
        </table:table-row>
        <table:table-row table:style-name="ro1">
          <table:table-cell office:value-type="string" calcext:value-type="string">
            <text:p>FAIDA ZUBEDA</text:p>
          </table:table-cell>
          <table:table-cell office:value-type="float" office:value="775636307" calcext:value-type="float">
            <text:p>77563630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1-May-198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Yibongo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4066101CRPC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Faruku Ayiko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1-Jun-2021</text:p>
          </table:table-cell>
        </table:table-row>
        <table:table-row table:style-name="ro1">
          <table:table-cell office:value-type="string" calcext:value-type="string">
            <text:p>FAIDA HARRIET</text:p>
          </table:table-cell>
          <table:table-cell office:value-type="float" office:value="785380303" calcext:value-type="float">
            <text:p>78538030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5-Jul-1979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9068101X4KF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Ivan Bangutu</text:p>
          </table:table-cell>
          <table:table-cell office:value-type="string" calcext:value-type="string">
            <text:p>Son</text:p>
          </table:table-cell>
          <table:table-cell office:value-type="float" office:value="774070173" calcext:value-type="float">
            <text:p>774070173</text:p>
          </table:table-cell>
          <table:table-cell table:number-columns-repeated="3"/>
          <table:table-cell table:style-name="ce2" office:value-type="string" calcext:value-type="string">
            <text:p>21-Jun-2021</text:p>
          </table:table-cell>
        </table:table-row>
        <table:table-row table:style-name="ro1">
          <table:table-cell office:value-type="string" calcext:value-type="string">
            <text:p>ANDA FLORENCE</text:p>
          </table:table-cell>
          <table:table-cell office:value-type="float" office:value="785966794" calcext:value-type="float">
            <text:p>78596679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9-Jul-1977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Yibongo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70661035XML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Moses Mawa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2-Jun-2021</text:p>
          </table:table-cell>
        </table:table-row>
        <table:table-row table:style-name="ro1">
          <table:table-cell office:value-type="string" calcext:value-type="string">
            <text:p>ZABIBU RAJAB SAIDI</text:p>
          </table:table-cell>
          <table:table-cell office:value-type="float" office:value="779629338" calcext:value-type="float">
            <text:p>77962933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3-Sep-198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Yibongo Village</text:p>
          </table:table-cell>
          <table:table-cell office:value-type="string" calcext:value-type="string">
            <text:p>Yibongo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00051026QTH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Juma Emmanuel</text:p>
          </table:table-cell>
          <table:table-cell office:value-type="string" calcext:value-type="string">
            <text:p>Son</text:p>
          </table:table-cell>
          <table:table-cell office:value-type="float" office:value="781604399" calcext:value-type="float">
            <text:p>781604399</text:p>
          </table:table-cell>
          <table:table-cell table:number-columns-repeated="3"/>
          <table:table-cell table:style-name="ce2" office:value-type="string" calcext:value-type="string">
            <text:p>22-Jun-2021</text:p>
          </table:table-cell>
        </table:table-row>
        <table:table-row table:style-name="ro1">
          <table:table-cell office:value-type="string" calcext:value-type="string">
            <text:p>CHANDIRU SALILA</text:p>
          </table:table-cell>
          <table:table-cell office:value-type="float" office:value="785785679" calcext:value-type="float">
            <text:p>78578567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3-Feb-197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Yibongo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0053102DRKG</text:p>
          </table:table-cell>
          <table:table-cell table:style-name="ce2" office:value-type="string" calcext:value-type="string">
            <text:p>9-Sep-2025</text:p>
          </table:table-cell>
          <table:table-cell office:value-type="string" calcext:value-type="string">
            <text:p>Asiki Kennedy</text:p>
          </table:table-cell>
          <table:table-cell office:value-type="string" calcext:value-type="string">
            <text:p>Brother</text:p>
          </table:table-cell>
          <table:table-cell office:value-type="float" office:value="787158824" calcext:value-type="float">
            <text:p>787158824</text:p>
          </table:table-cell>
          <table:table-cell table:number-columns-repeated="3"/>
          <table:table-cell table:style-name="ce2" office:value-type="string" calcext:value-type="string">
            <text:p>22-Jun-2021</text:p>
          </table:table-cell>
        </table:table-row>
        <table:table-row table:style-name="ro1">
          <table:table-cell office:value-type="string" calcext:value-type="string">
            <text:p>FAIDA ZAKIYA</text:p>
          </table:table-cell>
          <table:table-cell office:value-type="float" office:value="779163014" calcext:value-type="float">
            <text:p>77916301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8-Sep-1993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Yibongo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30531018JVG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Amida Shida</text:p>
          </table:table-cell>
          <table:table-cell office:value-type="string" calcext:value-type="string">
            <text:p>Sister</text:p>
          </table:table-cell>
          <table:table-cell office:value-type="float" office:value="786837398" calcext:value-type="float">
            <text:p>786837398</text:p>
          </table:table-cell>
          <table:table-cell table:number-columns-repeated="3"/>
          <table:table-cell table:style-name="ce2" office:value-type="string" calcext:value-type="string">
            <text:p>22-Jun-2021</text:p>
          </table:table-cell>
        </table:table-row>
        <table:table-row table:style-name="ro1">
          <table:table-cell office:value-type="string" calcext:value-type="string">
            <text:p>YOSSA BRAXTON JOHN</text:p>
          </table:table-cell>
          <table:table-cell office:value-type="float" office:value="782996597" calcext:value-type="float">
            <text:p>78299659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1-Feb-197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table:number-columns-repeated="3"/>
          <table:table-cell office:value-type="string" calcext:value-type="string">
            <text:p>National ID</text:p>
          </table:table-cell>
          <table:table-cell office:value-type="string" calcext:value-type="string">
            <text:p>CM72066100414E</text:p>
          </table:table-cell>
          <table:table-cell table:style-name="ce2" office:value-type="string" calcext:value-type="string">
            <text:p>5-Jul-2025</text:p>
          </table:table-cell>
          <table:table-cell office:value-type="string" calcext:value-type="string">
            <text:p>Setaku Milton</text:p>
          </table:table-cell>
          <table:table-cell office:value-type="string" calcext:value-type="string">
            <text:p>Son</text:p>
          </table:table-cell>
          <table:table-cell office:value-type="float" office:value="777094424" calcext:value-type="float">
            <text:p>777094424</text:p>
          </table:table-cell>
          <table:table-cell table:number-columns-repeated="3"/>
          <table:table-cell table:style-name="ce2" office:value-type="string" calcext:value-type="string">
            <text:p>23-Jun-2021</text:p>
          </table:table-cell>
        </table:table-row>
        <table:table-row table:style-name="ro1">
          <table:table-cell office:value-type="string" calcext:value-type="string">
            <text:p>NGINYA RICHARD</text:p>
          </table:table-cell>
          <table:table-cell office:value-type="float" office:value="774040571" calcext:value-type="float">
            <text:p>77404057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-Jan-197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Midia</text:p>
          </table:table-cell>
          <table:table-cell office:value-type="string" calcext:value-type="string">
            <text:p>Indrib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4066102K45L</text:p>
          </table:table-cell>
          <table:table-cell table:style-name="ce2" office:value-type="string" calcext:value-type="string">
            <text:p>3-Jul-2025</text:p>
          </table:table-cell>
          <table:table-cell office:value-type="string" calcext:value-type="string">
            <text:p>Joan Harriet</text:p>
          </table:table-cell>
          <table:table-cell office:value-type="string" calcext:value-type="string">
            <text:p>Wife</text:p>
          </table:table-cell>
          <table:table-cell office:value-type="float" office:value="781458210" calcext:value-type="float">
            <text:p>781458210</text:p>
          </table:table-cell>
          <table:table-cell table:number-columns-repeated="3"/>
          <table:table-cell table:style-name="ce2" office:value-type="string" calcext:value-type="string">
            <text:p>23-Jun-2021</text:p>
          </table:table-cell>
        </table:table-row>
        <table:table-row table:style-name="ro1">
          <table:table-cell office:value-type="string" calcext:value-type="string">
            <text:p>MUNDURU SIFA</text:p>
          </table:table-cell>
          <table:table-cell office:value-type="float" office:value="774053613" calcext:value-type="float">
            <text:p>77405361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5-Oct-199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Ombach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1066103HE8K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Khemisa Gboka</text:p>
          </table:table-cell>
          <table:table-cell office:value-type="string" calcext:value-type="string">
            <text:p>Collegue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3-Jun-2021</text:p>
          </table:table-cell>
        </table:table-row>
        <table:table-row table:style-name="ro1">
          <table:table-cell office:value-type="string" calcext:value-type="string">
            <text:p>AKANDU NIGHT YONGORO</text:p>
          </table:table-cell>
          <table:table-cell office:value-type="float" office:value="789276577" calcext:value-type="float">
            <text:p>78927657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7-Aug-198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Dikasing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0066103HJHK</text:p>
          </table:table-cell>
          <table:table-cell table:style-name="ce2" office:value-type="string" calcext:value-type="string">
            <text:p>3-Jul-2025</text:p>
          </table:table-cell>
          <table:table-cell office:value-type="string" calcext:value-type="string">
            <text:p>Wayiga Shiraj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4-Jun-2021</text:p>
          </table:table-cell>
        </table:table-row>
        <table:table-row table:style-name="ro1">
          <table:table-cell office:value-type="string" calcext:value-type="string">
            <text:p>DRANDUA JOB CHRISPUS</text:p>
          </table:table-cell>
          <table:table-cell office:value-type="float" office:value="777470336" calcext:value-type="float">
            <text:p>77747033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1-Jun-1987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Sinyani Cell</text:p>
          </table:table-cell>
          <table:table-cell office:value-type="string" calcext:value-type="string">
            <text:p>Kululu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7002105G58K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Sonny Magrate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4-Jun-2021</text:p>
          </table:table-cell>
        </table:table-row>
        <table:table-row table:style-name="ro1">
          <table:table-cell office:value-type="string" calcext:value-type="string">
            <text:p>AMANIYO CLARA</text:p>
          </table:table-cell>
          <table:table-cell office:value-type="float" office:value="779766607" calcext:value-type="float">
            <text:p>77976660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-Jan-1977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table:number-columns-repeated="2"/>
          <table:table-cell office:value-type="string" calcext:value-type="string">
            <text:p>National ID</text:p>
          </table:table-cell>
          <table:table-cell office:value-type="string" calcext:value-type="string">
            <text:p>CF7707710312OG</text:p>
          </table:table-cell>
          <table:table-cell table:style-name="ce2" office:value-type="string" calcext:value-type="string">
            <text:p>11-Sep-2024</text:p>
          </table:table-cell>
          <table:table-cell office:value-type="string" calcext:value-type="string">
            <text:p>Data Aldo</text:p>
          </table:table-cell>
          <table:table-cell office:value-type="string" calcext:value-type="string">
            <text:p>Brother</text:p>
          </table:table-cell>
          <table:table-cell office:value-type="float" office:value="793297376" calcext:value-type="float">
            <text:p>793297376</text:p>
          </table:table-cell>
          <table:table-cell table:number-columns-repeated="3"/>
          <table:table-cell table:style-name="ce2" office:value-type="string" calcext:value-type="string">
            <text:p>24-Jun-2021</text:p>
          </table:table-cell>
        </table:table-row>
        <table:table-row table:style-name="ro1">
          <table:table-cell office:value-type="string" calcext:value-type="string">
            <text:p>SIJALI ASINA SIS</text:p>
          </table:table-cell>
          <table:table-cell office:value-type="float" office:value="778680545" calcext:value-type="float">
            <text:p>77868054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5-Jan-199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Midia</text:p>
          </table:table-cell>
          <table:table-cell office:value-type="string" calcext:value-type="string">
            <text:p>Mijale 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6066101XM8G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Achidri Akim</text:p>
          </table:table-cell>
          <table:table-cell office:value-type="string" calcext:value-type="string">
            <text:p>Brother</text:p>
          </table:table-cell>
          <table:table-cell office:value-type="float" office:value="77857955" calcext:value-type="float">
            <text:p>77857955</text:p>
          </table:table-cell>
          <table:table-cell table:number-columns-repeated="3"/>
          <table:table-cell table:style-name="ce2" office:value-type="string" calcext:value-type="string">
            <text:p>24-Jun-2021</text:p>
          </table:table-cell>
        </table:table-row>
        <table:table-row table:style-name="ro1">
          <table:table-cell office:value-type="string" calcext:value-type="string">
            <text:p>LETAYO DORCUS</text:p>
          </table:table-cell>
          <table:table-cell office:value-type="float" office:value="774071248" calcext:value-type="float">
            <text:p>77407124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-Jan-199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Ombach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007710274KH</text:p>
          </table:table-cell>
          <table:table-cell table:style-name="ce2" office:value-type="string" calcext:value-type="string">
            <text:p>24-Jun-2021</text:p>
          </table:table-cell>
          <table:table-cell office:value-type="string" calcext:value-type="string">
            <text:p>Atayi Amida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4-Jun-2021</text:p>
          </table:table-cell>
        </table:table-row>
        <table:table-row table:style-name="ro1">
          <table:table-cell office:value-type="string" calcext:value-type="string">
            <text:p>AYIKO STEPHEN</text:p>
          </table:table-cell>
          <table:table-cell office:value-type="float" office:value="77262635" calcext:value-type="float">
            <text:p>7726263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3-Dec-196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Arumaji</text:p>
          </table:table-cell>
          <table:table-cell office:value-type="string" calcext:value-type="string">
            <text:p>Arumaji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6606610014AH</text:p>
          </table:table-cell>
          <table:table-cell table:style-name="ce2" office:value-type="string" calcext:value-type="string">
            <text:p>27-Nov-2024</text:p>
          </table:table-cell>
          <table:table-cell office:value-type="string" calcext:value-type="string">
            <text:p>Glad <text:s/>Getrude </text:p>
          </table:table-cell>
          <table:table-cell office:value-type="string" calcext:value-type="string">
            <text:p>Wife</text:p>
          </table:table-cell>
          <table:table-cell office:value-type="float" office:value="785199672" calcext:value-type="float">
            <text:p>785199672</text:p>
          </table:table-cell>
          <table:table-cell table:number-columns-repeated="3"/>
          <table:table-cell table:style-name="ce2" office:value-type="string" calcext:value-type="string">
            <text:p>26-Jun-2021</text:p>
          </table:table-cell>
        </table:table-row>
        <table:table-row table:style-name="ro1">
          <table:table-cell office:value-type="string" calcext:value-type="string">
            <text:p>BATALI GODFREY JOHN</text:p>
          </table:table-cell>
          <table:table-cell office:value-type="float" office:value="786968044" calcext:value-type="float">
            <text:p>78696804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-Apr-199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table:number-columns-repeated="2" office:value-type="string" calcext:value-type="string">
            <text:p>Midi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50661015TF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Anifa Sumbua</text:p>
          </table:table-cell>
          <table:table-cell office:value-type="string" calcext:value-type="string">
            <text:p>Wife</text:p>
          </table:table-cell>
          <table:table-cell office:value-type="float" office:value="751434986" calcext:value-type="float">
            <text:p>751434986</text:p>
          </table:table-cell>
          <table:table-cell table:number-columns-repeated="3"/>
          <table:table-cell table:style-name="ce2" office:value-type="string" calcext:value-type="string">
            <text:p>26-Jun-2021</text:p>
          </table:table-cell>
        </table:table-row>
        <table:table-row table:style-name="ro1">
          <table:table-cell office:value-type="string" calcext:value-type="string">
            <text:p>CHANDIRU ZABIB</text:p>
          </table:table-cell>
          <table:table-cell office:value-type="float" office:value="780128467" calcext:value-type="float">
            <text:p>78012846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0-Oct-1979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Ombach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905310295JJ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Awuga Safik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8-Jun-2021</text:p>
          </table:table-cell>
        </table:table-row>
        <table:table-row table:style-name="ro1">
          <table:table-cell office:value-type="string" calcext:value-type="string">
            <text:p>IDIRA ALIMA</text:p>
          </table:table-cell>
          <table:table-cell office:value-type="float" office:value="788635530" calcext:value-type="float">
            <text:p>78863553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2-Dec-197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Ombach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206610375JC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Ropani Kalsum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8-Jun-2021</text:p>
          </table:table-cell>
        </table:table-row>
        <table:table-row table:style-name="ro1">
          <table:table-cell office:value-type="string" calcext:value-type="string">
            <text:p>NUKA ROSE</text:p>
          </table:table-cell>
          <table:table-cell office:value-type="float" office:value="788635530" calcext:value-type="float">
            <text:p>78863553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5-Sep-197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Ombach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5066102K1VF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Kereke Clara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8-Jun-2021</text:p>
          </table:table-cell>
        </table:table-row>
        <table:table-row table:style-name="ro1">
          <table:table-cell office:value-type="string" calcext:value-type="string">
            <text:p>ORODRIYO <text:s/>NUSURA</text:p>
          </table:table-cell>
          <table:table-cell office:value-type="float" office:value="784647393" calcext:value-type="float">
            <text:p>78464739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5-Sep-197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Abele market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50771011ZUG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Faiza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9-Jun-2021</text:p>
          </table:table-cell>
        </table:table-row>
        <table:table-row table:style-name="ro1">
          <table:table-cell office:value-type="string" calcext:value-type="string">
            <text:p>LAKONY PETER</text:p>
          </table:table-cell>
          <table:table-cell office:value-type="float" office:value="782085978" calcext:value-type="float">
            <text:p>78208597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5-Nov-198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Gbukutu Prinons</text:p>
          </table:table-cell>
          <table:table-cell office:value-type="string" calcext:value-type="string">
            <text:p>Gbukutu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2110100EKFH</text:p>
          </table:table-cell>
          <table:table-cell table:style-name="ce2" office:value-type="string" calcext:value-type="string">
            <text:p>20-Nov-2024</text:p>
          </table:table-cell>
          <table:table-cell office:value-type="string" calcext:value-type="string">
            <text:p>Oyela Consy</text:p>
          </table:table-cell>
          <table:table-cell office:value-type="string" calcext:value-type="string">
            <text:p>Wife</text:p>
          </table:table-cell>
          <table:table-cell office:value-type="float" office:value="795968234" calcext:value-type="float">
            <text:p>795968234</text:p>
          </table:table-cell>
          <table:table-cell table:number-columns-repeated="3"/>
          <table:table-cell table:style-name="ce2" office:value-type="string" calcext:value-type="string">
            <text:p>29-Jun-2021</text:p>
          </table:table-cell>
        </table:table-row>
        <table:table-row table:style-name="ro1">
          <table:table-cell office:value-type="string" calcext:value-type="string">
            <text:p>DUDU JOICE</text:p>
          </table:table-cell>
          <table:table-cell office:value-type="float" office:value="777043035" calcext:value-type="float">
            <text:p>77704303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7-Aug-197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Ombach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4066107598F</text:p>
          </table:table-cell>
          <table:table-cell table:style-name="ce2" office:value-type="string" calcext:value-type="string">
            <text:p>10-Sep-2030</text:p>
          </table:table-cell>
          <table:table-cell office:value-type="string" calcext:value-type="string">
            <text:p>Victor Sabir</text:p>
          </table:table-cell>
          <table:table-cell office:value-type="string" calcext:value-type="string">
            <text:p>Son</text:p>
          </table:table-cell>
          <table:table-cell office:value-type="float" office:value="703676577" calcext:value-type="float">
            <text:p>703676577</text:p>
          </table:table-cell>
          <table:table-cell office:value-type="string" calcext:value-type="string">
            <text:p>Replacement of passbook</text:p>
          </table:table-cell>
          <table:table-cell table:number-columns-repeated="2"/>
          <table:table-cell table:style-name="ce2" office:value-type="string" calcext:value-type="string">
            <text:p>30-Jun-2021</text:p>
          </table:table-cell>
        </table:table-row>
        <table:table-row table:style-name="ro1">
          <table:table-cell office:value-type="string" calcext:value-type="string">
            <text:p>TABU KISA</text:p>
          </table:table-cell>
          <table:table-cell office:value-type="float" office:value="778376198" calcext:value-type="float">
            <text:p>77837619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4-May-198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table:number-columns-repeated="2" office:value-type="string" calcext:value-type="string">
            <text:p>Nyaril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5066101AFKG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Morning Eve</text:p>
          </table:table-cell>
          <table:table-cell office:value-type="string" calcext:value-type="string">
            <text:p>Daughter</text:p>
          </table:table-cell>
          <table:table-cell table:number-columns-repeated="4"/>
          <table:table-cell table:style-name="ce2" office:value-type="string" calcext:value-type="string">
            <text:p>30-Jun-2021</text:p>
          </table:table-cell>
        </table:table-row>
        <table:table-row table:style-name="ro1">
          <table:table-cell office:value-type="string" calcext:value-type="string">
            <text:p>APEKURU FLORENCE</text:p>
          </table:table-cell>
          <table:table-cell office:value-type="float" office:value="777515872" calcext:value-type="float">
            <text:p>77751587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table:number-columns-repeated="2"/>
          <table:table-cell office:value-type="string" calcext:value-type="string">
            <text:p>National ID</text:p>
          </table:table-cell>
          <table:table-cell table:number-columns-repeated="8"/>
          <table:table-cell table:style-name="ce2" office:value-type="string" calcext:value-type="string">
            <text:p>1-Jul-2021</text:p>
          </table:table-cell>
        </table:table-row>
        <table:table-row table:style-name="ro1">
          <table:table-cell office:value-type="string" calcext:value-type="string">
            <text:p>ANDAKU CHARLES JULIAN</text:p>
          </table:table-cell>
          <table:table-cell office:value-type="float" office:value="778376198" calcext:value-type="float">
            <text:p>77837619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5-Mar-196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t Charles Lwanga</text:p>
          </table:table-cell>
          <table:table-cell office:value-type="string" calcext:value-type="string">
            <text:p>Lwanga Quarters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64002103XN5L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Amandu Juspers</text:p>
          </table:table-cell>
          <table:table-cell office:value-type="string" calcext:value-type="string">
            <text:p>Son</text:p>
          </table:table-cell>
          <table:table-cell office:value-type="float" office:value="788445708" calcext:value-type="float">
            <text:p>788445708</text:p>
          </table:table-cell>
          <table:table-cell table:number-columns-repeated="3"/>
          <table:table-cell table:style-name="ce2" office:value-type="string" calcext:value-type="string">
            <text:p>1-Jul-2021</text:p>
          </table:table-cell>
        </table:table-row>
        <table:table-row table:style-name="ro1">
          <table:table-cell office:value-type="string" calcext:value-type="string">
            <text:p>NURA JOYCE</text:p>
          </table:table-cell>
          <table:table-cell office:value-type="float" office:value="782728232" calcext:value-type="float">
            <text:p>78272823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5-Jul-198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Yibongo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5066101QW7L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Taipeles Taban</text:p>
          </table:table-cell>
          <table:table-cell office:value-type="string" calcext:value-type="string">
            <text:p>Son</text:p>
          </table:table-cell>
          <table:table-cell office:value-type="float" office:value="783283901" calcext:value-type="float">
            <text:p>783283901</text:p>
          </table:table-cell>
          <table:table-cell table:number-columns-repeated="3"/>
          <table:table-cell table:style-name="ce2" office:value-type="string" calcext:value-type="string">
            <text:p>1-Jul-2021</text:p>
          </table:table-cell>
        </table:table-row>
        <table:table-row table:style-name="ro1">
          <table:table-cell office:value-type="string" calcext:value-type="string">
            <text:p>ATIKU AMULE ISAAC</text:p>
          </table:table-cell>
          <table:table-cell office:value-type="float" office:value="773165638" calcext:value-type="float">
            <text:p>77316563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9-Mar-196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Mindrabe village</text:p>
          </table:table-cell>
          <table:table-cell office:value-type="string" calcext:value-type="string">
            <text:p>Mindrabe village <text:s/>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650661019D1H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Atiki Cyril</text:p>
          </table:table-cell>
          <table:table-cell office:value-type="string" calcext:value-type="string">
            <text:p>Son</text:p>
          </table:table-cell>
          <table:table-cell office:value-type="float" office:value="781675176" calcext:value-type="float">
            <text:p>781675176</text:p>
          </table:table-cell>
          <table:table-cell table:number-columns-repeated="3"/>
          <table:table-cell table:style-name="ce2" office:value-type="string" calcext:value-type="string">
            <text:p>1-Jul-2021</text:p>
          </table:table-cell>
        </table:table-row>
        <table:table-row table:style-name="ro1">
          <table:table-cell office:value-type="string" calcext:value-type="string">
            <text:p>ONZIA EMMILY</text:p>
          </table:table-cell>
          <table:table-cell office:value-type="float" office:value="776072755" calcext:value-type="float">
            <text:p>77607275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7-Aug-1977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table:number-columns-repeated="2" office:value-type="string" calcext:value-type="string">
            <text:p>Nyarilo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70661030GZK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Milton Banga</text:p>
          </table:table-cell>
          <table:table-cell office:value-type="string" calcext:value-type="string">
            <text:p>Husband</text:p>
          </table:table-cell>
          <table:table-cell office:value-type="float" office:value="786277172" calcext:value-type="float">
            <text:p>786277172</text:p>
          </table:table-cell>
          <table:table-cell table:number-columns-repeated="3"/>
          <table:table-cell table:style-name="ce2" office:value-type="string" calcext:value-type="string">
            <text:p>2-Jul-2021</text:p>
          </table:table-cell>
        </table:table-row>
        <table:table-row table:style-name="ro1">
          <table:table-cell office:value-type="string" calcext:value-type="string">
            <text:p>AYIKE SAUDA</text:p>
          </table:table-cell>
          <table:table-cell office:value-type="float" office:value="771880572" calcext:value-type="float">
            <text:p>77188057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4-Aug-198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Anyufir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1066102PWTL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ayile omar</text:p>
          </table:table-cell>
          <table:table-cell office:value-type="string" calcext:value-type="string">
            <text:p>Son</text:p>
          </table:table-cell>
          <table:table-cell office:value-type="float" office:value="772726671" calcext:value-type="float">
            <text:p>772726671</text:p>
          </table:table-cell>
          <table:table-cell table:number-columns-repeated="3"/>
          <table:table-cell table:style-name="ce2" office:value-type="string" calcext:value-type="string">
            <text:p>2-Jul-2021</text:p>
          </table:table-cell>
        </table:table-row>
        <table:table-row table:style-name="ro1">
          <table:table-cell office:value-type="string" calcext:value-type="string">
            <text:p>ONZIA LUCY</text:p>
          </table:table-cell>
          <table:table-cell office:value-type="float" office:value="776339123" calcext:value-type="float">
            <text:p>77633912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0-Apr-1963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table:number-columns-repeated="2" office:value-type="string" calcext:value-type="string">
            <text:p>Lipa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6306610319RD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Jamali <text:s/>Dickson</text:p>
          </table:table-cell>
          <table:table-cell office:value-type="string" calcext:value-type="string">
            <text:p>Son</text:p>
          </table:table-cell>
          <table:table-cell office:value-type="float" office:value="789694303" calcext:value-type="float">
            <text:p>789694303</text:p>
          </table:table-cell>
          <table:table-cell table:number-columns-repeated="3"/>
          <table:table-cell table:style-name="ce2" office:value-type="string" calcext:value-type="string">
            <text:p>2-Jul-2021</text:p>
          </table:table-cell>
        </table:table-row>
        <table:table-row table:style-name="ro1">
          <table:table-cell office:value-type="string" calcext:value-type="string">
            <text:p>MAWA JACKSON</text:p>
          </table:table-cell>
          <table:table-cell office:value-type="float" office:value="777893617" calcext:value-type="float">
            <text:p>77789361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6-May-199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Mijale</text:p>
          </table:table-cell>
          <table:table-cell office:value-type="string" calcext:value-type="string">
            <text:p>Mija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106610351HG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Mondrutua Morris</text:p>
          </table:table-cell>
          <table:table-cell office:value-type="string" calcext:value-type="string">
            <text:p>Son</text:p>
          </table:table-cell>
          <table:table-cell office:value-type="float" office:value="786616431" calcext:value-type="float">
            <text:p>786616431</text:p>
          </table:table-cell>
          <table:table-cell table:number-columns-repeated="3"/>
          <table:table-cell table:style-name="ce2" office:value-type="string" calcext:value-type="string">
            <text:p>3-Jul-2021</text:p>
          </table:table-cell>
        </table:table-row>
        <table:table-row table:style-name="ro1">
          <table:table-cell office:value-type="string" calcext:value-type="string">
            <text:p>ONYANGO CHARLES JOGOO</text:p>
          </table:table-cell>
          <table:table-cell office:value-type="float" office:value="771891800" calcext:value-type="float">
            <text:p>77189180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7-Jan-197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Sinyani Cell</text:p>
          </table:table-cell>
          <table:table-cell office:value-type="string" calcext:value-type="string">
            <text:p>Lipa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0066101RCFE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Amiji Lucy</text:p>
          </table:table-cell>
          <table:table-cell office:value-type="string" calcext:value-type="string">
            <text:p>Sister</text:p>
          </table:table-cell>
          <table:table-cell office:value-type="float" office:value="775799832" calcext:value-type="float">
            <text:p>775799832</text:p>
          </table:table-cell>
          <table:table-cell table:number-columns-repeated="3"/>
          <table:table-cell table:style-name="ce2" office:value-type="string" calcext:value-type="string">
            <text:p>3-Jul-2021</text:p>
          </table:table-cell>
        </table:table-row>
        <table:table-row table:style-name="ro1">
          <table:table-cell office:value-type="string" calcext:value-type="string">
            <text:p>STELLA KONGAI</text:p>
          </table:table-cell>
          <table:table-cell office:value-type="float" office:value="782798138" calcext:value-type="float">
            <text:p>78279813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8-Aug-197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Social worker</text:p>
          </table:table-cell>
          <table:table-cell office:value-type="string" calcext:value-type="string">
            <text:p>Ombachi cell</text:p>
          </table:table-cell>
          <table:table-cell office:value-type="string" calcext:value-type="string">
            <text:p>Ombach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10431028CLK</text:p>
          </table:table-cell>
          <table:table-cell table:style-name="ce2" office:value-type="string" calcext:value-type="string">
            <text:p>25-Feb-2025</text:p>
          </table:table-cell>
          <table:table-cell office:value-type="string" calcext:value-type="string">
            <text:p>Gorete Asio</text:p>
          </table:table-cell>
          <table:table-cell office:value-type="string" calcext:value-type="string">
            <text:p>Daughter</text:p>
          </table:table-cell>
          <table:table-cell office:value-type="float" office:value="772594347" calcext:value-type="float">
            <text:p>772594347</text:p>
          </table:table-cell>
          <table:table-cell table:number-columns-repeated="3"/>
          <table:table-cell table:style-name="ce2" office:value-type="string" calcext:value-type="string">
            <text:p>3-Jul-2021</text:p>
          </table:table-cell>
        </table:table-row>
        <table:table-row table:style-name="ro1">
          <table:table-cell office:value-type="string" calcext:value-type="string">
            <text:p>ALORO SADIKI</text:p>
          </table:table-cell>
          <table:table-cell office:value-type="float" office:value="775515324" calcext:value-type="float">
            <text:p>77551532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-May-198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Medela village</text:p>
          </table:table-cell>
          <table:table-cell office:value-type="string" calcext:value-type="string">
            <text:p>Medela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50661022MPC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Safiki Sadiki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5-Jul-2021</text:p>
          </table:table-cell>
        </table:table-row>
        <table:table-row table:style-name="ro1">
          <table:table-cell office:value-type="string" calcext:value-type="string">
            <text:p>AMAYO CHARLES</text:p>
          </table:table-cell>
          <table:table-cell office:value-type="float" office:value="788232971" calcext:value-type="float">
            <text:p>78823297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5-Jun-1973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Mijale cell </text:p>
          </table:table-cell>
          <table:table-cell office:value-type="string" calcext:value-type="string">
            <text:p>Mondukudu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30021071T8D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Ocokoru Gloria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5-Jul-2021</text:p>
          </table:table-cell>
        </table:table-row>
        <table:table-row table:style-name="ro1">
          <table:table-cell office:value-type="string" calcext:value-type="string">
            <text:p>NABWETEME MILLY</text:p>
          </table:table-cell>
          <table:table-cell office:value-type="float" office:value="777673427" calcext:value-type="float">
            <text:p>77767342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4-Apr-198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Sinyani Cell</text:p>
          </table:table-cell>
          <table:table-cell office:value-type="string" calcext:value-type="string">
            <text:p>Sinyani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7091100A8RD</text:p>
          </table:table-cell>
          <table:table-cell table:style-name="ce2" office:value-type="string" calcext:value-type="string">
            <text:p>6-Nov-2024</text:p>
          </table:table-cell>
          <table:table-cell office:value-type="string" calcext:value-type="string">
            <text:p>Nantongo</text:p>
          </table:table-cell>
          <table:table-cell office:value-type="string" calcext:value-type="string">
            <text:p>Sister</text:p>
          </table:table-cell>
          <table:table-cell office:value-type="float" office:value="789809419" calcext:value-type="float">
            <text:p>789809419</text:p>
          </table:table-cell>
          <table:table-cell table:number-columns-repeated="3"/>
          <table:table-cell table:style-name="ce2" office:value-type="string" calcext:value-type="string">
            <text:p>6-Jul-2021</text:p>
          </table:table-cell>
        </table:table-row>
        <table:table-row table:style-name="ro1">
          <table:table-cell office:value-type="string" calcext:value-type="string">
            <text:p>INZIKURU JANET</text:p>
          </table:table-cell>
          <table:table-cell office:value-type="float" office:value="773578982" calcext:value-type="float">
            <text:p>77357898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4-Apr-198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Ombach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800210C6CFL</text:p>
          </table:table-cell>
          <table:table-cell table:style-name="ce2" office:value-type="string" calcext:value-type="string">
            <text:p>2-Jul-2025</text:p>
          </table:table-cell>
          <table:table-cell office:value-type="string" calcext:value-type="string">
            <text:p>Drasiku Denis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6-Jul-2021</text:p>
          </table:table-cell>
        </table:table-row>
        <table:table-row table:style-name="ro1">
          <table:table-cell office:value-type="string" calcext:value-type="string">
            <text:p>TIKO ZABIBU</text:p>
          </table:table-cell>
          <table:table-cell office:value-type="float" office:value="786495781" calcext:value-type="float">
            <text:p>78649578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7-Aug-198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Mijale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4066102LMHF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Samira Fungaro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7-Jul-2021</text:p>
          </table:table-cell>
        </table:table-row>
        <table:table-row table:style-name="ro1">
          <table:table-cell office:value-type="string" calcext:value-type="string">
            <text:p>SUNDAY SCOVIA</text:p>
          </table:table-cell>
          <table:table-cell office:value-type="float" office:value="760025937" calcext:value-type="float">
            <text:p>76002593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4-Jun-199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Yibongo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806610288DD</text:p>
          </table:table-cell>
          <table:table-cell/>
          <table:table-cell office:value-type="string" calcext:value-type="string">
            <text:p>Jesca Rukia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8-Jul-2021</text:p>
          </table:table-cell>
        </table:table-row>
        <table:table-row table:style-name="ro1">
          <table:table-cell office:value-type="string" calcext:value-type="string">
            <text:p>OGWAL STEPHEN GERALD</text:p>
          </table:table-cell>
          <table:table-cell office:value-type="float" office:value="777039041" calcext:value-type="float">
            <text:p>77703904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30-Oct-198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Social worker</text:p>
          </table:table-cell>
          <table:table-cell table:number-columns-repeated="2" office:value-type="string" calcext:value-type="string">
            <text:p>Lipa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8001101JMCF</text:p>
          </table:table-cell>
          <table:table-cell table:style-name="ce2" office:value-type="string" calcext:value-type="string">
            <text:p>12-Nov-2024</text:p>
          </table:table-cell>
          <table:table-cell office:value-type="string" calcext:value-type="string">
            <text:p>Karen Akut</text:p>
          </table:table-cell>
          <table:table-cell office:value-type="string" calcext:value-type="string">
            <text:p>Son</text:p>
          </table:table-cell>
          <table:table-cell office:value-type="float" office:value="783549974" calcext:value-type="float">
            <text:p>783549974</text:p>
          </table:table-cell>
          <table:table-cell table:number-columns-repeated="3"/>
          <table:table-cell table:style-name="ce2" office:value-type="string" calcext:value-type="string">
            <text:p>8-Jul-2021</text:p>
          </table:table-cell>
        </table:table-row>
        <table:table-row table:style-name="ro1">
          <table:table-cell office:value-type="string" calcext:value-type="string">
            <text:p>TIKO RUKIA</text:p>
          </table:table-cell>
          <table:table-cell office:value-type="float" office:value="772867685" calcext:value-type="float">
            <text:p>77286768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5-Aug-1979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Mijale village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9066102PNHC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Lemeriga Yasin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9-Jul-2021</text:p>
          </table:table-cell>
        </table:table-row>
        <table:table-row table:style-name="ro1">
          <table:table-cell office:value-type="string" calcext:value-type="string">
            <text:p>AJONYE BETTY</text:p>
          </table:table-cell>
          <table:table-cell office:value-type="float" office:value="779664637" calcext:value-type="float">
            <text:p>77966463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6-Jul-198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Lipa Cell</text:p>
          </table:table-cell>
          <table:table-cell office:value-type="string" calcext:value-type="string">
            <text:p>Koboko market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20661019TUG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Sijali <text:s/>Queen</text:p>
          </table:table-cell>
          <table:table-cell office:value-type="string" calcext:value-type="string">
            <text:p>Sister</text:p>
          </table:table-cell>
          <table:table-cell office:value-type="float" office:value="760417448" calcext:value-type="float">
            <text:p>760417448</text:p>
          </table:table-cell>
          <table:table-cell table:number-columns-repeated="3"/>
          <table:table-cell table:style-name="ce2" office:value-type="string" calcext:value-type="string">
            <text:p>9-Jul-2021</text:p>
          </table:table-cell>
        </table:table-row>
        <table:table-row table:style-name="ro1">
          <table:table-cell office:value-type="string" calcext:value-type="string">
            <text:p>BAKO ASINA</text:p>
          </table:table-cell>
          <table:table-cell office:value-type="float" office:value="778760073" calcext:value-type="float">
            <text:p>77876007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7-May-199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Mijale 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2029102V37L</text:p>
          </table:table-cell>
          <table:table-cell table:style-name="ce2" office:value-type="string" calcext:value-type="string">
            <text:p>7-Jul-2025</text:p>
          </table:table-cell>
          <table:table-cell office:value-type="string" calcext:value-type="string">
            <text:p>Agiga Adinan</text:p>
          </table:table-cell>
          <table:table-cell office:value-type="string" calcext:value-type="string">
            <text:p>Husband</text:p>
          </table:table-cell>
          <table:table-cell office:value-type="float" office:value="773813428" calcext:value-type="float">
            <text:p>773813428</text:p>
          </table:table-cell>
          <table:table-cell table:number-columns-repeated="3"/>
          <table:table-cell table:style-name="ce2" office:value-type="string" calcext:value-type="string">
            <text:p>12-Jul-2021</text:p>
          </table:table-cell>
        </table:table-row>
        <table:table-row table:style-name="ro1">
          <table:table-cell office:value-type="string" calcext:value-type="string">
            <text:p>AYILE JOHN MAX</text:p>
          </table:table-cell>
          <table:table-cell office:value-type="float" office:value="786063738" calcext:value-type="float">
            <text:p>78606373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5-Jun-199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Enjabi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1066103JVOH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Tom Lemeri</text:p>
          </table:table-cell>
          <table:table-cell office:value-type="string" calcext:value-type="string">
            <text:p>Father</text:p>
          </table:table-cell>
          <table:table-cell office:value-type="float" office:value="774186170" calcext:value-type="float">
            <text:p>774186170</text:p>
          </table:table-cell>
          <table:table-cell table:number-columns-repeated="3"/>
          <table:table-cell table:style-name="ce2" office:value-type="string" calcext:value-type="string">
            <text:p>13-Jul-2021</text:p>
          </table:table-cell>
        </table:table-row>
        <table:table-row table:style-name="ro1">
          <table:table-cell office:value-type="string" calcext:value-type="string">
            <text:p>CANDIRU ZAKIA</text:p>
          </table:table-cell>
          <table:table-cell office:value-type="float" office:value="788868192" calcext:value-type="float">
            <text:p>78886819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7-Mar-197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80531049JWL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Faida Shalama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3-Jul-2021</text:p>
          </table:table-cell>
        </table:table-row>
        <table:table-row table:style-name="ro1">
          <table:table-cell office:value-type="string" calcext:value-type="string">
            <text:p>MANIYO JOICE</text:p>
          </table:table-cell>
          <table:table-cell office:value-type="float" office:value="787603768" calcext:value-type="float">
            <text:p>78760376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0-Nov-1979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Mobile (with Koboko Muncipal)</text:p>
          </table:table-cell>
          <table:table-cell office:value-type="string" calcext:value-type="string">
            <text:p>Yibongo B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900210LKCGJ</text:p>
          </table:table-cell>
          <table:table-cell table:style-name="ce2" office:value-type="string" calcext:value-type="string">
            <text:p>2-Jan-2030</text:p>
          </table:table-cell>
          <table:table-cell office:value-type="string" calcext:value-type="string">
            <text:p>Dought Amafeku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4-Jul-2021</text:p>
          </table:table-cell>
        </table:table-row>
        <table:table-row table:style-name="ro1">
          <table:table-cell office:value-type="string" calcext:value-type="string">
            <text:p>JABE MARY</text:p>
          </table:table-cell>
          <table:table-cell office:value-type="float" office:value="778824717" calcext:value-type="float">
            <text:p>77882471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5-Apr-197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Dikasing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10661025N5C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Data Robert</text:p>
          </table:table-cell>
          <table:table-cell office:value-type="string" calcext:value-type="string">
            <text:p>Son</text:p>
          </table:table-cell>
          <table:table-cell office:value-type="float" office:value="770765276" calcext:value-type="float">
            <text:p>770765276</text:p>
          </table:table-cell>
          <table:table-cell table:number-columns-repeated="3"/>
          <table:table-cell table:style-name="ce2" office:value-type="string" calcext:value-type="string">
            <text:p>14-Jul-2021</text:p>
          </table:table-cell>
        </table:table-row>
        <table:table-row table:style-name="ro1">
          <table:table-cell office:value-type="string" calcext:value-type="string">
            <text:p>TABU NATALIYA</text:p>
          </table:table-cell>
          <table:table-cell office:value-type="float" office:value="780674875" calcext:value-type="float">
            <text:p>78067487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2-Aug-198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Yibongo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8066103QMXH</text:p>
          </table:table-cell>
          <table:table-cell table:style-name="ce2" office:value-type="string" calcext:value-type="string">
            <text:p>9-Sep-2025</text:p>
          </table:table-cell>
          <table:table-cell office:value-type="string" calcext:value-type="string">
            <text:p>Betty Cheka 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5-Jul-2021</text:p>
          </table:table-cell>
        </table:table-row>
        <table:table-row table:style-name="ro1">
          <table:table-cell office:value-type="string" calcext:value-type="string">
            <text:p>SARIF SAIDI</text:p>
          </table:table-cell>
          <table:table-cell office:value-type="float" office:value="770832060" calcext:value-type="float">
            <text:p>77083206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-Aug-199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Gbulagbulanga</text:p>
          </table:table-cell>
          <table:table-cell office:value-type="string" calcext:value-type="string">
            <text:p>Gbulagbulang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60661020UNJ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Sakia Swib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6-Jul-2021</text:p>
          </table:table-cell>
        </table:table-row>
        <table:table-row table:style-name="ro1">
          <table:table-cell office:value-type="string" calcext:value-type="string">
            <text:p>LEMERIGA GODWILL JOSEPH</text:p>
          </table:table-cell>
          <table:table-cell office:value-type="float" office:value="772962109" calcext:value-type="float">
            <text:p>77296210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4-Aug-199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table:number-columns-repeated="2" office:value-type="string" calcext:value-type="string">
            <text:p>Lipa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8066103VTG</text:p>
          </table:table-cell>
          <table:table-cell table:style-name="ce2" office:value-type="string" calcext:value-type="string">
            <text:p>5-Jul-2025</text:p>
          </table:table-cell>
          <table:table-cell office:value-type="string" calcext:value-type="string">
            <text:p>Akim David </text:p>
          </table:table-cell>
          <table:table-cell office:value-type="string" calcext:value-type="string">
            <text:p>Brother</text:p>
          </table:table-cell>
          <table:table-cell office:value-type="float" office:value="393240168" calcext:value-type="float">
            <text:p>393240168</text:p>
          </table:table-cell>
          <table:table-cell table:number-columns-repeated="3"/>
          <table:table-cell table:style-name="ce2" office:value-type="string" calcext:value-type="string">
            <text:p>16-Jul-2021</text:p>
          </table:table-cell>
        </table:table-row>
        <table:table-row table:style-name="ro1">
          <table:table-cell office:value-type="string" calcext:value-type="string">
            <text:p>YAKANI CHARLES</text:p>
          </table:table-cell>
          <table:table-cell office:value-type="float" office:value="782881119" calcext:value-type="float">
            <text:p>78288111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6-Jun-196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Agriculturalist</text:p>
          </table:table-cell>
          <table:table-cell office:value-type="string" calcext:value-type="string">
            <text:p>Ainga Cell</text:p>
          </table:table-cell>
          <table:table-cell office:value-type="string" calcext:value-type="string">
            <text:p>Nyangili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62066102G42C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Daniel Tella</text:p>
          </table:table-cell>
          <table:table-cell office:value-type="string" calcext:value-type="string">
            <text:p>Brother</text:p>
          </table:table-cell>
          <table:table-cell office:value-type="float" office:value="787153466" calcext:value-type="float">
            <text:p>787153466</text:p>
          </table:table-cell>
          <table:table-cell table:number-columns-repeated="3"/>
          <table:table-cell table:style-name="ce2" office:value-type="string" calcext:value-type="string">
            <text:p>16-Jul-2021</text:p>
          </table:table-cell>
        </table:table-row>
        <table:table-row table:style-name="ro1">
          <table:table-cell office:value-type="string" calcext:value-type="string">
            <text:p>BEATRICE AMANDRU</text:p>
          </table:table-cell>
          <table:table-cell office:value-type="float" office:value="786824429" calcext:value-type="float">
            <text:p>78682442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4-Apr-1987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Mijale </text:p>
          </table:table-cell>
          <table:table-cell office:value-type="string" calcext:value-type="string">
            <text:p>Mijale Midi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70661008E1D</text:p>
          </table:table-cell>
          <table:table-cell table:style-name="ce2" office:value-type="string" calcext:value-type="string">
            <text:p>20-Nov-2024</text:p>
          </table:table-cell>
          <table:table-cell office:value-type="string" calcext:value-type="string">
            <text:p>Sethe Kana</text:p>
          </table:table-cell>
          <table:table-cell office:value-type="string" calcext:value-type="string">
            <text:p>Son</text:p>
          </table:table-cell>
          <table:table-cell office:value-type="float" office:value="760249945" calcext:value-type="float">
            <text:p>760249945</text:p>
          </table:table-cell>
          <table:table-cell table:number-columns-repeated="3"/>
          <table:table-cell table:style-name="ce2" office:value-type="string" calcext:value-type="string">
            <text:p>21-Jul-2021</text:p>
          </table:table-cell>
        </table:table-row>
        <table:table-row table:style-name="ro1">
          <table:table-cell office:value-type="string" calcext:value-type="string">
            <text:p>DRICHIRU MAIMUNA </text:p>
          </table:table-cell>
          <table:table-cell office:value-type="float" office:value="782075383" calcext:value-type="float">
            <text:p>78207538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6-Aug-198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Mijale </text:p>
          </table:table-cell>
          <table:table-cell office:value-type="string" calcext:value-type="string">
            <text:p>Mijale Midi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0066106R5EF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Yassin Zabib Andisi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1-Jul-2021</text:p>
          </table:table-cell>
        </table:table-row>
        <table:table-row table:style-name="ro1">
          <table:table-cell office:value-type="string" calcext:value-type="string">
            <text:p>AYIKORU MARIAM</text:p>
          </table:table-cell>
          <table:table-cell office:value-type="float" office:value="780450864" calcext:value-type="float">
            <text:p>78045086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4-Sep-199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Ombach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6077107CXDK</text:p>
          </table:table-cell>
          <table:table-cell table:style-name="ce2" office:value-type="string" calcext:value-type="string">
            <text:p>7-Jun-2028</text:p>
          </table:table-cell>
          <table:table-cell office:value-type="string" calcext:value-type="string">
            <text:p>Ramadan Nasir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1-Jul-2021</text:p>
          </table:table-cell>
        </table:table-row>
        <table:table-row table:style-name="ro1">
          <table:table-cell office:value-type="string" calcext:value-type="string">
            <text:p>DRAMANI WILFRED</text:p>
          </table:table-cell>
          <table:table-cell office:value-type="float" office:value="782992325" calcext:value-type="float">
            <text:p>78299232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0-Sep-197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Yibongo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80771047LJG</text:p>
          </table:table-cell>
          <table:table-cell table:style-name="ce2" office:value-type="string" calcext:value-type="string">
            <text:p>5-Jul-2025</text:p>
          </table:table-cell>
          <table:table-cell office:value-type="string" calcext:value-type="string">
            <text:p>Mungufeni Gerald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1-Jul-2021</text:p>
          </table:table-cell>
        </table:table-row>
        <table:table-row table:style-name="ro1">
          <table:table-cell office:value-type="string" calcext:value-type="string">
            <text:p>TABU MARY</text:p>
          </table:table-cell>
          <table:table-cell office:value-type="float" office:value="775329562" calcext:value-type="float">
            <text:p>77532956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5-Aug-199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table:number-columns-repeated="2" office:value-type="string" calcext:value-type="string">
            <text:p>Lipa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20661034R3F</text:p>
          </table:table-cell>
          <table:table-cell table:style-name="ce2" office:value-type="string" calcext:value-type="string">
            <text:p>21-Jun-2025</text:p>
          </table:table-cell>
          <table:table-cell office:value-type="string" calcext:value-type="string">
            <text:p>Lubari Gift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1-Jul-2021</text:p>
          </table:table-cell>
        </table:table-row>
        <table:table-row table:style-name="ro1">
          <table:table-cell office:value-type="string" calcext:value-type="string">
            <text:p>MORO HAKIM</text:p>
          </table:table-cell>
          <table:table-cell office:value-type="float" office:value="779321449" calcext:value-type="float">
            <text:p>77932144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5-Oct-197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table:number-columns-repeated="2" office:value-type="string" calcext:value-type="string">
            <text:p>keri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50661022V2L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Apayi <text:s/>Amina</text:p>
          </table:table-cell>
          <table:table-cell office:value-type="string" calcext:value-type="string">
            <text:p>Wife</text:p>
          </table:table-cell>
          <table:table-cell office:value-type="float" office:value="781552468" calcext:value-type="float">
            <text:p>781552468</text:p>
          </table:table-cell>
          <table:table-cell table:number-columns-repeated="3"/>
          <table:table-cell table:style-name="ce2" office:value-type="string" calcext:value-type="string">
            <text:p>22-Jul-2021</text:p>
          </table:table-cell>
        </table:table-row>
        <table:table-row table:style-name="ro1">
          <table:table-cell office:value-type="string" calcext:value-type="string">
            <text:p>GBENINGA RUKIA</text:p>
          </table:table-cell>
          <table:table-cell office:value-type="float" office:value="777091422" calcext:value-type="float">
            <text:p>77709142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9-Feb-198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Yibongo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6066100C30L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Feni Rasu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2-Jul-2021</text:p>
          </table:table-cell>
        </table:table-row>
        <table:table-row table:style-name="ro1">
          <table:table-cell office:value-type="string" calcext:value-type="string">
            <text:p>NIGHT ASARA</text:p>
          </table:table-cell>
          <table:table-cell office:value-type="float" office:value="777785607" calcext:value-type="float">
            <text:p>77778560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7-Dec-1983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table:number-columns-repeated="2" office:value-type="string" calcext:value-type="string">
            <text:p>Abuja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30661070LVH</text:p>
          </table:table-cell>
          <table:table-cell table:style-name="ce2" office:value-type="string" calcext:value-type="string">
            <text:p>18-Mar-2030</text:p>
          </table:table-cell>
          <table:table-cell office:value-type="string" calcext:value-type="string">
            <text:p>Driwaru Sauda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2-Jul-2021</text:p>
          </table:table-cell>
        </table:table-row>
        <table:table-row table:style-name="ro1">
          <table:table-cell office:value-type="string" calcext:value-type="string">
            <text:p>IMBIRA AISHA</text:p>
          </table:table-cell>
          <table:table-cell office:value-type="float" office:value="776471601" calcext:value-type="float">
            <text:p>77647160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6-Feb-196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Mondukudu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68053102MG5C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Tipele Amidu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2-Jul-2021</text:p>
          </table:table-cell>
        </table:table-row>
        <table:table-row table:style-name="ro1">
          <table:table-cell office:value-type="string" calcext:value-type="string">
            <text:p>DRICIRU MARGRET</text:p>
          </table:table-cell>
          <table:table-cell office:value-type="float" office:value="773217464" calcext:value-type="float">
            <text:p>77321746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9-Sep-196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table:number-columns-repeated="2" office:value-type="string" calcext:value-type="string">
            <text:p>Abuja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60077101A3CK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Akuaku Kiziti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3-Jul-2021</text:p>
          </table:table-cell>
        </table:table-row>
        <table:table-row table:style-name="ro1">
          <table:table-cell office:value-type="string" calcext:value-type="string">
            <text:p>GBOKA ZAIDA</text:p>
          </table:table-cell>
          <table:table-cell office:value-type="float" office:value="781615209" calcext:value-type="float">
            <text:p>78161520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-Jan-1963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table:number-columns-repeated="2" office:value-type="string" calcext:value-type="string">
            <text:p>Mijal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63066100R38J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Majuma Ahmad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4-Jul-2021</text:p>
          </table:table-cell>
        </table:table-row>
        <table:table-row table:style-name="ro1">
          <table:table-cell office:value-type="string" calcext:value-type="string">
            <text:p>SIKA AMIDRA</text:p>
          </table:table-cell>
          <table:table-cell office:value-type="float" office:value="776471601" calcext:value-type="float">
            <text:p>77647160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4-Aug-199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koboko market</text:p>
          </table:table-cell>
          <table:table-cell office:value-type="string" calcext:value-type="string">
            <text:p>Kulubu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0066101LY7D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Zabib Ceaser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6-Jul-2021</text:p>
          </table:table-cell>
        </table:table-row>
        <table:table-row table:style-name="ro1">
          <table:table-cell office:value-type="string" calcext:value-type="string">
            <text:p>ALOKE KENNEDY</text:p>
          </table:table-cell>
          <table:table-cell office:value-type="float" office:value="775377910" calcext:value-type="float">
            <text:p>77537791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-Apr-1996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oda boda rider</text:p>
          </table:table-cell>
          <table:table-cell office:value-type="string" calcext:value-type="string">
            <text:p>Sinyani Cell</text:p>
          </table:table-cell>
          <table:table-cell office:value-type="string" calcext:value-type="string">
            <text:p>Sinyani Village</text:p>
          </table:table-cell>
          <table:table-cell office:value-type="string" calcext:value-type="string">
            <text:p>LC LETTER</text:p>
          </table:table-cell>
          <table:table-cell table:number-columns-repeated="2"/>
          <table:table-cell office:value-type="string" calcext:value-type="string">
            <text:p>Feni Francis</text:p>
          </table:table-cell>
          <table:table-cell office:value-type="string" calcext:value-type="string">
            <text:p>Brother</text:p>
          </table:table-cell>
          <table:table-cell office:value-type="float" office:value="786483686" calcext:value-type="float">
            <text:p>786483686</text:p>
          </table:table-cell>
          <table:table-cell table:number-columns-repeated="3"/>
          <table:table-cell table:style-name="ce2" office:value-type="string" calcext:value-type="string">
            <text:p>27-Jul-2021</text:p>
          </table:table-cell>
        </table:table-row>
        <table:table-row table:style-name="ro1">
          <table:table-cell office:value-type="string" calcext:value-type="string">
            <text:p>MORRO HASSAN</text:p>
          </table:table-cell>
          <table:table-cell office:value-type="float" office:value="786307686" calcext:value-type="float">
            <text:p>78630768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6-Jun-198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table:number-columns-repeated="2" office:value-type="string" calcext:value-type="string">
            <text:p>Central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206610318KG</text:p>
          </table:table-cell>
          <table:table-cell table:style-name="ce2" office:value-type="string" calcext:value-type="string">
            <text:p>22-Jun-2025</text:p>
          </table:table-cell>
          <table:table-cell office:value-type="string" calcext:value-type="string">
            <text:p>Al-haji Diouf Hassan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7-Jul-2021</text:p>
          </table:table-cell>
        </table:table-row>
        <table:table-row table:style-name="ro1">
          <table:table-cell office:value-type="string" calcext:value-type="string">
            <text:p>ASE ZAINABU</text:p>
          </table:table-cell>
          <table:table-cell office:value-type="float" office:value="776814060" calcext:value-type="float">
            <text:p>77681406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0-Feb-1959</text:p>
          </table:table-cell>
          <table:table-cell office:value-type="string" calcext:value-type="string">
            <text:p>Window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Mijale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59066101UTKF</text:p>
          </table:table-cell>
          <table:table-cell table:style-name="ce2" office:value-type="string" calcext:value-type="string">
            <text:p>25-Feb-1959</text:p>
          </table:table-cell>
          <table:table-cell office:value-type="string" calcext:value-type="string">
            <text:p>Maliamungu yasin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7-Jul-2021</text:p>
          </table:table-cell>
        </table:table-row>
        <table:table-row table:style-name="ro1">
          <table:table-cell office:value-type="string" calcext:value-type="string">
            <text:p>ALEMI SEBI</text:p>
          </table:table-cell>
          <table:table-cell office:value-type="float" office:value="781693289" calcext:value-type="float">
            <text:p>78169328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-Jan-197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table:number-columns-repeated="2" office:value-type="string" calcext:value-type="string">
            <text:p>Arumaji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0066102F93J</text:p>
          </table:table-cell>
          <table:table-cell table:style-name="ce2" office:value-type="string" calcext:value-type="string">
            <text:p>24-Jul-2025</text:p>
          </table:table-cell>
          <table:table-cell office:value-type="string" calcext:value-type="string">
            <text:p>Ngota Swali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8-Jul-2021</text:p>
          </table:table-cell>
        </table:table-row>
        <table:table-row table:style-name="ro1">
          <table:table-cell office:value-type="string" calcext:value-type="string">
            <text:p>ERIMU SAMSON</text:p>
          </table:table-cell>
          <table:table-cell office:value-type="float" office:value="772784778" calcext:value-type="float">
            <text:p>77278477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9-Dec-198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kololo(keri)</text:p>
          </table:table-cell>
          <table:table-cell office:value-type="string" calcext:value-type="string">
            <text:p>kolol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60541026TJA</text:p>
          </table:table-cell>
          <table:table-cell table:style-name="ce2" office:value-type="string" calcext:value-type="string">
            <text:p>19-Jun-2025</text:p>
          </table:table-cell>
          <table:table-cell office:value-type="string" calcext:value-type="string">
            <text:p>Hayat Sarah</text:p>
          </table:table-cell>
          <table:table-cell office:value-type="string" calcext:value-type="string">
            <text:p>wife</text:p>
          </table:table-cell>
          <table:table-cell office:value-type="float" office:value="786599382" calcext:value-type="float">
            <text:p>786599382</text:p>
          </table:table-cell>
          <table:table-cell table:number-columns-repeated="3"/>
          <table:table-cell table:style-name="ce2" office:value-type="string" calcext:value-type="string">
            <text:p>28-Jul-2021</text:p>
          </table:table-cell>
        </table:table-row>
        <table:table-row table:style-name="ro1">
          <table:table-cell office:value-type="string" calcext:value-type="string">
            <text:p>AROMBORAC SIAMA</text:p>
          </table:table-cell>
          <table:table-cell office:value-type="float" office:value="785400486" calcext:value-type="float">
            <text:p>78540048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7-Jun-195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table:number-columns-repeated="2" office:value-type="string" calcext:value-type="string">
            <text:p>Nyarilo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510871033LLL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Opio Hassan</text:p>
          </table:table-cell>
          <table:table-cell office:value-type="string" calcext:value-type="string">
            <text:p>Son</text:p>
          </table:table-cell>
          <table:table-cell office:value-type="float" office:value="7777035227" calcext:value-type="float">
            <text:p>7777035227</text:p>
          </table:table-cell>
          <table:table-cell table:number-columns-repeated="3"/>
          <table:table-cell table:style-name="ce2" office:value-type="string" calcext:value-type="string">
            <text:p>29-Jul-2021</text:p>
          </table:table-cell>
        </table:table-row>
        <table:table-row table:style-name="ro1">
          <table:table-cell office:value-type="string" calcext:value-type="string">
            <text:p>ONIBA AISHA </text:p>
          </table:table-cell>
          <table:table-cell office:value-type="float" office:value="775995875" calcext:value-type="float">
            <text:p>77599587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9-Sep-1977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Mijal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7053102FJRC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Wahab Oku</text:p>
          </table:table-cell>
          <table:table-cell office:value-type="string" calcext:value-type="string">
            <text:p>Son</text:p>
          </table:table-cell>
          <table:table-cell office:value-type="float" office:value="789414519" calcext:value-type="float">
            <text:p>789414519</text:p>
          </table:table-cell>
          <table:table-cell table:number-columns-repeated="3"/>
          <table:table-cell table:style-name="ce2" office:value-type="string" calcext:value-type="string">
            <text:p>2-Aug-2021</text:p>
          </table:table-cell>
        </table:table-row>
        <table:table-row table:style-name="ro1">
          <table:table-cell office:value-type="string" calcext:value-type="string">
            <text:p>AYITE MARGERT</text:p>
          </table:table-cell>
          <table:table-cell office:value-type="float" office:value="772509334" calcext:value-type="float">
            <text:p>77250933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4-Aug-1972</text:p>
          </table:table-cell>
          <table:table-cell office:value-type="string" calcext:value-type="string">
            <text:p>Divorc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table:number-columns-repeated="2" office:value-type="string" calcext:value-type="string">
            <text:p>Yibongo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2066101YUJE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Fred Asiki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9-Jul-2021</text:p>
          </table:table-cell>
        </table:table-row>
        <table:table-row table:style-name="ro1">
          <table:table-cell office:value-type="string" calcext:value-type="string">
            <text:p>METALORO STEPHEN</text:p>
          </table:table-cell>
          <table:table-cell office:value-type="float" office:value="775090562" calcext:value-type="float">
            <text:p>77509056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3-Mar-198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s man</text:p>
          </table:table-cell>
          <table:table-cell table:number-columns-repeated="2" office:value-type="string" calcext:value-type="string">
            <text:p>Indrib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4066100ZIYC</text:p>
          </table:table-cell>
          <table:table-cell table:style-name="ce2" office:value-type="string" calcext:value-type="string">
            <text:p>8-Nov-2024</text:p>
          </table:table-cell>
          <table:table-cell office:value-type="string" calcext:value-type="string">
            <text:p>Asiki Albert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30-Jul-2021</text:p>
          </table:table-cell>
        </table:table-row>
        <table:table-row table:style-name="ro1">
          <table:table-cell office:value-type="string" calcext:value-type="string">
            <text:p>ALICE AMINA</text:p>
          </table:table-cell>
          <table:table-cell office:value-type="float" office:value="779776045" calcext:value-type="float">
            <text:p>77977604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1-Oct-198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<text:s/>market</text:p>
          </table:table-cell>
          <table:table-cell office:value-type="string" calcext:value-type="string">
            <text:p>Yibong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1053108WU8C</text:p>
          </table:table-cell>
          <table:table-cell table:style-name="ce2" office:value-type="string" calcext:value-type="string">
            <text:p>20-Mar-2030</text:p>
          </table:table-cell>
          <table:table-cell office:value-type="string" calcext:value-type="string">
            <text:p>Hassan Imran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30-Jul-2021</text:p>
          </table:table-cell>
        </table:table-row>
        <table:table-row table:style-name="ro1">
          <table:table-cell office:value-type="string" calcext:value-type="string">
            <text:p>CHANDI ZANABU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5-Sep-1961</text:p>
          </table:table-cell>
          <table:table-cell office:value-type="string" calcext:value-type="string">
            <text:p>Window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Yibongo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61066102FJ3D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Fadil imran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30-Jul-2021</text:p>
          </table:table-cell>
        </table:table-row>
        <table:table-row table:style-name="ro1">
          <table:table-cell office:value-type="string" calcext:value-type="string">
            <text:p>OKUYO BERNARD</text:p>
          </table:table-cell>
          <table:table-cell office:value-type="float" office:value="776846975" calcext:value-type="float">
            <text:p>77684697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4-Nov-198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Man</text:p>
          </table:table-cell>
          <table:table-cell office:value-type="string" calcext:value-type="string">
            <text:p>Kampala</text:p>
          </table:table-cell>
          <table:table-cell/>
          <table:table-cell office:value-type="string" calcext:value-type="string">
            <text:p>National ID</text:p>
          </table:table-cell>
          <table:table-cell office:value-type="string" calcext:value-type="string">
            <text:p>CM820771015Z3L</text:p>
          </table:table-cell>
          <table:table-cell table:style-name="ce2" office:value-type="string" calcext:value-type="string">
            <text:p>8-Jun-2028</text:p>
          </table:table-cell>
          <table:table-cell office:value-type="string" calcext:value-type="string">
            <text:p>Asua Daniel</text:p>
          </table:table-cell>
          <table:table-cell office:value-type="string" calcext:value-type="string">
            <text:p>Brother</text:p>
          </table:table-cell>
          <table:table-cell office:value-type="float" office:value="772784119" calcext:value-type="float">
            <text:p>772784119</text:p>
          </table:table-cell>
          <table:table-cell table:number-columns-repeated="3"/>
          <table:table-cell table:style-name="ce2" office:value-type="string" calcext:value-type="string">
            <text:p>2-Aug-2021</text:p>
          </table:table-cell>
        </table:table-row>
        <table:table-row table:style-name="ro1">
          <table:table-cell office:value-type="string" calcext:value-type="string">
            <text:p>DEPAYA JOYCE</text:p>
          </table:table-cell>
          <table:table-cell office:value-type="float" office:value="787737411" calcext:value-type="float">
            <text:p>78773741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5-Jun-198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Ayinga Cell </text:p>
          </table:table-cell>
          <table:table-cell office:value-type="string" calcext:value-type="string">
            <text:p>Aing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8066101J99A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Hellen</text:p>
          </table:table-cell>
          <table:table-cell office:value-type="string" calcext:value-type="string">
            <text:p>Sister</text:p>
          </table:table-cell>
          <table:table-cell office:value-type="float" office:value="780607321" calcext:value-type="float">
            <text:p>780607321</text:p>
          </table:table-cell>
          <table:table-cell table:number-columns-repeated="3"/>
          <table:table-cell table:style-name="ce2" office:value-type="string" calcext:value-type="string">
            <text:p>2-Aug-2021</text:p>
          </table:table-cell>
        </table:table-row>
        <table:table-row table:style-name="ro1">
          <table:table-cell office:value-type="string" calcext:value-type="string">
            <text:p>CHANDIRU RAMULA</text:p>
          </table:table-cell>
          <table:table-cell office:value-type="float" office:value="770481530" calcext:value-type="float">
            <text:p>77048153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-Aug-198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Kulubu Cell</text:p>
          </table:table-cell>
          <table:table-cell office:value-type="string" calcext:value-type="string">
            <text:p>Kulubu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40531022DTL</text:p>
          </table:table-cell>
          <table:table-cell table:style-name="ce2" office:value-type="string" calcext:value-type="string">
            <text:p>24-Jun-2021</text:p>
          </table:table-cell>
          <table:table-cell office:value-type="string" calcext:value-type="string">
            <text:p>Akhiram Aluma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-Aug-2021</text:p>
          </table:table-cell>
        </table:table-row>
        <table:table-row table:style-name="ro1">
          <table:table-cell office:value-type="string" calcext:value-type="string">
            <text:p>ARIKE SWAIB</text:p>
          </table:table-cell>
          <table:table-cell office:value-type="float" office:value="772676785" calcext:value-type="float">
            <text:p>77267678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-Jan-199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Man</text:p>
          </table:table-cell>
          <table:table-cell office:value-type="string" calcext:value-type="string">
            <text:p>Gbukutu Cell</text:p>
          </table:table-cell>
          <table:table-cell office:value-type="string" calcext:value-type="string">
            <text:p>Lip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4066103CELH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Bako Rehma</text:p>
          </table:table-cell>
          <table:table-cell office:value-type="string" calcext:value-type="string">
            <text:p>Wife</text:p>
          </table:table-cell>
          <table:table-cell office:value-type="float" office:value="787216493" calcext:value-type="float">
            <text:p>787216493</text:p>
          </table:table-cell>
          <table:table-cell table:number-columns-repeated="3"/>
          <table:table-cell table:style-name="ce2" office:value-type="string" calcext:value-type="string">
            <text:p>3-Aug-2021</text:p>
          </table:table-cell>
        </table:table-row>
        <table:table-row table:style-name="ro1">
          <table:table-cell office:value-type="string" calcext:value-type="string">
            <text:p>BOBOYA BRAN</text:p>
          </table:table-cell>
          <table:table-cell office:value-type="float" office:value="777698226" calcext:value-type="float">
            <text:p>77769822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5-Dec-198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Man</text:p>
          </table:table-cell>
          <table:table-cell office:value-type="string" calcext:value-type="string">
            <text:p>Nyangilia Cell</text:p>
          </table:table-cell>
          <table:table-cell office:value-type="string" calcext:value-type="string">
            <text:p>Ajinjing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5066103G00E</text:p>
          </table:table-cell>
          <table:table-cell table:style-name="ce2" office:value-type="string" calcext:value-type="string">
            <text:p>25-Jun-2021</text:p>
          </table:table-cell>
          <table:table-cell office:value-type="string" calcext:value-type="string">
            <text:p>Rokon Khamis</text:p>
          </table:table-cell>
          <table:table-cell office:value-type="string" calcext:value-type="string">
            <text:p>Brother</text:p>
          </table:table-cell>
          <table:table-cell office:value-type="float" office:value="781646668" calcext:value-type="float">
            <text:p>781646668</text:p>
          </table:table-cell>
          <table:table-cell table:number-columns-repeated="3"/>
          <table:table-cell table:style-name="ce2" office:value-type="string" calcext:value-type="string">
            <text:p>3-Aug-2021</text:p>
          </table:table-cell>
        </table:table-row>
        <table:table-row table:style-name="ro1">
          <table:table-cell office:value-type="string" calcext:value-type="string">
            <text:p>INJIKURU ROSE</text:p>
          </table:table-cell>
          <table:table-cell office:value-type="float" office:value="771377349" calcext:value-type="float">
            <text:p>77137734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-Jan-198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Anyifir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5077104HVC</text:p>
          </table:table-cell>
          <table:table-cell table:style-name="ce2" office:value-type="string" calcext:value-type="string">
            <text:p>5-Jul-2025</text:p>
          </table:table-cell>
          <table:table-cell office:value-type="string" calcext:value-type="string">
            <text:p>Drichiru Joan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3-Aug-2021</text:p>
          </table:table-cell>
        </table:table-row>
        <table:table-row table:style-name="ro1">
          <table:table-cell office:value-type="string" calcext:value-type="string">
            <text:p>DRICHA KADIJA</text:p>
          </table:table-cell>
          <table:table-cell office:value-type="float" office:value="779440494" calcext:value-type="float">
            <text:p>77944049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-May-1979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Anjirico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9066101H95D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Boy Rasul</text:p>
          </table:table-cell>
          <table:table-cell office:value-type="string" calcext:value-type="string">
            <text:p>Son</text:p>
          </table:table-cell>
          <table:table-cell office:value-type="float" office:value="779332267" calcext:value-type="float">
            <text:p>779332267</text:p>
          </table:table-cell>
          <table:table-cell table:number-columns-repeated="3"/>
          <table:table-cell table:style-name="ce2" office:value-type="string" calcext:value-type="string">
            <text:p>3-Aug-2021</text:p>
          </table:table-cell>
        </table:table-row>
        <table:table-row table:style-name="ro1">
          <table:table-cell office:value-type="string" calcext:value-type="string">
            <text:p>ALORO FREDERICK</text:p>
          </table:table-cell>
          <table:table-cell office:value-type="float" office:value="772358965" calcext:value-type="float">
            <text:p>77235896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7-Jul-197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Ombachi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5002106G3YA</text:p>
          </table:table-cell>
          <table:table-cell table:style-name="ce2" office:value-type="string" calcext:value-type="string">
            <text:p>6-Sep-2025</text:p>
          </table:table-cell>
          <table:table-cell office:value-type="string" calcext:value-type="string">
            <text:p>Alemi William </text:p>
          </table:table-cell>
          <table:table-cell office:value-type="string" calcext:value-type="string">
            <text:p>Brother</text:p>
          </table:table-cell>
          <table:table-cell office:value-type="float" office:value="772444772" calcext:value-type="float">
            <text:p>772444772</text:p>
          </table:table-cell>
          <table:table-cell table:number-columns-repeated="3"/>
          <table:table-cell table:style-name="ce2" office:value-type="string" calcext:value-type="string">
            <text:p>4-Aug-2021</text:p>
          </table:table-cell>
        </table:table-row>
        <table:table-row table:style-name="ro1">
          <table:table-cell office:value-type="string" calcext:value-type="string">
            <text:p>KATO KENNEDY</text:p>
          </table:table-cell>
          <table:table-cell office:value-type="float" office:value="392991887" calcext:value-type="float">
            <text:p>39299188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5-May-1997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Lip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7066103J70F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Ariye Grace</text:p>
          </table:table-cell>
          <table:table-cell office:value-type="string" calcext:value-type="string">
            <text:p>Mother</text:p>
          </table:table-cell>
          <table:table-cell office:value-type="float" office:value="776100981" calcext:value-type="float">
            <text:p>776100981</text:p>
          </table:table-cell>
          <table:table-cell table:number-columns-repeated="3"/>
          <table:table-cell table:style-name="ce2" office:value-type="string" calcext:value-type="string">
            <text:p>5-Aug-2021</text:p>
          </table:table-cell>
        </table:table-row>
        <table:table-row table:style-name="ro1">
          <table:table-cell office:value-type="string" calcext:value-type="string">
            <text:p>KABEBI RAIMA </text:p>
          </table:table-cell>
          <table:table-cell office:value-type="float" office:value="786379543" calcext:value-type="float">
            <text:p>78637954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5-Jan-1987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Anyifir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7066102N2PA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Ramadam Abdu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5-Aug-2021</text:p>
          </table:table-cell>
        </table:table-row>
        <table:table-row table:style-name="ro1">
          <table:table-cell office:value-type="string" calcext:value-type="string">
            <text:p>BADAKA GIFT JOEL</text:p>
          </table:table-cell>
          <table:table-cell office:value-type="float" office:value="773044440" calcext:value-type="float">
            <text:p>77304444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8-Apr-198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anker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Lip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4077104A9LL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Ayakaka Docus</text:p>
          </table:table-cell>
          <table:table-cell office:value-type="string" calcext:value-type="string">
            <text:p>Wife</text:p>
          </table:table-cell>
          <table:table-cell office:value-type="float" office:value="778739938" calcext:value-type="float">
            <text:p>778739938</text:p>
          </table:table-cell>
          <table:table-cell table:number-columns-repeated="3"/>
          <table:table-cell table:style-name="ce2" office:value-type="string" calcext:value-type="string">
            <text:p>5-Aug-2021</text:p>
          </table:table-cell>
        </table:table-row>
        <table:table-row table:style-name="ro1">
          <table:table-cell office:value-type="string" calcext:value-type="string">
            <text:p>KATUSIIME CLARA CHEKA</text:p>
          </table:table-cell>
          <table:table-cell office:value-type="float" office:value="782833844" calcext:value-type="float">
            <text:p>78283384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-Aug-1983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Ombachi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3066101FNNG</text:p>
          </table:table-cell>
          <table:table-cell table:style-name="ce2" office:value-type="string" calcext:value-type="string">
            <text:p>20-Aug-2030</text:p>
          </table:table-cell>
          <table:table-cell office:value-type="string" calcext:value-type="string">
            <text:p>Abigel Linder</text:p>
          </table:table-cell>
          <table:table-cell office:value-type="string" calcext:value-type="string">
            <text:p>Daughter</text:p>
          </table:table-cell>
          <table:table-cell office:value-type="float" office:value="782833844" calcext:value-type="float">
            <text:p>782833844</text:p>
          </table:table-cell>
          <table:table-cell table:number-columns-repeated="3"/>
          <table:table-cell table:style-name="ce2" office:value-type="string" calcext:value-type="string">
            <text:p>6-Aug-2021</text:p>
          </table:table-cell>
        </table:table-row>
        <table:table-row table:style-name="ro1">
          <table:table-cell office:value-type="string" calcext:value-type="string">
            <text:p>AATE SEKINA</text:p>
          </table:table-cell>
          <table:table-cell office:value-type="float" office:value="782711690" calcext:value-type="float">
            <text:p>78271169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0-Nov-197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Ombachi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8053101404K</text:p>
          </table:table-cell>
          <table:table-cell table:style-name="ce2" office:value-type="string" calcext:value-type="string">
            <text:p>13-Nov-2021</text:p>
          </table:table-cell>
          <table:table-cell office:value-type="string" calcext:value-type="string">
            <text:p>Aate Zaitun</text:p>
          </table:table-cell>
          <table:table-cell office:value-type="string" calcext:value-type="string">
            <text:p>Mother</text:p>
          </table:table-cell>
          <table:table-cell office:value-type="float" office:value="782711690" calcext:value-type="float">
            <text:p>782711690</text:p>
          </table:table-cell>
          <table:table-cell table:number-columns-repeated="3"/>
          <table:table-cell table:style-name="ce2" office:value-type="string" calcext:value-type="string">
            <text:p>6-Aug-2021</text:p>
          </table:table-cell>
        </table:table-row>
        <table:table-row table:style-name="ro1">
          <table:table-cell office:value-type="string" calcext:value-type="string">
            <text:p>METALORO <text:s text:c="2"/>MOSES</text:p>
          </table:table-cell>
          <table:table-cell office:value-type="float" office:value="777665365" calcext:value-type="float">
            <text:p>77766536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5-Jan-199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Medical Worker</text:p>
          </table:table-cell>
          <table:table-cell office:value-type="string" calcext:value-type="string">
            <text:p>Pioneer</text:p>
          </table:table-cell>
          <table:table-cell office:value-type="string" calcext:value-type="string">
            <text:p>Gbukutu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20066100QK0D</text:p>
          </table:table-cell>
          <table:table-cell table:style-name="ce2" office:value-type="string" calcext:value-type="string">
            <text:p>30-Nov-2024</text:p>
          </table:table-cell>
          <table:table-cell office:value-type="string" calcext:value-type="string">
            <text:p>Sumaya Amiza</text:p>
          </table:table-cell>
          <table:table-cell office:value-type="string" calcext:value-type="string">
            <text:p>Brother</text:p>
          </table:table-cell>
          <table:table-cell office:value-type="float" office:value="760137475" calcext:value-type="float">
            <text:p>760137475</text:p>
          </table:table-cell>
          <table:table-cell table:number-columns-repeated="3"/>
          <table:table-cell table:style-name="ce2" office:value-type="string" calcext:value-type="string">
            <text:p>7-Aug-2021</text:p>
          </table:table-cell>
        </table:table-row>
        <table:table-row table:style-name="ro1">
          <table:table-cell office:value-type="string" calcext:value-type="string">
            <text:p>ZUBEDA WAIGA</text:p>
          </table:table-cell>
          <table:table-cell office:value-type="float" office:value="788651678" calcext:value-type="float">
            <text:p>78865167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7-Feb-198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Anyifir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6066101C9XE</text:p>
          </table:table-cell>
          <table:table-cell table:style-name="ce2" office:value-type="string" calcext:value-type="string">
            <text:p>24-Jun-2021</text:p>
          </table:table-cell>
          <table:table-cell office:value-type="string" calcext:value-type="string">
            <text:p>Farida Never</text:p>
          </table:table-cell>
          <table:table-cell office:value-type="string" calcext:value-type="string">
            <text:p>Daughter</text:p>
          </table:table-cell>
          <table:table-cell office:value-type="float" office:value="788321366" calcext:value-type="float">
            <text:p>788321366</text:p>
          </table:table-cell>
          <table:table-cell table:number-columns-repeated="3"/>
          <table:table-cell table:style-name="ce2" office:value-type="string" calcext:value-type="string">
            <text:p>9-Aug-2021</text:p>
          </table:table-cell>
        </table:table-row>
        <table:table-row table:style-name="ro1">
          <table:table-cell office:value-type="string" calcext:value-type="string">
            <text:p>AJONYE JANE SINANDUGU</text:p>
          </table:table-cell>
          <table:table-cell office:value-type="float" office:value="774085216" calcext:value-type="float">
            <text:p>77408521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-May-197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Boader Market</text:p>
          </table:table-cell>
          <table:table-cell office:value-type="string" calcext:value-type="string">
            <text:p>Yibongo Cell 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5066102VCUC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Atiki Eric</text:p>
          </table:table-cell>
          <table:table-cell office:value-type="string" calcext:value-type="string">
            <text:p>Son</text:p>
          </table:table-cell>
          <table:table-cell office:value-type="float" office:value="772642220" calcext:value-type="float">
            <text:p>772642220</text:p>
          </table:table-cell>
          <table:table-cell table:number-columns-repeated="3"/>
          <table:table-cell table:style-name="ce2" office:value-type="string" calcext:value-type="string">
            <text:p>9-Aug-2021</text:p>
          </table:table-cell>
        </table:table-row>
        <table:table-row table:style-name="ro1">
          <table:table-cell office:value-type="string" calcext:value-type="string">
            <text:p>EFIT GIFT</text:p>
          </table:table-cell>
          <table:table-cell office:value-type="float" office:value="783258212" calcext:value-type="float">
            <text:p>78325821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-May-1987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koboko public ss</text:p>
          </table:table-cell>
          <table:table-cell office:value-type="string" calcext:value-type="string">
            <text:p>Lip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4077103LDLK</text:p>
          </table:table-cell>
          <table:table-cell table:style-name="ce2" office:value-type="string" calcext:value-type="string">
            <text:p>5-Jul-2025</text:p>
          </table:table-cell>
          <table:table-cell office:value-type="string" calcext:value-type="string">
            <text:p>Aleni Giant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9-Aug-2021</text:p>
          </table:table-cell>
        </table:table-row>
        <table:table-row table:style-name="ro1">
          <table:table-cell office:value-type="string" calcext:value-type="string">
            <text:p>EMUSUGUT DANIEL</text:p>
          </table:table-cell>
          <table:table-cell office:value-type="float" office:value="771931316" calcext:value-type="float">
            <text:p>77193131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5-May-199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mbachi stage</text:p>
          </table:table-cell>
          <table:table-cell office:value-type="string" calcext:value-type="string">
            <text:p>Dembelenga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00391063MF</text:p>
          </table:table-cell>
          <table:table-cell table:style-name="ce2" office:value-type="string" calcext:value-type="string">
            <text:p>21-Aug-2025</text:p>
          </table:table-cell>
          <table:table-cell office:value-type="string" calcext:value-type="string">
            <text:p>Erimu Samson</text:p>
          </table:table-cell>
          <table:table-cell office:value-type="string" calcext:value-type="string">
            <text:p>Son</text:p>
          </table:table-cell>
          <table:table-cell office:value-type="float" office:value="778826566" calcext:value-type="float">
            <text:p>778826566</text:p>
          </table:table-cell>
          <table:table-cell table:number-columns-repeated="3"/>
          <table:table-cell table:style-name="ce2" office:value-type="string" calcext:value-type="string">
            <text:p>9-Aug-2021</text:p>
          </table:table-cell>
        </table:table-row>
        <table:table-row table:style-name="ro1">
          <table:table-cell office:value-type="string" calcext:value-type="string">
            <text:p>GERIA VIOLA</text:p>
          </table:table-cell>
          <table:table-cell office:value-type="float" office:value="776740721" calcext:value-type="float">
            <text:p>77674072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0-Aug-199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table:number-columns-repeated="2" office:value-type="string" calcext:value-type="string">
            <text:p>Anjijin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40661021C6K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Sanya samuel</text:p>
          </table:table-cell>
          <table:table-cell office:value-type="string" calcext:value-type="string">
            <text:p>Husband</text:p>
          </table:table-cell>
          <table:table-cell office:value-type="float" office:value="776740721" calcext:value-type="float">
            <text:p>776740721</text:p>
          </table:table-cell>
          <table:table-cell table:number-columns-repeated="3"/>
          <table:table-cell table:style-name="ce2" office:value-type="string" calcext:value-type="string">
            <text:p>10-Aug-2021</text:p>
          </table:table-cell>
        </table:table-row>
        <table:table-row table:style-name="ro1">
          <table:table-cell office:value-type="string" calcext:value-type="string">
            <text:p>IJOSIGA ISMAIL</text:p>
          </table:table-cell>
          <table:table-cell office:value-type="float" office:value="775888913" calcext:value-type="float">
            <text:p>77588891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-Jan-1973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Gurepi cell</text:p>
          </table:table-cell>
          <table:table-cell office:value-type="string" calcext:value-type="string">
            <text:p>Gurepi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3066102607G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Ijoyi Khalid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0-Aug-2021</text:p>
          </table:table-cell>
        </table:table-row>
        <table:table-row table:style-name="ro1">
          <table:table-cell office:value-type="string" calcext:value-type="string">
            <text:p>LEKURU CHRISTINE</text:p>
          </table:table-cell>
          <table:table-cell office:value-type="float" office:value="774704411" calcext:value-type="float">
            <text:p>77470441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8-Dec-199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table:number-columns-repeated="2" office:value-type="string" calcext:value-type="string">
            <text:p>Nyarilo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40531041RYC</text:p>
          </table:table-cell>
          <table:table-cell table:style-name="ce2" office:value-type="string" calcext:value-type="string">
            <text:p>9-Sep-2025</text:p>
          </table:table-cell>
          <table:table-cell office:value-type="string" calcext:value-type="string">
            <text:p>Adiru Joyce Doris</text:p>
          </table:table-cell>
          <table:table-cell office:value-type="string" calcext:value-type="string">
            <text:p>Sister</text:p>
          </table:table-cell>
          <table:table-cell office:value-type="float" office:value="778736967" calcext:value-type="float">
            <text:p>778736967</text:p>
          </table:table-cell>
          <table:table-cell table:number-columns-repeated="3"/>
          <table:table-cell table:style-name="ce2" office:value-type="string" calcext:value-type="string">
            <text:p>10-Aug-2021</text:p>
          </table:table-cell>
        </table:table-row>
        <table:table-row table:style-name="ro1">
          <table:table-cell office:value-type="string" calcext:value-type="string">
            <text:p>ANITE ZAM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7-Jul-198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Ombachi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605310395PH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Debaku Wahab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1-Aug-2021</text:p>
          </table:table-cell>
        </table:table-row>
        <table:table-row table:style-name="ro1">
          <table:table-cell office:value-type="string" calcext:value-type="string">
            <text:p>NIGHT AMINA HUSSEIN</text:p>
          </table:table-cell>
          <table:table-cell office:value-type="float" office:value="781501152" calcext:value-type="float">
            <text:p>78150115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7-Sep-197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Keri Market</text:p>
          </table:table-cell>
          <table:table-cell office:value-type="string" calcext:value-type="string">
            <text:p>Kulub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6066102CFGH</text:p>
          </table:table-cell>
          <table:table-cell table:style-name="ce2" office:value-type="string" calcext:value-type="string">
            <text:p>24-Jun-2024</text:p>
          </table:table-cell>
          <table:table-cell office:value-type="string" calcext:value-type="string">
            <text:p>Bangutu Sabote</text:p>
          </table:table-cell>
          <table:table-cell office:value-type="string" calcext:value-type="string">
            <text:p>Son</text:p>
          </table:table-cell>
          <table:table-cell office:value-type="float" office:value="781044369" calcext:value-type="float">
            <text:p>781044369</text:p>
          </table:table-cell>
          <table:table-cell table:number-columns-repeated="3"/>
          <table:table-cell table:style-name="ce2" office:value-type="string" calcext:value-type="string">
            <text:p>12-Aug-2021</text:p>
          </table:table-cell>
        </table:table-row>
        <table:table-row table:style-name="ro1">
          <table:table-cell office:value-type="string" calcext:value-type="string">
            <text:p>OCOKORU GLORIA</text:p>
          </table:table-cell>
          <table:table-cell office:value-type="float" office:value="784437253" calcext:value-type="float">
            <text:p>78443725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2-Aug-198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Anyifir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00771040HND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Enzama Kennedy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2-Aug-2021</text:p>
          </table:table-cell>
        </table:table-row>
        <table:table-row table:style-name="ro1">
          <table:table-cell office:value-type="string" calcext:value-type="string">
            <text:p>APAYI HARRIET</text:p>
          </table:table-cell>
          <table:table-cell office:value-type="float" office:value="775325339" calcext:value-type="float">
            <text:p>77532533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-Jul-198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Keri Market</text:p>
          </table:table-cell>
          <table:table-cell office:value-type="string" calcext:value-type="string">
            <text:p>Keri-Midi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206610129YD</text:p>
          </table:table-cell>
          <table:table-cell table:style-name="ce2" office:value-type="string" calcext:value-type="string">
            <text:p>25-Nov-2024</text:p>
          </table:table-cell>
          <table:table-cell office:value-type="string" calcext:value-type="string">
            <text:p>Musema Lawrence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6-Aug-2021</text:p>
          </table:table-cell>
        </table:table-row>
        <table:table-row table:style-name="ro1">
          <table:table-cell office:value-type="string" calcext:value-type="string">
            <text:p>GIFT JAMES</text:p>
          </table:table-cell>
          <table:table-cell office:value-type="float" office:value="778962096" calcext:value-type="float">
            <text:p>77896209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8-Apr-1992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Arumaji 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20661014W1D</text:p>
          </table:table-cell>
          <table:table-cell table:style-name="ce2" office:value-type="string" calcext:value-type="string">
            <text:p>13-Nov-2024</text:p>
          </table:table-cell>
          <table:table-cell office:value-type="string" calcext:value-type="string">
            <text:p>Rose Witro</text:p>
          </table:table-cell>
          <table:table-cell office:value-type="string" calcext:value-type="string">
            <text:p>Mother</text:p>
          </table:table-cell>
          <table:table-cell office:value-type="float" office:value="782667177" calcext:value-type="float">
            <text:p>782667177</text:p>
          </table:table-cell>
          <table:table-cell table:number-columns-repeated="3"/>
          <table:table-cell table:style-name="ce2" office:value-type="string" calcext:value-type="string">
            <text:p>16-Aug-2021</text:p>
          </table:table-cell>
        </table:table-row>
        <table:table-row table:style-name="ro1">
          <table:table-cell office:value-type="string" calcext:value-type="string">
            <text:p>AJIO HARRIET </text:p>
          </table:table-cell>
          <table:table-cell office:value-type="float" office:value="774565525" calcext:value-type="float">
            <text:p>77456552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9-Apr-199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Abele market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006610234NJ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Bileru Celina 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7-Aug-2021</text:p>
          </table:table-cell>
        </table:table-row>
        <table:table-row table:style-name="ro1">
          <table:table-cell office:value-type="string" calcext:value-type="string">
            <text:p>ADIRU HELLEN</text:p>
          </table:table-cell>
          <table:table-cell office:value-type="float" office:value="773556773" calcext:value-type="float">
            <text:p>77355677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-Mar-198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Lipa</text:p>
          </table:table-cell>
          <table:table-cell office:value-type="string" calcext:value-type="string">
            <text:p>Lip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4053102F9GF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Anguzu Alfred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7-Aug-2021</text:p>
          </table:table-cell>
        </table:table-row>
        <table:table-row table:style-name="ro1">
          <table:table-cell office:value-type="string" calcext:value-type="string">
            <text:p>AYIDA SELUWA</text:p>
          </table:table-cell>
          <table:table-cell office:value-type="float" office:value="788605788" calcext:value-type="float">
            <text:p>78860578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3-Mar-199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Dembelenga</text:p>
          </table:table-cell>
          <table:table-cell office:value-type="string" calcext:value-type="string">
            <text:p>Dembelenga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2066100V73F</text:p>
          </table:table-cell>
          <table:table-cell table:style-name="ce2" office:value-type="string" calcext:value-type="string">
            <text:p>20-Nov-2024</text:p>
          </table:table-cell>
          <table:table-cell office:value-type="string" calcext:value-type="string">
            <text:p>Ahmed Alafi</text:p>
          </table:table-cell>
          <table:table-cell office:value-type="string" calcext:value-type="string">
            <text:p>Son</text:p>
          </table:table-cell>
          <table:table-cell office:value-type="float" office:value="789258767" calcext:value-type="float">
            <text:p>789258767</text:p>
          </table:table-cell>
          <table:table-cell table:number-columns-repeated="3"/>
          <table:table-cell table:style-name="ce2" office:value-type="string" calcext:value-type="string">
            <text:p>18-Aug-2021</text:p>
          </table:table-cell>
        </table:table-row>
        <table:table-row table:style-name="ro1">
          <table:table-cell office:value-type="string" calcext:value-type="string">
            <text:p>TAISA AMINA</text:p>
          </table:table-cell>
          <table:table-cell office:value-type="float" office:value="778833050" calcext:value-type="float">
            <text:p>77883305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2-May-198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Lurunu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0066100YCGF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Zuberi Ismai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8-Aug-2021</text:p>
          </table:table-cell>
        </table:table-row>
        <table:table-row table:style-name="ro1">
          <table:table-cell office:value-type="string" calcext:value-type="string">
            <text:p>AYOZU JESCA TAIBO</text:p>
          </table:table-cell>
          <table:table-cell office:value-type="float" office:value="775096785" calcext:value-type="float">
            <text:p>77509678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Keri Market</text:p>
          </table:table-cell>
          <table:table-cell office:value-type="string" calcext:value-type="string">
            <text:p>Keri-Midia</text:p>
          </table:table-cell>
          <table:table-cell office:value-type="string" calcext:value-type="string">
            <text:p>National ID</text:p>
          </table:table-cell>
          <table:table-cell table:number-columns-repeated="2"/>
          <table:table-cell office:value-type="string" calcext:value-type="string">
            <text:p>Malish Moses</text:p>
          </table:table-cell>
          <table:table-cell office:value-type="string" calcext:value-type="string">
            <text:p>Husband</text:p>
          </table:table-cell>
          <table:table-cell office:value-type="float" office:value="794313646" calcext:value-type="float">
            <text:p>794313646</text:p>
          </table:table-cell>
          <table:table-cell table:number-columns-repeated="3"/>
          <table:table-cell table:style-name="ce2" office:value-type="string" calcext:value-type="string">
            <text:p>18-Aug-2021</text:p>
          </table:table-cell>
        </table:table-row>
        <table:table-row table:style-name="ro1">
          <table:table-cell office:value-type="string" calcext:value-type="string">
            <text:p>MAZARAU AISHA</text:p>
          </table:table-cell>
          <table:table-cell office:value-type="float" office:value="787668410" calcext:value-type="float">
            <text:p>78766841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5-Aug-1979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Ombach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9066101GMFD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Siki Sabiri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8-Aug-2021</text:p>
          </table:table-cell>
        </table:table-row>
        <table:table-row table:style-name="ro1">
          <table:table-cell office:value-type="string" calcext:value-type="string">
            <text:p>ADIYE MARIAM</text:p>
          </table:table-cell>
          <table:table-cell office:value-type="float" office:value="791343509" calcext:value-type="float">
            <text:p>79134350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-Sep-197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Yibongo </text:p>
          </table:table-cell>
          <table:table-cell office:value-type="string" calcext:value-type="string">
            <text:p>Yibongo Cell 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2066103AX7F</text:p>
          </table:table-cell>
          <table:table-cell table:style-name="ce2" office:value-type="string" calcext:value-type="string">
            <text:p>24-Jun-2021</text:p>
          </table:table-cell>
          <table:table-cell office:value-type="string" calcext:value-type="string">
            <text:p>Sijali Iniham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18-Aug-2021</text:p>
          </table:table-cell>
        </table:table-row>
        <table:table-row table:style-name="ro1">
          <table:table-cell office:value-type="string" calcext:value-type="string">
            <text:p>NYOLA SHERIFA AHMED</text:p>
          </table:table-cell>
          <table:table-cell office:value-type="float" office:value="789257814" calcext:value-type="float">
            <text:p>78925781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3-Feb-199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Yibongo Cell 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40661033PEA</text:p>
          </table:table-cell>
          <table:table-cell table:style-name="ce2" office:value-type="string" calcext:value-type="string">
            <text:p>24-Jun-2024</text:p>
          </table:table-cell>
          <table:table-cell office:value-type="string" calcext:value-type="string">
            <text:p>Christine 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0-Aug-2021</text:p>
          </table:table-cell>
        </table:table-row>
        <table:table-row table:style-name="ro1">
          <table:table-cell office:value-type="string" calcext:value-type="string">
            <text:p>OJARA RICHARD</text:p>
          </table:table-cell>
          <table:table-cell office:value-type="float" office:value="774186334" calcext:value-type="float">
            <text:p>77418633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3-Jan-1979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Engineer</text:p>
          </table:table-cell>
          <table:table-cell table:number-columns-repeated="2" office:value-type="string" calcext:value-type="string">
            <text:p>Nyarilo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60051028D6A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Alice Loy</text:p>
          </table:table-cell>
          <table:table-cell office:value-type="string" calcext:value-type="string">
            <text:p>Wife</text:p>
          </table:table-cell>
          <table:table-cell office:value-type="float" office:value="7774815228" calcext:value-type="float">
            <text:p>7774815228</text:p>
          </table:table-cell>
          <table:table-cell table:number-columns-repeated="3"/>
          <table:table-cell table:style-name="ce2" office:value-type="string" calcext:value-type="string">
            <text:p>20-Aug-2021</text:p>
          </table:table-cell>
        </table:table-row>
        <table:table-row table:style-name="ro1">
          <table:table-cell office:value-type="string" calcext:value-type="string">
            <text:p>AKISU JOICE</text:p>
          </table:table-cell>
          <table:table-cell office:value-type="float" office:value="770712680" calcext:value-type="float">
            <text:p>77071268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3-May-198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Keri Market</text:p>
          </table:table-cell>
          <table:table-cell office:value-type="string" calcext:value-type="string">
            <text:p>Keri-Midi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60661015UWH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Maneno Viola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3-Aug-2021</text:p>
          </table:table-cell>
        </table:table-row>
        <table:table-row table:style-name="ro1">
          <table:table-cell office:value-type="string" calcext:value-type="string">
            <text:p>SIYESA JAMILA</text:p>
          </table:table-cell>
          <table:table-cell office:value-type="float" office:value="777621894" calcext:value-type="float">
            <text:p>77762189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-Sep-1987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Mijale </text:p>
          </table:table-cell>
          <table:table-cell office:value-type="string" calcext:value-type="string">
            <text:p>Mijal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7066100WK4C</text:p>
          </table:table-cell>
          <table:table-cell table:style-name="ce2" office:value-type="string" calcext:value-type="string">
            <text:p>20-Nov-2024</text:p>
          </table:table-cell>
          <table:table-cell office:value-type="string" calcext:value-type="string">
            <text:p>Mustafah Abdulay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24-Aug-2021</text:p>
          </table:table-cell>
        </table:table-row>
        <table:table-row table:style-name="ro1">
          <table:table-cell office:value-type="string" calcext:value-type="string">
            <text:p>ETOLE BIAJO</text:p>
          </table:table-cell>
          <table:table-cell office:value-type="float" office:value="782305844" calcext:value-type="float">
            <text:p>78230584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0-Nov-197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Ombach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2053102L76H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Amaniyo Christine</text:p>
          </table:table-cell>
          <table:table-cell office:value-type="string" calcext:value-type="string">
            <text:p>Wife</text:p>
          </table:table-cell>
          <table:table-cell office:value-type="float" office:value="777042134" calcext:value-type="float">
            <text:p>777042134</text:p>
          </table:table-cell>
          <table:table-cell table:number-columns-repeated="3"/>
          <table:table-cell table:style-name="ce2" office:value-type="string" calcext:value-type="string">
            <text:p>27-Aug-2021</text:p>
          </table:table-cell>
        </table:table-row>
        <table:table-row table:style-name="ro1">
          <table:table-cell office:value-type="string" calcext:value-type="string">
            <text:p>OTHIM JIMMY</text:p>
          </table:table-cell>
          <table:table-cell office:value-type="float" office:value="787062741" calcext:value-type="float">
            <text:p>78706274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9-Sep-1987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Engineer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Sinyan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70331077QYK</text:p>
          </table:table-cell>
          <table:table-cell table:style-name="ce2" office:value-type="string" calcext:value-type="string">
            <text:p>9-Jul-2025</text:p>
          </table:table-cell>
          <table:table-cell office:value-type="string" calcext:value-type="string">
            <text:p>Piranok Furaha</text:p>
          </table:table-cell>
          <table:table-cell office:value-type="string" calcext:value-type="string">
            <text:p>Wife</text:p>
          </table:table-cell>
          <table:table-cell office:value-type="float" office:value="775219679" calcext:value-type="float">
            <text:p>775219679</text:p>
          </table:table-cell>
          <table:table-cell table:number-columns-repeated="3"/>
          <table:table-cell table:style-name="ce2" office:value-type="string" calcext:value-type="string">
            <text:p>28-Aug-2021</text:p>
          </table:table-cell>
        </table:table-row>
        <table:table-row table:style-name="ro1">
          <table:table-cell office:value-type="string" calcext:value-type="string">
            <text:p>SERIYA FLORENCE</text:p>
          </table:table-cell>
          <table:table-cell office:value-type="float" office:value="776490992" calcext:value-type="float">
            <text:p>776490992</text:p>
          </table:table-cell>
          <table:table-cell office:value-type="float" office:value="793392822" calcext:value-type="float">
            <text:p>793392822</text:p>
          </table:table-cell>
          <table:table-cell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-Jan-198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Market Square</text:p>
          </table:table-cell>
          <table:table-cell/>
          <table:table-cell office:value-type="string" calcext:value-type="string">
            <text:p>National ID</text:p>
          </table:table-cell>
          <table:table-cell office:value-type="string" calcext:value-type="string">
            <text:p>CF880771032HQK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28-Aug-2021</text:p>
          </table:table-cell>
        </table:table-row>
        <table:table-row table:style-name="ro1">
          <table:table-cell office:value-type="string" calcext:value-type="string">
            <text:p>DALILI HASSAN</text:p>
          </table:table-cell>
          <table:table-cell office:value-type="float" office:value="776209362" calcext:value-type="float">
            <text:p>77620936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9-Jul-1986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Transport Road</text:p>
          </table:table-cell>
          <table:table-cell office:value-type="string" calcext:value-type="string">
            <text:p>Lurunu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6066101F8HA</text:p>
          </table:table-cell>
          <table:table-cell table:style-name="ce2" office:value-type="string" calcext:value-type="string">
            <text:p>24-Jun-2025</text:p>
          </table:table-cell>
          <table:table-cell office:value-type="string" calcext:value-type="string">
            <text:p>Muzami Dalili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2" office:value-type="string" calcext:value-type="string">
            <text:p>30-Aug-2021</text:p>
          </table:table-cell>
        </table:table-row>
        <table:table-row table:style-name="ro1">
          <table:table-cell office:value-type="string" calcext:value-type="string">
            <text:p>MUSEMA SWAIBU</text:p>
          </table:table-cell>
          <table:table-cell office:value-type="float" office:value="771218762" calcext:value-type="float">
            <text:p>77121876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-May-199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odaboda Guy</text:p>
          </table:table-cell>
          <table:table-cell office:value-type="string" calcext:value-type="string">
            <text:p>Dembelenga</text:p>
          </table:table-cell>
          <table:table-cell office:value-type="string" calcext:value-type="string">
            <text:p>Dembelenga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5066102TUJL</text:p>
          </table:table-cell>
          <table:table-cell table:style-name="ce2" office:value-type="string" calcext:value-type="string">
            <text:p>25-Jun-2025</text:p>
          </table:table-cell>
          <table:table-cell office:value-type="string" calcext:value-type="string">
            <text:p>Tabu Swadik</text:p>
          </table:table-cell>
          <table:table-cell office:value-type="string" calcext:value-type="string">
            <text:p>Father</text:p>
          </table:table-cell>
          <table:table-cell office:value-type="float" office:value="771300234" calcext:value-type="float">
            <text:p>771300234</text:p>
          </table:table-cell>
          <table:table-cell table:number-columns-repeated="3"/>
          <table:table-cell table:style-name="ce2" office:value-type="string" calcext:value-type="string">
            <text:p>31-Aug-2021</text:p>
          </table:table-cell>
        </table:table-row>
        <table:table-row table:style-name="ro1">
          <table:table-cell office:value-type="string" calcext:value-type="string">
            <text:p>AMANDU JUSTUS</text:p>
          </table:table-cell>
          <table:table-cell office:value-type="float" office:value="771366069" calcext:value-type="float">
            <text:p>771366069</text:p>
          </table:table-cell>
          <table:table-cell office:value-type="float" office:value="788445708" calcext:value-type="float">
            <text:p>788445708</text:p>
          </table:table-cell>
          <table:table-cell/>
          <table:table-cell office:value-type="string" calcext:value-type="string">
            <text:p>Male</text:p>
          </table:table-cell>
          <table:table-cell table:style-name="ce2" office:value-type="string" calcext:value-type="string">
            <text:p>12-Oct-197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Constructor</text:p>
          </table:table-cell>
          <table:table-cell office:value-type="string" calcext:value-type="string">
            <text:p>Maracha</text:p>
          </table:table-cell>
          <table:table-cell office:value-type="string" calcext:value-type="string">
            <text:p>Alimakodra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600210CU3LA</text:p>
          </table:table-cell>
          <table:table-cell table:number-columns-repeated="7"/>
          <table:table-cell table:style-name="ce2" office:value-type="string" calcext:value-type="string">
            <text:p>1-Sep-2021</text:p>
          </table:table-cell>
        </table:table-row>
        <table:table-row table:style-name="ro1">
          <table:table-cell office:value-type="string" calcext:value-type="string">
            <text:p>DRAMADRI AHUMED OKUNI</text:p>
          </table:table-cell>
          <table:table-cell office:value-type="float" office:value="773301020" calcext:value-type="float">
            <text:p>773301020</text:p>
          </table:table-cell>
          <table:table-cell office:value-type="float" office:value="782907654" calcext:value-type="float">
            <text:p>782907654</text:p>
          </table:table-cell>
          <table:table-cell/>
          <table:table-cell office:value-type="string" calcext:value-type="string">
            <text:p>Male</text:p>
          </table:table-cell>
          <table:table-cell table:style-name="ce2" office:value-type="string" calcext:value-type="string">
            <text:p>23-Sep-198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Gaagaa Cell</text:p>
          </table:table-cell>
          <table:table-cell office:value-type="string" calcext:value-type="string">
            <text:p>Abel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00661027WQK</text:p>
          </table:table-cell>
          <table:table-cell table:number-columns-repeated="7"/>
          <table:table-cell table:style-name="ce2" office:value-type="string" calcext:value-type="string">
            <text:p>1-Sep-2021</text:p>
          </table:table-cell>
        </table:table-row>
        <table:table-row table:style-name="ro1">
          <table:table-cell office:value-type="string" calcext:value-type="string">
            <text:p>OPIRU ALICE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-Oct-198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i market</text:p>
          </table:table-cell>
          <table:table-cell office:value-type="string" calcext:value-type="string">
            <text:p>Yibongo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0077104MTOL</text:p>
          </table:table-cell>
          <table:table-cell table:number-columns-repeated="7"/>
          <table:table-cell table:style-name="ce2" office:value-type="string" calcext:value-type="string">
            <text:p>1-Sep-2021</text:p>
          </table:table-cell>
        </table:table-row>
        <table:table-row table:style-name="ro1">
          <table:table-cell office:value-type="string" calcext:value-type="string">
            <text:p>AMILE AISHA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6-May-197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i Market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0066101UWUH</text:p>
          </table:table-cell>
          <table:table-cell table:number-columns-repeated="7"/>
          <table:table-cell table:style-name="ce2" office:value-type="string" calcext:value-type="string">
            <text:p>1-Sep-2021</text:p>
          </table:table-cell>
        </table:table-row>
        <table:table-row table:style-name="ro1">
          <table:table-cell office:value-type="string" calcext:value-type="string">
            <text:p>DRARU IRENE</text:p>
          </table:table-cell>
          <table:table-cell office:value-type="float" office:value="778119975" calcext:value-type="float">
            <text:p>77811997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8-Nov-199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Dricile Parish</text:p>
          </table:table-cell>
          <table:table-cell office:value-type="string" calcext:value-type="string">
            <text:p>Kingab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1053100DNMA</text:p>
          </table:table-cell>
          <table:table-cell table:number-columns-repeated="7"/>
          <table:table-cell table:style-name="ce2" office:value-type="string" calcext:value-type="string">
            <text:p>1-Sep-2021</text:p>
          </table:table-cell>
        </table:table-row>
        <table:table-row table:style-name="ro1">
          <table:table-cell office:value-type="string" calcext:value-type="string">
            <text:p>TIKO RAIMA</text:p>
          </table:table-cell>
          <table:table-cell office:value-type="float" office:value="778622393" calcext:value-type="float">
            <text:p>77862239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3-Aug-1989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Ombaci market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9066102GEUJ</text:p>
          </table:table-cell>
          <table:table-cell table:number-columns-repeated="7"/>
          <table:table-cell table:style-name="ce2" office:value-type="string" calcext:value-type="string">
            <text:p>1-Sep-2021</text:p>
          </table:table-cell>
        </table:table-row>
        <table:table-row table:style-name="ro1">
          <table:table-cell office:value-type="string" calcext:value-type="string">
            <text:p>ADUI ISMAIL</text:p>
          </table:table-cell>
          <table:table-cell office:value-type="float" office:value="770339216" calcext:value-type="float">
            <text:p>77033921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0-May-1998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Mengo</text:p>
          </table:table-cell>
          <table:table-cell office:value-type="string" calcext:value-type="string">
            <text:p>Lip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8066100Q0GH</text:p>
          </table:table-cell>
          <table:table-cell table:number-columns-repeated="7"/>
          <table:table-cell table:style-name="ce2" office:value-type="string" calcext:value-type="string">
            <text:p>2-Sep-2021</text:p>
          </table:table-cell>
        </table:table-row>
        <table:table-row table:style-name="ro1">
          <table:table-cell office:value-type="string" calcext:value-type="string">
            <text:p>ADRILI ZAHARA</text:p>
          </table:table-cell>
          <table:table-cell office:value-type="float" office:value="772233537" calcext:value-type="float">
            <text:p>77223353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5-May-198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Mengo</text:p>
          </table:table-cell>
          <table:table-cell office:value-type="string" calcext:value-type="string">
            <text:p>Lip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1066101AHOL</text:p>
          </table:table-cell>
          <table:table-cell table:number-columns-repeated="7"/>
          <table:table-cell table:style-name="ce2" office:value-type="string" calcext:value-type="string">
            <text:p>2-Sep-2021</text:p>
          </table:table-cell>
        </table:table-row>
        <table:table-row table:style-name="ro1">
          <table:table-cell office:value-type="string" calcext:value-type="string">
            <text:p>WILARU JOYCE</text:p>
          </table:table-cell>
          <table:table-cell office:value-type="float" office:value="788922998" calcext:value-type="float">
            <text:p>78892299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-Jul-197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mengo</text:p>
          </table:table-cell>
          <table:table-cell office:value-type="string" calcext:value-type="string">
            <text:p>Lip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2066100U2MJ</text:p>
          </table:table-cell>
          <table:table-cell table:number-columns-repeated="7"/>
          <table:table-cell table:style-name="ce2" office:value-type="string" calcext:value-type="string">
            <text:p>2-Sep-2021</text:p>
          </table:table-cell>
        </table:table-row>
        <table:table-row table:style-name="ro1">
          <table:table-cell office:value-type="string" calcext:value-type="string">
            <text:p>ACIDRI WILLIAM</text:p>
          </table:table-cell>
          <table:table-cell office:value-type="float" office:value="789192628" calcext:value-type="float">
            <text:p>78919262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4-Aug-198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Civil Servant</text:p>
          </table:table-cell>
          <table:table-cell office:value-type="string" calcext:value-type="string">
            <text:p>Mengo</text:p>
          </table:table-cell>
          <table:table-cell office:value-type="string" calcext:value-type="string">
            <text:p>Nyarilo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806610347LD</text:p>
          </table:table-cell>
          <table:table-cell table:number-columns-repeated="7"/>
          <table:table-cell table:style-name="ce2" office:value-type="string" calcext:value-type="string">
            <text:p>2-Sep-2021</text:p>
          </table:table-cell>
        </table:table-row>
        <table:table-row table:style-name="ro1">
          <table:table-cell office:value-type="string" calcext:value-type="string">
            <text:p>ATIKURU NADIA</text:p>
          </table:table-cell>
          <table:table-cell office:value-type="float" office:value="770712706" calcext:value-type="float">
            <text:p>77071270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3-May-1983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Nyarilo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3002103YR9K</text:p>
          </table:table-cell>
          <table:table-cell table:number-columns-repeated="7"/>
          <table:table-cell table:style-name="ce2" office:value-type="string" calcext:value-type="string">
            <text:p>2-Sep-2021</text:p>
          </table:table-cell>
        </table:table-row>
        <table:table-row table:style-name="ro1">
          <table:table-cell office:value-type="string" calcext:value-type="string">
            <text:p>APAYI LILLY</text:p>
          </table:table-cell>
          <table:table-cell office:value-type="float" office:value="777220486" calcext:value-type="float">
            <text:p>77722048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0-Dec-1979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Ombachi</text:p>
          </table:table-cell>
          <table:table-cell office:value-type="string" calcext:value-type="string">
            <text:p>Yibong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9066101NR7D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3-Sep-2021</text:p>
          </table:table-cell>
        </table:table-row>
        <table:table-row table:style-name="ro1">
          <table:table-cell office:value-type="string" calcext:value-type="string">
            <text:p>BRANI MUSA</text:p>
          </table:table-cell>
          <table:table-cell office:value-type="float" office:value="788277188" calcext:value-type="float">
            <text:p>788277188</text:p>
          </table:table-cell>
          <table:table-cell office:value-type="float" office:value="791180665" calcext:value-type="float">
            <text:p>791180665</text:p>
          </table:table-cell>
          <table:table-cell/>
          <table:table-cell office:value-type="string" calcext:value-type="string">
            <text:p>Male</text:p>
          </table:table-cell>
          <table:table-cell table:style-name="ce2" office:value-type="string" calcext:value-type="string">
            <text:p>15-Aug-198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ilder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Lip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60661027NHK</text:p>
          </table:table-cell>
          <table:table-cell table:number-columns-repeated="7"/>
          <table:table-cell table:style-name="ce2" office:value-type="string" calcext:value-type="string">
            <text:p>6-Sep-2021</text:p>
          </table:table-cell>
        </table:table-row>
        <table:table-row table:style-name="ro1">
          <table:table-cell office:value-type="string" calcext:value-type="string">
            <text:p>ALIGA ASHIRAF</text:p>
          </table:table-cell>
          <table:table-cell office:value-type="float" office:value="772107047" calcext:value-type="float">
            <text:p>77210704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-May-198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oda boda rider</text:p>
          </table:table-cell>
          <table:table-cell office:value-type="string" calcext:value-type="string">
            <text:p>Ombachi</text:p>
          </table:table-cell>
          <table:table-cell office:value-type="string" calcext:value-type="string">
            <text:p>Lip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TMP000189335G</text:p>
          </table:table-cell>
          <table:table-cell table:number-columns-repeated="7"/>
          <table:table-cell table:style-name="ce2" office:value-type="string" calcext:value-type="string">
            <text:p>6-Sep-2021</text:p>
          </table:table-cell>
        </table:table-row>
        <table:table-row table:style-name="ro1">
          <table:table-cell office:value-type="string" calcext:value-type="string">
            <text:p>JAMBA MOSES</text:p>
          </table:table-cell>
          <table:table-cell office:value-type="float" office:value="772916396" calcext:value-type="float">
            <text:p>772916396</text:p>
          </table:table-cell>
          <table:table-cell office:value-type="float" office:value="706205792" calcext:value-type="float">
            <text:p>706205792</text:p>
          </table:table-cell>
          <table:table-cell/>
          <table:table-cell office:value-type="string" calcext:value-type="string">
            <text:p>Male</text:p>
          </table:table-cell>
          <table:table-cell table:style-name="ce2" office:value-type="string" calcext:value-type="string">
            <text:p>22-Aug-198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odaboda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Godi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6066102TH8G</text:p>
          </table:table-cell>
          <table:table-cell table:style-name="ce2" office:value-type="string" calcext:value-type="string">
            <text:p>25-Jun-2021</text:p>
          </table:table-cell>
          <table:table-cell table:number-columns-repeated="6"/>
          <table:table-cell table:style-name="ce2" office:value-type="string" calcext:value-type="string">
            <text:p>8-Sep-2021</text:p>
          </table:table-cell>
        </table:table-row>
        <table:table-row table:style-name="ro1">
          <table:table-cell office:value-type="string" calcext:value-type="string">
            <text:p>BUSURA OMAR</text:p>
          </table:table-cell>
          <table:table-cell office:value-type="float" office:value="788611645" calcext:value-type="float">
            <text:p>78861164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4-May-1997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odaboda</text:p>
          </table:table-cell>
          <table:table-cell office:value-type="string" calcext:value-type="string">
            <text:p>Dowunga</text:p>
          </table:table-cell>
          <table:table-cell office:value-type="string" calcext:value-type="string">
            <text:p>Dowunga-Drany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670661022LGD</text:p>
          </table:table-cell>
          <table:table-cell table:style-name="ce2" office:value-type="string" calcext:value-type="string">
            <text:p>25-Jun-2021</text:p>
          </table:table-cell>
          <table:table-cell table:number-columns-repeated="6"/>
          <table:table-cell table:style-name="ce2" office:value-type="string" calcext:value-type="string">
            <text:p>8-Sep-2021</text:p>
          </table:table-cell>
        </table:table-row>
        <table:table-row table:style-name="ro1">
          <table:table-cell office:value-type="string" calcext:value-type="string">
            <text:p>MALIKO JAMILA</text:p>
          </table:table-cell>
          <table:table-cell office:value-type="float" office:value="771893399" calcext:value-type="float">
            <text:p>77189339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6-May-199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Ombachi Market</text:p>
          </table:table-cell>
          <table:table-cell office:value-type="string" calcext:value-type="string">
            <text:p>Ombach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0066101Q2CE</text:p>
          </table:table-cell>
          <table:table-cell table:style-name="ce2" office:value-type="string" calcext:value-type="string">
            <text:p>21-Jun-2021</text:p>
          </table:table-cell>
          <table:table-cell table:number-columns-repeated="6"/>
          <table:table-cell table:style-name="ce2" office:value-type="string" calcext:value-type="string">
            <text:p>9-Sep-2021</text:p>
          </table:table-cell>
        </table:table-row>
        <table:table-row table:style-name="ro1">
          <table:table-cell office:value-type="string" calcext:value-type="string">
            <text:p>DRAGUMA SIRAJI</text:p>
          </table:table-cell>
          <table:table-cell office:value-type="float" office:value="772703431" calcext:value-type="float">
            <text:p>77270343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5-Oct-197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oda boda rider</text:p>
          </table:table-cell>
          <table:table-cell office:value-type="string" calcext:value-type="string">
            <text:p>Ombachi Unity Stage</text:p>
          </table:table-cell>
          <table:table-cell office:value-type="string" calcext:value-type="string">
            <text:p>Alimakodr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40531019Q7E</text:p>
          </table:table-cell>
          <table:table-cell table:number-columns-repeated="7"/>
          <table:table-cell table:style-name="ce2" office:value-type="string" calcext:value-type="string">
            <text:p>13-Sep-2021</text:p>
          </table:table-cell>
        </table:table-row>
        <table:table-row table:style-name="ro1">
          <table:table-cell office:value-type="string" calcext:value-type="string">
            <text:p>NAMUDDU MARY</text:p>
          </table:table-cell>
          <table:table-cell office:value-type="float" office:value="789809419" calcext:value-type="float">
            <text:p>789809419</text:p>
          </table:table-cell>
          <table:table-cell office:value-type="float" office:value="758350157" calcext:value-type="float">
            <text:p>758350157</text:p>
          </table:table-cell>
          <table:table-cell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-Mar-199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siness Woman</text:p>
          </table:table-cell>
          <table:table-cell office:value-type="string" calcext:value-type="string">
            <text:p>Sinyani-Samuel Baba Road</text:p>
          </table:table-cell>
          <table:table-cell office:value-type="string" calcext:value-type="string">
            <text:p>Sinyani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10361062G3K</text:p>
          </table:table-cell>
          <table:table-cell table:number-columns-repeated="7"/>
          <table:table-cell table:style-name="ce2" office:value-type="string" calcext:value-type="string">
            <text:p>20-Sep-2021</text:p>
          </table:table-cell>
        </table:table-row>
        <table:table-row table:style-name="ro1">
          <table:table-cell office:value-type="string" calcext:value-type="string">
            <text:p>ITITU ZAIDA</text:p>
          </table:table-cell>
          <table:table-cell office:value-type="float" office:value="789099733" calcext:value-type="float">
            <text:p>78909973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-Jan-199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woman</text:p>
          </table:table-cell>
          <table:table-cell office:value-type="string" calcext:value-type="string">
            <text:p>Yibongo</text:p>
          </table:table-cell>
          <table:table-cell office:value-type="string" calcext:value-type="string">
            <text:p>yibong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102901VQCE</text:p>
          </table:table-cell>
          <table:table-cell office:value-type="string" calcext:value-type="string">
            <text:p>25-06-2025</text:p>
          </table:table-cell>
          <table:table-cell table:number-columns-repeated="6"/>
          <table:table-cell table:style-name="ce2" office:value-type="string" calcext:value-type="string">
            <text:p>21-Sep-2021</text:p>
          </table:table-cell>
        </table:table-row>
        <table:table-row table:style-name="ro1">
          <table:table-cell office:value-type="string" calcext:value-type="string">
            <text:p>ANYOLE JOEL</text:p>
          </table:table-cell>
          <table:table-cell office:value-type="float" office:value="776066058" calcext:value-type="float">
            <text:p>77606605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-Jan-199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 Man</text:p>
          </table:table-cell>
          <table:table-cell office:value-type="string" calcext:value-type="string">
            <text:p>Korobulu</text:p>
          </table:table-cell>
          <table:table-cell office:value-type="string" calcext:value-type="string">
            <text:p>Ginyak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5066102WGCG</text:p>
          </table:table-cell>
          <table:table-cell office:value-type="string" calcext:value-type="string">
            <text:p>25-06-2025</text:p>
          </table:table-cell>
          <table:table-cell table:number-columns-repeated="6"/>
          <table:table-cell table:style-name="ce2" office:value-type="string" calcext:value-type="string">
            <text:p>22-Sep-2021</text:p>
          </table:table-cell>
        </table:table-row>
        <table:table-row table:style-name="ro1">
          <table:table-cell office:value-type="string" calcext:value-type="string">
            <text:p>MALIAMUNGU ROBERT</text:p>
          </table:table-cell>
          <table:table-cell office:value-type="float" office:value="393238327" calcext:value-type="float">
            <text:p>393238327</text:p>
          </table:table-cell>
          <table:table-cell office:value-type="float" office:value="770775786" calcext:value-type="float">
            <text:p>770775786</text:p>
          </table:table-cell>
          <table:table-cell/>
          <table:table-cell office:value-type="string" calcext:value-type="string">
            <text:p>Male</text:p>
          </table:table-cell>
          <table:table-cell table:style-name="ce2" office:value-type="string" calcext:value-type="string">
            <text:p>13-Jan-198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Aluturu</text:p>
          </table:table-cell>
          <table:table-cell office:value-type="string" calcext:value-type="string">
            <text:p>Luruj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6066103L3DL</text:p>
          </table:table-cell>
          <table:table-cell office:value-type="string" calcext:value-type="string">
            <text:p>13-01-2025</text:p>
          </table:table-cell>
          <table:table-cell table:number-columns-repeated="6"/>
          <table:table-cell table:style-name="ce2" office:value-type="string" calcext:value-type="string">
            <text:p>23-Sep-2021</text:p>
          </table:table-cell>
        </table:table-row>
        <table:table-row table:style-name="ro1">
          <table:table-cell office:value-type="string" calcext:value-type="string">
            <text:p>ABUJERE KASIMU</text:p>
          </table:table-cell>
          <table:table-cell office:value-type="float" office:value="772992891" calcext:value-type="float">
            <text:p>77299289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-Jan-198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Ombaci</text:p>
          </table:table-cell>
          <table:table-cell office:value-type="string" calcext:value-type="string">
            <text:p>Ayileng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6066101NXEX</text:p>
          </table:table-cell>
          <table:table-cell office:value-type="string" calcext:value-type="string">
            <text:p>25-06-2025</text:p>
          </table:table-cell>
          <table:table-cell table:number-columns-repeated="6"/>
          <table:table-cell table:style-name="ce2" office:value-type="string" calcext:value-type="string">
            <text:p>24-Sep-2021</text:p>
          </table:table-cell>
        </table:table-row>
        <table:table-row table:style-name="ro1">
          <table:table-cell office:value-type="string" calcext:value-type="string">
            <text:p>MATURU NEEMA</text:p>
          </table:table-cell>
          <table:table-cell office:value-type="float" office:value="780900575" calcext:value-type="float">
            <text:p>78090057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4-Jul-199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Teacher</text:p>
          </table:table-cell>
          <table:table-cell table:number-columns-repeated="2" office:value-type="string" calcext:value-type="string">
            <text:p>Drany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1077103RKTL</text:p>
          </table:table-cell>
          <table:table-cell office:value-type="string" calcext:value-type="string">
            <text:p>25-06-2025</text:p>
          </table:table-cell>
          <table:table-cell table:number-columns-repeated="6"/>
          <table:table-cell table:style-name="ce2" office:value-type="string" calcext:value-type="string">
            <text:p>25-Sep-2021</text:p>
          </table:table-cell>
        </table:table-row>
        <table:table-row table:style-name="ro1">
          <table:table-cell office:value-type="string" calcext:value-type="string">
            <text:p>MUZEE OBEN SAM</text:p>
          </table:table-cell>
          <table:table-cell office:value-type="float" office:value="773391460" calcext:value-type="float">
            <text:p>77339146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0-Jun-198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Koboko</text:p>
          </table:table-cell>
          <table:table-cell office:value-type="string" calcext:value-type="string">
            <text:p>Sinyani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606610223RVK</text:p>
          </table:table-cell>
          <table:table-cell office:value-type="string" calcext:value-type="string">
            <text:p>24-06-2025</text:p>
          </table:table-cell>
          <table:table-cell table:number-columns-repeated="6"/>
          <table:table-cell table:style-name="ce2" office:value-type="string" calcext:value-type="string">
            <text:p>25-Sep-2021</text:p>
          </table:table-cell>
        </table:table-row>
        <table:table-row table:style-name="ro1">
          <table:table-cell office:value-type="string" calcext:value-type="string">
            <text:p>DADA ISAAC</text:p>
          </table:table-cell>
          <table:table-cell office:value-type="float" office:value="786998088" calcext:value-type="float">
            <text:p>78699808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30-Sep-199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Tax officer</text:p>
          </table:table-cell>
          <table:table-cell office:value-type="string" calcext:value-type="string">
            <text:p>Nyarilo</text:p>
          </table:table-cell>
          <table:table-cell office:value-type="string" calcext:value-type="string">
            <text:p>Abell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0066101LQRG</text:p>
          </table:table-cell>
          <table:table-cell table:style-name="ce2" office:value-type="string" calcext:value-type="string">
            <text:p>2-Feb-2031</text:p>
          </table:table-cell>
          <table:table-cell table:number-columns-repeated="6"/>
          <table:table-cell table:style-name="ce2" office:value-type="string" calcext:value-type="string">
            <text:p>25-Sep-2021</text:p>
          </table:table-cell>
        </table:table-row>
        <table:table-row table:style-name="ro1">
          <table:table-cell office:value-type="string" calcext:value-type="string">
            <text:p>DAWA ANNET</text:p>
          </table:table-cell>
          <table:table-cell office:value-type="float" office:value="787623404" calcext:value-type="float">
            <text:p>787623404</text:p>
          </table:table-cell>
          <table:table-cell office:value-type="float" office:value="702144058" calcext:value-type="float">
            <text:p>702144058</text:p>
          </table:table-cell>
          <table:table-cell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8-Aug-1993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Sales officer</text:p>
          </table:table-cell>
          <table:table-cell office:value-type="string" calcext:value-type="string">
            <text:p>Sinyani</text:p>
          </table:table-cell>
          <table:table-cell office:value-type="string" calcext:value-type="string">
            <text:p>Meng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200210DKJF</text:p>
          </table:table-cell>
          <table:table-cell office:value-type="string" calcext:value-type="string">
            <text:p>24-06-2025</text:p>
          </table:table-cell>
          <table:table-cell table:number-columns-repeated="6"/>
          <table:table-cell table:style-name="ce2" office:value-type="string" calcext:value-type="string">
            <text:p>28-Sep-2021</text:p>
          </table:table-cell>
        </table:table-row>
        <table:table-row table:style-name="ro1">
          <table:table-cell office:value-type="string" calcext:value-type="string">
            <text:p>ANGAIKA SALFA</text:p>
          </table:table-cell>
          <table:table-cell office:value-type="float" office:value="760771768" calcext:value-type="float">
            <text:p>76077176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1-Aug-2000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Central Market</text:p>
          </table:table-cell>
          <table:table-cell office:value-type="string" calcext:value-type="string">
            <text:p>Lipa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00066104G11F</text:p>
          </table:table-cell>
          <table:table-cell table:style-name="ce2" office:value-type="string" calcext:value-type="string">
            <text:p>5-May-2031</text:p>
          </table:table-cell>
          <table:table-cell table:number-columns-repeated="6"/>
          <table:table-cell table:style-name="ce2" office:value-type="string" calcext:value-type="string">
            <text:p>29-Sep-2021</text:p>
          </table:table-cell>
        </table:table-row>
        <table:table-row table:style-name="ro1">
          <table:table-cell office:value-type="string" calcext:value-type="string">
            <text:p>AWILO JONATHAN</text:p>
          </table:table-cell>
          <table:table-cell office:value-type="float" office:value="773270453" calcext:value-type="float">
            <text:p>77327045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7-Feb-199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Boader Market</text:p>
          </table:table-cell>
          <table:table-cell office:value-type="string" calcext:value-type="string">
            <text:p>Asung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8066102GFAE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29-Sep-2021</text:p>
          </table:table-cell>
        </table:table-row>
        <table:table-row table:style-name="ro1">
          <table:table-cell office:value-type="string" calcext:value-type="string">
            <text:p>LEMERIGA GEOFFREY</text:p>
          </table:table-cell>
          <table:table-cell office:value-type="float" office:value="789807058" calcext:value-type="float">
            <text:p>78980705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8-Jan-1993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Mindrabe market</text:p>
          </table:table-cell>
          <table:table-cell office:value-type="string" calcext:value-type="string">
            <text:p>Mindab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3066101M3XK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30-Sep-2021</text:p>
          </table:table-cell>
        </table:table-row>
        <table:table-row table:style-name="ro1">
          <table:table-cell office:value-type="string" calcext:value-type="string">
            <text:p>KAMOYO HARRIET</text:p>
          </table:table-cell>
          <table:table-cell office:value-type="float" office:value="783864616" calcext:value-type="float">
            <text:p>78386461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4-Nov-198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Ombaci market</text:p>
          </table:table-cell>
          <table:table-cell office:value-type="string" calcext:value-type="string">
            <text:p>Maleng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802910290VL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30-Sep-2021</text:p>
          </table:table-cell>
        </table:table-row>
        <table:table-row table:style-name="ro1">
          <table:table-cell office:value-type="string" calcext:value-type="string">
            <text:p>SUDI YASIR</text:p>
          </table:table-cell>
          <table:table-cell office:value-type="float" office:value="772860101" calcext:value-type="float">
            <text:p>77286010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3-Mar-198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koboko market</text:p>
          </table:table-cell>
          <table:table-cell office:value-type="string" calcext:value-type="string">
            <text:p>Abell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8066105XXYA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30-Sep-2021</text:p>
          </table:table-cell>
        </table:table-row>
        <table:table-row table:style-name="ro1">
          <table:table-cell office:value-type="string" calcext:value-type="string">
            <text:p>AMULE ISAAC</text:p>
          </table:table-cell>
          <table:table-cell office:value-type="float" office:value="772868218" calcext:value-type="float">
            <text:p>77286821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3-Feb-197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Community worker</text:p>
          </table:table-cell>
          <table:table-cell office:value-type="string" calcext:value-type="string">
            <text:p>ACAV</text:p>
          </table:table-cell>
          <table:table-cell office:value-type="string" calcext:value-type="string">
            <text:p>Gbulagbulang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50661003QVG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-Oct-2021</text:p>
          </table:table-cell>
        </table:table-row>
        <table:table-row table:style-name="ro1">
          <table:table-cell office:value-type="string" calcext:value-type="string">
            <text:p>AMIJI LUCY</text:p>
          </table:table-cell>
          <table:table-cell office:value-type="float" office:value="775799832" calcext:value-type="float">
            <text:p>77579983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0-May-196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Sinyani</text:p>
          </table:table-cell>
          <table:table-cell office:value-type="string" calcext:value-type="string">
            <text:p>Sinyani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64066100Y7RD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-Oct-2021</text:p>
          </table:table-cell>
        </table:table-row>
        <table:table-row table:style-name="ro1">
          <table:table-cell office:value-type="string" calcext:value-type="string">
            <text:p>EZRA INNOCENT</text:p>
          </table:table-cell>
          <table:table-cell office:value-type="float" office:value="781184342" calcext:value-type="float">
            <text:p>78118434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0-Oct-1997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Central Market</text:p>
          </table:table-cell>
          <table:table-cell office:value-type="string" calcext:value-type="string">
            <text:p>Lipa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706610199 TG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-Oct-2021</text:p>
          </table:table-cell>
        </table:table-row>
        <table:table-row table:style-name="ro1">
          <table:table-cell office:value-type="string" calcext:value-type="string">
            <text:p>ANGAIKA SAID</text:p>
          </table:table-cell>
          <table:table-cell office:value-type="float" office:value="786195809" calcext:value-type="float">
            <text:p>78619580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5-Jun-198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Ombaci market</text:p>
          </table:table-cell>
          <table:table-cell office:value-type="string" calcext:value-type="string">
            <text:p>Yibong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40661028WJL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2-Oct-2021</text:p>
          </table:table-cell>
        </table:table-row>
        <table:table-row table:style-name="ro1">
          <table:table-cell office:value-type="string" calcext:value-type="string">
            <text:p>HABIBU ABOYI ALLI</text:p>
          </table:table-cell>
          <table:table-cell office:value-type="float" office:value="773890322" calcext:value-type="float">
            <text:p>77389032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-Aug-198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Koboko</text:p>
          </table:table-cell>
          <table:table-cell office:value-type="string" calcext:value-type="string">
            <text:p>Ponyur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006610357VL</text:p>
          </table:table-cell>
          <table:table-cell table:style-name="ce2" office:value-type="string" calcext:value-type="string">
            <text:p>10-Sep-2025</text:p>
          </table:table-cell>
          <table:table-cell table:number-columns-repeated="6"/>
          <table:table-cell table:style-name="ce2" office:value-type="string" calcext:value-type="string">
            <text:p>5-Oct-2021</text:p>
          </table:table-cell>
        </table:table-row>
        <table:table-row table:style-name="ro1">
          <table:table-cell office:value-type="string" calcext:value-type="string">
            <text:p>AYIKORU WINNIE</text:p>
          </table:table-cell>
          <table:table-cell office:value-type="float" office:value="776674441" calcext:value-type="float">
            <text:p>77667444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3-Nov-199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Sinyani</text:p>
          </table:table-cell>
          <table:table-cell office:value-type="string" calcext:value-type="string">
            <text:p>Meng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007710074KL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7-Oct-2021</text:p>
          </table:table-cell>
        </table:table-row>
        <table:table-row table:style-name="ro1">
          <table:table-cell office:value-type="string" calcext:value-type="string">
            <text:p>SIRIKA FARIDA</text:p>
          </table:table-cell>
          <table:table-cell office:value-type="float" office:value="774538474" calcext:value-type="float">
            <text:p>77453847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-Jun-198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Abele</text:p>
          </table:table-cell>
          <table:table-cell office:value-type="string" calcext:value-type="string">
            <text:p>Abell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6053102L6PH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7-Oct-2021</text:p>
          </table:table-cell>
        </table:table-row>
        <table:table-row table:style-name="ro1">
          <table:table-cell office:value-type="string" calcext:value-type="string">
            <text:p>BAKOKO FLAVIA</text:p>
          </table:table-cell>
          <table:table-cell office:value-type="float" office:value="779770148" calcext:value-type="float">
            <text:p>77977014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6-Nov-1987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Yumbe Tow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Voters Slip</text:p>
          </table:table-cell>
          <table:table-cell office:value-type="string" calcext:value-type="string">
            <text:p>CF8700210CEUCE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7-Oct-2021</text:p>
          </table:table-cell>
        </table:table-row>
        <table:table-row table:style-name="ro1">
          <table:table-cell office:value-type="string" calcext:value-type="string">
            <text:p>AMANIYO FARIDA</text:p>
          </table:table-cell>
          <table:table-cell office:value-type="float" office:value="785387804" calcext:value-type="float">
            <text:p>78538780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6-Nov-1987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Yibongo Cell</text:p>
          </table:table-cell>
          <table:table-cell office:value-type="string" calcext:value-type="string">
            <text:p>Ombaci 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4002101MLGL</text:p>
          </table:table-cell>
          <table:table-cell table:style-name="ce2" office:value-type="string" calcext:value-type="string">
            <text:p>20-Nov-2024</text:p>
          </table:table-cell>
          <table:table-cell table:number-columns-repeated="6"/>
          <table:table-cell table:style-name="ce2" office:value-type="string" calcext:value-type="string">
            <text:p>11-Oct-2021</text:p>
          </table:table-cell>
        </table:table-row>
        <table:table-row table:style-name="ro1">
          <table:table-cell office:value-type="string" calcext:value-type="string">
            <text:p>GISMA HAMID ALI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9-Aug-1994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Yibongo cell</text:p>
          </table:table-cell>
          <table:table-cell office:value-type="string" calcext:value-type="string">
            <text:p>Ombaci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4025100CH4J</text:p>
          </table:table-cell>
          <table:table-cell table:style-name="ce2" office:value-type="string" calcext:value-type="string">
            <text:p>13-Feb-2025</text:p>
          </table:table-cell>
          <table:table-cell table:number-columns-repeated="6"/>
          <table:table-cell table:style-name="ce2" office:value-type="string" calcext:value-type="string">
            <text:p>11-Oct-2021</text:p>
          </table:table-cell>
        </table:table-row>
        <table:table-row table:style-name="ro1">
          <table:table-cell office:value-type="string" calcext:value-type="string">
            <text:p>ONJIMA BASHIR</text:p>
          </table:table-cell>
          <table:table-cell office:value-type="float" office:value="774527157" calcext:value-type="float">
            <text:p>774527157</text:p>
          </table:table-cell>
          <table:table-cell office:value-type="float" office:value="701151057" calcext:value-type="float">
            <text:p>701151057</text:p>
          </table:table-cell>
          <table:table-cell/>
          <table:table-cell office:value-type="string" calcext:value-type="string">
            <text:p>Male</text:p>
          </table:table-cell>
          <table:table-cell table:style-name="ce2" office:value-type="string" calcext:value-type="string">
            <text:p>1-May-1984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Community worker</text:p>
          </table:table-cell>
          <table:table-cell office:value-type="string" calcext:value-type="string">
            <text:p>ACAV</text:p>
          </table:table-cell>
          <table:table-cell office:value-type="string" calcext:value-type="string">
            <text:p>Dikasing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40921016HAF</text:p>
          </table:table-cell>
          <table:table-cell table:style-name="ce2" office:value-type="string" calcext:value-type="string">
            <text:p>2-Dec-2024</text:p>
          </table:table-cell>
          <table:table-cell table:number-columns-repeated="6"/>
          <table:table-cell table:style-name="ce2" office:value-type="string" calcext:value-type="string">
            <text:p>11-Oct-2021</text:p>
          </table:table-cell>
        </table:table-row>
        <table:table-row table:style-name="ro1">
          <table:table-cell office:value-type="string" calcext:value-type="string">
            <text:p>ALOMO ZAIDA</text:p>
          </table:table-cell>
          <table:table-cell office:value-type="float" office:value="773062611" calcext:value-type="float">
            <text:p>77306261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0-May-1976</text:p>
          </table:table-cell>
          <table:table-cell office:value-type="string" calcext:value-type="string">
            <text:p>Widow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Arumaji</text:p>
          </table:table-cell>
          <table:table-cell office:value-type="string" calcext:value-type="string">
            <text:p>Meng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6066102G77J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1-Oct-2021</text:p>
          </table:table-cell>
        </table:table-row>
        <table:table-row table:style-name="ro1">
          <table:table-cell office:value-type="string" calcext:value-type="string">
            <text:p>CHANDIRU SCHOLAR</text:p>
          </table:table-cell>
          <table:table-cell office:value-type="float" office:value="782591876" calcext:value-type="float">
            <text:p>78259187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8-Jan-199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Teremung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80661037HPL</text:p>
          </table:table-cell>
          <table:table-cell table:style-name="ce2" office:value-type="string" calcext:value-type="string">
            <text:p>27-May-2031</text:p>
          </table:table-cell>
          <table:table-cell table:number-columns-repeated="6"/>
          <table:table-cell table:style-name="ce2" office:value-type="string" calcext:value-type="string">
            <text:p>12-Oct-2021</text:p>
          </table:table-cell>
        </table:table-row>
        <table:table-row table:style-name="ro1">
          <table:table-cell office:value-type="string" calcext:value-type="string">
            <text:p>LETARU GLORIA</text:p>
          </table:table-cell>
          <table:table-cell office:value-type="float" office:value="779393121" calcext:value-type="float">
            <text:p>779393121</text:p>
          </table:table-cell>
          <table:table-cell office:value-type="float" office:value="786039771" calcext:value-type="float">
            <text:p>786039771</text:p>
          </table:table-cell>
          <table:table-cell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0-Jan-1987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Civil Servant</text:p>
          </table:table-cell>
          <table:table-cell office:value-type="string" calcext:value-type="string">
            <text:p>gbukutu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7002107QTCE</text:p>
          </table:table-cell>
          <table:table-cell table:style-name="ce2" office:value-type="string" calcext:value-type="string">
            <text:p>8-Jul-2025</text:p>
          </table:table-cell>
          <table:table-cell table:number-columns-repeated="6"/>
          <table:table-cell table:style-name="ce2" office:value-type="string" calcext:value-type="string">
            <text:p>12-Oct-2021</text:p>
          </table:table-cell>
        </table:table-row>
        <table:table-row table:style-name="ro1">
          <table:table-cell office:value-type="string" calcext:value-type="string">
            <text:p>ATIKU SIRAJI</text:p>
          </table:table-cell>
          <table:table-cell office:value-type="float" office:value="788849666" calcext:value-type="float">
            <text:p>78884966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4-Jun-198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Central Market</text:p>
          </table:table-cell>
          <table:table-cell office:value-type="string" calcext:value-type="string">
            <text:p>Luruj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2066102CRCF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3-Oct-2021</text:p>
          </table:table-cell>
        </table:table-row>
        <table:table-row table:style-name="ro1">
          <table:table-cell office:value-type="string" calcext:value-type="string">
            <text:p>SAKAYA AMINA</text:p>
          </table:table-cell>
          <table:table-cell office:value-type="float" office:value="777160954" calcext:value-type="float">
            <text:p>77716095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8-Jul-198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gborokolongo</text:p>
          </table:table-cell>
          <table:table-cell office:value-type="string" calcext:value-type="string">
            <text:p>Lurunu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5066101GAMD</text:p>
          </table:table-cell>
          <table:table-cell table:number-columns-repeated="7"/>
          <table:table-cell table:style-name="ce2" office:value-type="string" calcext:value-type="string">
            <text:p>13-Oct-2021</text:p>
          </table:table-cell>
        </table:table-row>
        <table:table-row table:style-name="ro1">
          <table:table-cell office:value-type="string" calcext:value-type="string">
            <text:p>SIDA ZAINABU</text:p>
          </table:table-cell>
          <table:table-cell office:value-type="float" office:value="776679938" calcext:value-type="float">
            <text:p>77667993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-Jan-199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table:number-columns-repeated="2" office:value-type="string" calcext:value-type="string">
            <text:p>Lurunu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1066101UZUK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13-Oct-2021</text:p>
          </table:table-cell>
        </table:table-row>
        <table:table-row table:style-name="ro1">
          <table:table-cell office:value-type="string" calcext:value-type="string">
            <text:p>ANGUCIA JESCA</text:p>
          </table:table-cell>
          <table:table-cell office:value-type="float" office:value="773109286" calcext:value-type="float">
            <text:p>77310928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3-Jan-199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Dengbelenga</text:p>
          </table:table-cell>
          <table:table-cell office:value-type="string" calcext:value-type="string">
            <text:p>Maleng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06610319WH</text:p>
          </table:table-cell>
          <table:table-cell table:style-name="ce2" office:value-type="string" calcext:value-type="string">
            <text:p>5-Jul-2025</text:p>
          </table:table-cell>
          <table:table-cell table:number-columns-repeated="6"/>
          <table:table-cell table:style-name="ce2" office:value-type="string" calcext:value-type="string">
            <text:p>13-Oct-2021</text:p>
          </table:table-cell>
        </table:table-row>
        <table:table-row table:style-name="ro1">
          <table:table-cell office:value-type="string" calcext:value-type="string">
            <text:p>JAKUMA VINCENT</text:p>
          </table:table-cell>
          <table:table-cell office:value-type="float" office:value="774290044" calcext:value-type="float">
            <text:p>77429004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3-Apr-198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Civil Servant</text:p>
          </table:table-cell>
          <table:table-cell table:number-columns-repeated="2" office:value-type="string" calcext:value-type="string">
            <text:p>Lip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8033102NP6C</text:p>
          </table:table-cell>
          <table:table-cell table:style-name="ce2" office:value-type="string" calcext:value-type="string">
            <text:p>10-Jan-2025</text:p>
          </table:table-cell>
          <table:table-cell table:number-columns-repeated="6"/>
          <table:table-cell table:style-name="ce2" office:value-type="string" calcext:value-type="string">
            <text:p>14-Oct-2021</text:p>
          </table:table-cell>
        </table:table-row>
        <table:table-row table:style-name="ro1">
          <table:table-cell office:value-type="string" calcext:value-type="string">
            <text:p>ANITE AGNES</text:p>
          </table:table-cell>
          <table:table-cell office:value-type="float" office:value="784405332" calcext:value-type="float">
            <text:p>78440533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0-Aug-199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Abele market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0066106ZXFF</text:p>
          </table:table-cell>
          <table:table-cell table:style-name="ce2" office:value-type="string" calcext:value-type="string">
            <text:p>18-Mar-2030</text:p>
          </table:table-cell>
          <table:table-cell table:number-columns-repeated="6"/>
          <table:table-cell table:style-name="ce2" office:value-type="string" calcext:value-type="string">
            <text:p>14-Oct-2021</text:p>
          </table:table-cell>
        </table:table-row>
        <table:table-row table:style-name="ro1">
          <table:table-cell office:value-type="string" calcext:value-type="string">
            <text:p>YOBUTA JOHN</text:p>
          </table:table-cell>
          <table:table-cell office:value-type="float" office:value="782448863" calcext:value-type="float">
            <text:p>78244886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8-Dec-196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Drimu Cell</text:p>
          </table:table-cell>
          <table:table-cell office:value-type="string" calcext:value-type="string">
            <text:p>Isok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65066100WLPF</text:p>
          </table:table-cell>
          <table:table-cell table:style-name="ce2" office:value-type="string" calcext:value-type="string">
            <text:p>30-Nov-2024</text:p>
          </table:table-cell>
          <table:table-cell table:number-columns-repeated="6"/>
          <table:table-cell table:style-name="ce2" office:value-type="string" calcext:value-type="string">
            <text:p>15-Oct-2021</text:p>
          </table:table-cell>
        </table:table-row>
        <table:table-row table:style-name="ro1">
          <table:table-cell office:value-type="string" calcext:value-type="string">
            <text:p>MUNDUGA SONGA</text:p>
          </table:table-cell>
          <table:table-cell office:value-type="float" office:value="783570901" calcext:value-type="float">
            <text:p>78357090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0-Oct-199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Ombaci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1066102HNNH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5-Oct-2021</text:p>
          </table:table-cell>
        </table:table-row>
        <table:table-row table:style-name="ro1">
          <table:table-cell office:value-type="string" calcext:value-type="string">
            <text:p>CHANDIGA CYRUS</text:p>
          </table:table-cell>
          <table:table-cell office:value-type="float" office:value="785691539" calcext:value-type="float">
            <text:p>78569153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0-Nov-1992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Sinyani</text:p>
          </table:table-cell>
          <table:table-cell office:value-type="string" calcext:value-type="string">
            <text:p>Gbulagbulang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2066101GVZG</text:p>
          </table:table-cell>
          <table:table-cell table:style-name="ce2" office:value-type="string" calcext:value-type="string">
            <text:p>20-Oct-1992</text:p>
          </table:table-cell>
          <table:table-cell table:number-columns-repeated="6"/>
          <table:table-cell table:style-name="ce2" office:value-type="string" calcext:value-type="string">
            <text:p>15-Oct-2021</text:p>
          </table:table-cell>
        </table:table-row>
        <table:table-row table:style-name="ro1">
          <table:table-cell office:value-type="string" calcext:value-type="string">
            <text:p>KOLETA <text:s/>JESCA</text:p>
          </table:table-cell>
          <table:table-cell office:value-type="float" office:value="782234007" calcext:value-type="float">
            <text:p>78223400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6-Jun-199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Ombaci market</text:p>
          </table:table-cell>
          <table:table-cell office:value-type="string" calcext:value-type="string">
            <text:p>Ibongo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0066100XE1L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6-Oct-2021</text:p>
          </table:table-cell>
        </table:table-row>
        <table:table-row table:style-name="ro1">
          <table:table-cell office:value-type="string" calcext:value-type="string">
            <text:p>SALAMA GIFT</text:p>
          </table:table-cell>
          <table:table-cell office:value-type="float" office:value="785380303" calcext:value-type="float">
            <text:p>78538030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8-Dec-199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Abele market</text:p>
          </table:table-cell>
          <table:table-cell office:value-type="string" calcext:value-type="string">
            <text:p>Repeng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30531013J5J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18-Oct-2021</text:p>
          </table:table-cell>
        </table:table-row>
        <table:table-row table:style-name="ro1">
          <table:table-cell office:value-type="string" calcext:value-type="string">
            <text:p>ATAYI GRACE</text:p>
          </table:table-cell>
          <table:table-cell office:value-type="float" office:value="786377314" calcext:value-type="float">
            <text:p>78637731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0-May-1976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Central Market</text:p>
          </table:table-cell>
          <table:table-cell office:value-type="string" calcext:value-type="string">
            <text:p>Mondukudu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606610266EG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8-Oct-2021</text:p>
          </table:table-cell>
        </table:table-row>
        <table:table-row table:style-name="ro1">
          <table:table-cell office:value-type="string" calcext:value-type="string">
            <text:p>AMANIYO STELLA</text:p>
          </table:table-cell>
          <table:table-cell office:value-type="float" office:value="774174461" calcext:value-type="float">
            <text:p>77417446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8-Nov-199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Dengbelenga</text:p>
          </table:table-cell>
          <table:table-cell office:value-type="string" calcext:value-type="string">
            <text:p>Gbulagbulang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4077100XYLG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9-Oct-2021</text:p>
          </table:table-cell>
        </table:table-row>
        <table:table-row table:style-name="ro1">
          <table:table-cell office:value-type="string" calcext:value-type="string">
            <text:p>ALONE ZAITUN</text:p>
          </table:table-cell>
          <table:table-cell office:value-type="float" office:value="774174461" calcext:value-type="float">
            <text:p>77417446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8-Nov-199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Dengbelenga</text:p>
          </table:table-cell>
          <table:table-cell office:value-type="string" calcext:value-type="string">
            <text:p>Gbulagbulang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6066100THGT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9-Oct-2021</text:p>
          </table:table-cell>
        </table:table-row>
        <table:table-row table:style-name="ro1">
          <table:table-cell office:value-type="string" calcext:value-type="string">
            <text:p>DATA SAFI DUIKI</text:p>
          </table:table-cell>
          <table:table-cell office:value-type="float" office:value="775540565" calcext:value-type="float">
            <text:p>77554056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4-Apr-199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Ombaci market</text:p>
          </table:table-cell>
          <table:table-cell office:value-type="string" calcext:value-type="string">
            <text:p>Mijal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6066100P0LF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19-Oct-2021</text:p>
          </table:table-cell>
        </table:table-row>
        <table:table-row table:style-name="ro1">
          <table:table-cell office:value-type="string" calcext:value-type="string">
            <text:p>AMORI JOHN BAPTIST</text:p>
          </table:table-cell>
          <table:table-cell office:value-type="float" office:value="753073638" calcext:value-type="float">
            <text:p>753073638</text:p>
          </table:table-cell>
          <table:table-cell office:value-type="float" office:value="774208661" calcext:value-type="float">
            <text:p>774208661</text:p>
          </table:table-cell>
          <table:table-cell/>
          <table:table-cell office:value-type="string" calcext:value-type="string">
            <text:p>Male</text:p>
          </table:table-cell>
          <table:table-cell table:style-name="ce2" office:value-type="string" calcext:value-type="string">
            <text:p>31-Jan-195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Teremung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520661039FAE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9-Oct-2021</text:p>
          </table:table-cell>
        </table:table-row>
        <table:table-row table:style-name="ro1">
          <table:table-cell office:value-type="string" calcext:value-type="string">
            <text:p>OCATRE CHARLES</text:p>
          </table:table-cell>
          <table:table-cell office:value-type="float" office:value="773072425" calcext:value-type="float">
            <text:p>773072425</text:p>
          </table:table-cell>
          <table:table-cell office:value-type="float" office:value="754656805" calcext:value-type="float">
            <text:p>754656805</text:p>
          </table:table-cell>
          <table:table-cell/>
          <table:table-cell office:value-type="string" calcext:value-type="string">
            <text:p>Male</text:p>
          </table:table-cell>
          <table:table-cell table:style-name="ce2" office:value-type="string" calcext:value-type="string">
            <text:p>5-Feb-196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Community worker</text:p>
          </table:table-cell>
          <table:table-cell office:value-type="string" calcext:value-type="string">
            <text:p>Alimakodra cell</text:p>
          </table:table-cell>
          <table:table-cell office:value-type="string" calcext:value-type="string">
            <text:p>Abel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64077104131F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20-Oct-2021</text:p>
          </table:table-cell>
        </table:table-row>
        <table:table-row table:style-name="ro1">
          <table:table-cell office:value-type="string" calcext:value-type="string">
            <text:p>TAIBO AMANA</text:p>
          </table:table-cell>
          <table:table-cell office:value-type="float" office:value="760987140" calcext:value-type="float">
            <text:p>76098714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2-Mar-199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Ombaci market</text:p>
          </table:table-cell>
          <table:table-cell office:value-type="string" calcext:value-type="string">
            <text:p>Anyupir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3066100W2AJ</text:p>
          </table:table-cell>
          <table:table-cell table:style-name="ce2" office:value-type="string" calcext:value-type="string">
            <text:p>20-Nov-2024</text:p>
          </table:table-cell>
          <table:table-cell table:number-columns-repeated="6"/>
          <table:table-cell table:style-name="ce2" office:value-type="string" calcext:value-type="string">
            <text:p>20-Oct-2021</text:p>
          </table:table-cell>
        </table:table-row>
        <table:table-row table:style-name="ro1">
          <table:table-cell office:value-type="string" calcext:value-type="string">
            <text:p>KAMUSIRI JULIUS</text:p>
          </table:table-cell>
          <table:table-cell office:value-type="float" office:value="787269720" calcext:value-type="float">
            <text:p>78726972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3-Aug-1998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Samuel Baba road</text:p>
          </table:table-cell>
          <table:table-cell office:value-type="string" calcext:value-type="string">
            <text:p>samuel baba road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61021013CZF</text:p>
          </table:table-cell>
          <table:table-cell table:style-name="ce2" office:value-type="string" calcext:value-type="string">
            <text:p>23-Jun-2025</text:p>
          </table:table-cell>
          <table:table-cell table:number-columns-repeated="6"/>
          <table:table-cell table:style-name="ce2" office:value-type="string" calcext:value-type="string">
            <text:p>21-Oct-2021</text:p>
          </table:table-cell>
        </table:table-row>
        <table:table-row table:style-name="ro1">
          <table:table-cell office:value-type="string" calcext:value-type="string">
            <text:p>BATRE SAVIOUR</text:p>
          </table:table-cell>
          <table:table-cell office:value-type="float" office:value="776567911" calcext:value-type="float">
            <text:p>77656791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0-Nov-1998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Ombaci market</text:p>
          </table:table-cell>
          <table:table-cell office:value-type="string" calcext:value-type="string">
            <text:p>Ombaci ward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3077104GEJD</text:p>
          </table:table-cell>
          <table:table-cell table:style-name="ce2" office:value-type="string" calcext:value-type="string">
            <text:p>5-Jul-2025</text:p>
          </table:table-cell>
          <table:table-cell table:number-columns-repeated="6"/>
          <table:table-cell table:style-name="ce2" office:value-type="string" calcext:value-type="string">
            <text:p>25-Oct-2021</text:p>
          </table:table-cell>
        </table:table-row>
        <table:table-row table:style-name="ro1">
          <table:table-cell office:value-type="string" calcext:value-type="string">
            <text:p>YANYA ROBINA</text:p>
          </table:table-cell>
          <table:table-cell office:value-type="float" office:value="775078599" calcext:value-type="float">
            <text:p>77507859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0-Nov-1981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Civil Servant</text:p>
          </table:table-cell>
          <table:table-cell office:value-type="string" calcext:value-type="string">
            <text:p>Leiko P/S</text:p>
          </table:table-cell>
          <table:table-cell office:value-type="string" calcext:value-type="string">
            <text:p>Yibong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10661017XLE</text:p>
          </table:table-cell>
          <table:table-cell table:style-name="ce2" office:value-type="string" calcext:value-type="string">
            <text:p>18-Nov-2024</text:p>
          </table:table-cell>
          <table:table-cell table:number-columns-repeated="6"/>
          <table:table-cell table:style-name="ce2" office:value-type="string" calcext:value-type="string">
            <text:p>25-Oct-2021</text:p>
          </table:table-cell>
        </table:table-row>
        <table:table-row table:style-name="ro1">
          <table:table-cell office:value-type="string" calcext:value-type="string">
            <text:p>AJOBE SAMUEL</text:p>
          </table:table-cell>
          <table:table-cell office:value-type="float" office:value="772199466" calcext:value-type="float">
            <text:p>77219946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5-Apr-198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Yumbe Town</text:p>
          </table:table-cell>
          <table:table-cell office:value-type="string" calcext:value-type="string">
            <text:p>Oreb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0053103382L</text:p>
          </table:table-cell>
          <table:table-cell table:style-name="ce2" office:value-type="string" calcext:value-type="string">
            <text:p>7-Jul-2025</text:p>
          </table:table-cell>
          <table:table-cell table:number-columns-repeated="6"/>
          <table:table-cell table:style-name="ce2" office:value-type="string" calcext:value-type="string">
            <text:p>26-Oct-2021</text:p>
          </table:table-cell>
        </table:table-row>
        <table:table-row table:style-name="ro1">
          <table:table-cell office:value-type="string" calcext:value-type="string">
            <text:p>ALORO SAIDI</text:p>
          </table:table-cell>
          <table:table-cell office:value-type="float" office:value="760576951" calcext:value-type="float">
            <text:p>76057695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9-Mar-198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Central Market</text:p>
          </table:table-cell>
          <table:table-cell office:value-type="string" calcext:value-type="string">
            <text:p>Paladu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4066102FMQA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28-Oct-2021</text:p>
          </table:table-cell>
        </table:table-row>
        <table:table-row table:style-name="ro1">
          <table:table-cell office:value-type="string" calcext:value-type="string">
            <text:p>AFEKU EMMANUEL</text:p>
          </table:table-cell>
          <table:table-cell office:value-type="float" office:value="778783788" calcext:value-type="float">
            <text:p>77878378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-May-198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maracha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00771016CAF</text:p>
          </table:table-cell>
          <table:table-cell table:style-name="ce2" office:value-type="string" calcext:value-type="string">
            <text:p>9-Nov-2025</text:p>
          </table:table-cell>
          <table:table-cell table:number-columns-repeated="6"/>
          <table:table-cell table:style-name="ce2" office:value-type="string" calcext:value-type="string">
            <text:p>29-Oct-2021</text:p>
          </table:table-cell>
        </table:table-row>
        <table:table-row table:style-name="ro1">
          <table:table-cell office:value-type="string" calcext:value-type="string">
            <text:p>TABAN PETER</text:p>
          </table:table-cell>
          <table:table-cell office:value-type="float" office:value="782222881" calcext:value-type="float">
            <text:p>78222288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4-Feb-1993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Civil Servant</text:p>
          </table:table-cell>
          <table:table-cell table:number-columns-repeated="2" office:value-type="string" calcext:value-type="string">
            <text:p>Nyeluw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3066101VVDE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-Nov-2021</text:p>
          </table:table-cell>
        </table:table-row>
        <table:table-row table:style-name="ro1">
          <table:table-cell office:value-type="string" calcext:value-type="string">
            <text:p>APANGU MUZAMIL</text:p>
          </table:table-cell>
          <table:table-cell office:value-type="float" office:value="392419577" calcext:value-type="float">
            <text:p>39241957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3-Mar-197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Civil Servant</text:p>
          </table:table-cell>
          <table:table-cell table:number-columns-repeated="2" office:value-type="string" calcext:value-type="string">
            <text:p>Ombaci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40661006WHG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2-Nov-2021</text:p>
          </table:table-cell>
        </table:table-row>
        <table:table-row table:style-name="ro1">
          <table:table-cell office:value-type="string" calcext:value-type="string">
            <text:p>AMILE RUKIA</text:p>
          </table:table-cell>
          <table:table-cell office:value-type="float" office:value="780093288" calcext:value-type="float">
            <text:p>780093288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9-Sep-198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Abele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40661033R3F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3-Nov-2021</text:p>
          </table:table-cell>
        </table:table-row>
        <table:table-row table:style-name="ro1">
          <table:table-cell office:value-type="string" calcext:value-type="string">
            <text:p>MANDELA SWAIBU</text:p>
          </table:table-cell>
          <table:table-cell office:value-type="float" office:value="771069516" calcext:value-type="float">
            <text:p>77106951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1-Jul-198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oda boda Ridder</text:p>
          </table:table-cell>
          <table:table-cell office:value-type="string" calcext:value-type="string">
            <text:p>Koboko Hospital Corner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206610081TC</text:p>
          </table:table-cell>
          <table:table-cell table:style-name="ce2" office:value-type="string" calcext:value-type="string">
            <text:p>25-Sep-2024</text:p>
          </table:table-cell>
          <table:table-cell table:number-columns-repeated="6"/>
          <table:table-cell table:style-name="ce2" office:value-type="string" calcext:value-type="string">
            <text:p>3-Nov-2021</text:p>
          </table:table-cell>
        </table:table-row>
        <table:table-row table:style-name="ro1">
          <table:table-cell office:value-type="string" calcext:value-type="string">
            <text:p>WAYI DAVID</text:p>
          </table:table-cell>
          <table:table-cell office:value-type="float" office:value="772034905" calcext:value-type="float">
            <text:p>77203490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6-Jun-198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Social worker</text:p>
          </table:table-cell>
          <table:table-cell office:value-type="string" calcext:value-type="string">
            <text:p>koboko Municipality</text:p>
          </table:table-cell>
          <table:table-cell office:value-type="string" calcext:value-type="string">
            <text:p>Aring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8066102E1EA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3-Nov-2021</text:p>
          </table:table-cell>
        </table:table-row>
        <table:table-row table:style-name="ro1">
          <table:table-cell office:value-type="string" calcext:value-type="string">
            <text:p>AATE SUZAN</text:p>
          </table:table-cell>
          <table:table-cell office:value-type="float" office:value="782581659" calcext:value-type="float">
            <text:p>78258165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-Jan-1997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Panyamuru</text:p>
          </table:table-cell>
          <table:table-cell office:value-type="string" calcext:value-type="string">
            <text:p>Sinyani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7066102FD4K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3-Nov-2021</text:p>
          </table:table-cell>
        </table:table-row>
        <table:table-row table:style-name="ro1">
          <table:table-cell office:value-type="string" calcext:value-type="string">
            <text:p>CHANDIGA PETER</text:p>
          </table:table-cell>
          <table:table-cell office:value-type="float" office:value="787426389" calcext:value-type="float">
            <text:p>78742638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1-Jul-198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Alenga Village</text:p>
          </table:table-cell>
          <table:table-cell office:value-type="string" calcext:value-type="string">
            <text:p>Nyangili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20661021NH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4-Nov-2021</text:p>
          </table:table-cell>
        </table:table-row>
        <table:table-row table:style-name="ro1">
          <table:table-cell office:value-type="string" calcext:value-type="string">
            <text:p>ANYULE JAMALI</text:p>
          </table:table-cell>
          <table:table-cell office:value-type="float" office:value="779741776" calcext:value-type="float">
            <text:p>77974177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-Mar-199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Ujipaku</text:p>
          </table:table-cell>
          <table:table-cell office:value-type="string" calcext:value-type="string">
            <text:p>Ludar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806610132PPL</text:p>
          </table:table-cell>
          <table:table-cell table:style-name="ce2" office:value-type="string" calcext:value-type="string">
            <text:p>26-Jun-2025</text:p>
          </table:table-cell>
          <table:table-cell table:number-columns-repeated="6"/>
          <table:table-cell table:style-name="ce2" office:value-type="string" calcext:value-type="string">
            <text:p>4-Nov-2021</text:p>
          </table:table-cell>
        </table:table-row>
        <table:table-row table:style-name="ro1">
          <table:table-cell office:value-type="string" calcext:value-type="string">
            <text:p>BAKO ZUBEDA</text:p>
          </table:table-cell>
          <table:table-cell office:value-type="float" office:value="776050975" calcext:value-type="float">
            <text:p>77605097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8-Mar-197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Tailor</text:p>
          </table:table-cell>
          <table:table-cell office:value-type="string" calcext:value-type="string">
            <text:p>Mobile (with Koboko Muncipal)</text:p>
          </table:table-cell>
          <table:table-cell office:value-type="string" calcext:value-type="string">
            <text:p>Lomb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80661035K1H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5-Nov-2021</text:p>
          </table:table-cell>
        </table:table-row>
        <table:table-row table:style-name="ro1">
          <table:table-cell office:value-type="string" calcext:value-type="string">
            <text:p>TAYI MODESTO</text:p>
          </table:table-cell>
          <table:table-cell office:value-type="float" office:value="772440646" calcext:value-type="float">
            <text:p>77244064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1-Mar-196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Triangle <text:s/>village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56066610213JC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6-Nov-2021</text:p>
          </table:table-cell>
        </table:table-row>
        <table:table-row table:style-name="ro1">
          <table:table-cell office:value-type="string" calcext:value-type="string">
            <text:p>ASIKI ALEX</text:p>
          </table:table-cell>
          <table:table-cell office:value-type="float" office:value="788536474" calcext:value-type="float">
            <text:p>78853647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6-Jun-1997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table:number-columns-repeated="2" office:value-type="string" calcext:value-type="string">
            <text:p>Abell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7066100RR4G</text:p>
          </table:table-cell>
          <table:table-cell table:style-name="ce2" office:value-type="string" calcext:value-type="string">
            <text:p>9-Nov-2024</text:p>
          </table:table-cell>
          <table:table-cell table:number-columns-repeated="6"/>
          <table:table-cell table:style-name="ce2" office:value-type="string" calcext:value-type="string">
            <text:p>18-Nov-2021</text:p>
          </table:table-cell>
        </table:table-row>
        <table:table-row table:style-name="ro1">
          <table:table-cell office:value-type="string" calcext:value-type="string">
            <text:p>MALISH WAWASON</text:p>
          </table:table-cell>
          <table:table-cell office:value-type="float" office:value="780381553" calcext:value-type="float">
            <text:p>78038155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4-Jun-198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Civil Servant</text:p>
          </table:table-cell>
          <table:table-cell office:value-type="string" calcext:value-type="string">
            <text:p>koboko Municipality</text:p>
          </table:table-cell>
          <table:table-cell office:value-type="string" calcext:value-type="string">
            <text:p>Koboko municipa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66101XWWE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8-Nov-2021</text:p>
          </table:table-cell>
        </table:table-row>
        <table:table-row table:style-name="ro1">
          <table:table-cell office:value-type="string" calcext:value-type="string">
            <text:p>REMO MUSA AMIN</text:p>
          </table:table-cell>
          <table:table-cell office:value-type="float" office:value="789002514" calcext:value-type="float">
            <text:p>78900251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3-May-198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table:number-columns-repeated="2" office:value-type="string" calcext:value-type="string">
            <text:p>mijal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6066101XNOA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22-Nov-2021</text:p>
          </table:table-cell>
        </table:table-row>
        <table:table-row table:style-name="ro1">
          <table:table-cell office:value-type="string" calcext:value-type="string">
            <text:p>DIRIA IRENE</text:p>
          </table:table-cell>
          <table:table-cell office:value-type="float" office:value="773072513" calcext:value-type="float">
            <text:p>77307251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8-Aug-198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Civil Servant</text:p>
          </table:table-cell>
          <table:table-cell office:value-type="string" calcext:value-type="string">
            <text:p>Juba</text:p>
          </table:table-cell>
          <table:table-cell office:value-type="string" calcext:value-type="string">
            <text:p>Abirichi village-ARU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60661037P4G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22-Nov-2021</text:p>
          </table:table-cell>
        </table:table-row>
        <table:table-row table:style-name="ro1">
          <table:table-cell office:value-type="string" calcext:value-type="string">
            <text:p>FAITH JOSEPHINE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-Jan-199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Arumaji Cell</text:p>
          </table:table-cell>
          <table:table-cell office:value-type="string" calcext:value-type="string">
            <text:p>Arumaj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0066106QLWF</text:p>
          </table:table-cell>
          <table:table-cell table:style-name="ce2" office:value-type="string" calcext:value-type="string">
            <text:p>9-Jan-2030</text:p>
          </table:table-cell>
          <table:table-cell table:number-columns-repeated="6"/>
          <table:table-cell table:style-name="ce2" office:value-type="string" calcext:value-type="string">
            <text:p>22-Nov-2021</text:p>
          </table:table-cell>
        </table:table-row>
        <table:table-row table:style-name="ro1">
          <table:table-cell office:value-type="string" calcext:value-type="string">
            <text:p>MITU LAWRENCE</text:p>
          </table:table-cell>
          <table:table-cell office:value-type="float" office:value="760420965" calcext:value-type="float">
            <text:p>76042096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1-Feb-199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anker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Teremung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4066100A27L</text:p>
          </table:table-cell>
          <table:table-cell table:style-name="ce2" office:value-type="string" calcext:value-type="string">
            <text:p>25-Sep-2024</text:p>
          </table:table-cell>
          <table:table-cell table:number-columns-repeated="6"/>
          <table:table-cell table:style-name="ce2" office:value-type="string" calcext:value-type="string">
            <text:p>23-Nov-2021</text:p>
          </table:table-cell>
        </table:table-row>
        <table:table-row table:style-name="ro1">
          <table:table-cell office:value-type="string" calcext:value-type="string">
            <text:p>NAUME NIGHT</text:p>
          </table:table-cell>
          <table:table-cell office:value-type="float" office:value="773073050" calcext:value-type="float">
            <text:p>77307305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3-Nov-196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Yibongo Cell</text:p>
          </table:table-cell>
          <table:table-cell office:value-type="string" calcext:value-type="string">
            <text:p>Yibong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68066102MA6F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23-Nov-2021</text:p>
          </table:table-cell>
        </table:table-row>
        <table:table-row table:style-name="ro1">
          <table:table-cell office:value-type="string" calcext:value-type="string">
            <text:p>DATA GEOFREY</text:p>
          </table:table-cell>
          <table:table-cell office:value-type="float" office:value="782391043" calcext:value-type="float">
            <text:p>78239104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6-Dec-1983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Boader Market</text:p>
          </table:table-cell>
          <table:table-cell office:value-type="string" calcext:value-type="string">
            <text:p>Do-onga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30661039FYC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23-Nov-2021</text:p>
          </table:table-cell>
        </table:table-row>
        <table:table-row table:style-name="ro1">
          <table:table-cell office:value-type="string" calcext:value-type="string">
            <text:p>LEMAKU SWAIB</text:p>
          </table:table-cell>
          <table:table-cell office:value-type="float" office:value="778282368" calcext:value-type="float">
            <text:p>77828236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-Apr-199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Manson</text:p>
          </table:table-cell>
          <table:table-cell office:value-type="string" calcext:value-type="string">
            <text:p>Arumaji</text:p>
          </table:table-cell>
          <table:table-cell office:value-type="string" calcext:value-type="string">
            <text:p>Arumaj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807710064DJ</text:p>
          </table:table-cell>
          <table:table-cell table:style-name="ce2" office:value-type="string" calcext:value-type="string">
            <text:p>23-Oct-2024</text:p>
          </table:table-cell>
          <table:table-cell table:number-columns-repeated="6"/>
          <table:table-cell table:style-name="ce2" office:value-type="string" calcext:value-type="string">
            <text:p>24-Nov-2021</text:p>
          </table:table-cell>
        </table:table-row>
        <table:table-row table:style-name="ro1">
          <table:table-cell office:value-type="string" calcext:value-type="string">
            <text:p>AFEKU DENIS</text:p>
          </table:table-cell>
          <table:table-cell office:value-type="float" office:value="788313863" calcext:value-type="float">
            <text:p>78831386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1-Dec-198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Health Worker</text:p>
          </table:table-cell>
          <table:table-cell office:value-type="string" calcext:value-type="string">
            <text:p>Rhino camp</text:p>
          </table:table-cell>
          <table:table-cell office:value-type="string" calcext:value-type="string">
            <text:p>Manib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8002100JFRD</text:p>
          </table:table-cell>
          <table:table-cell table:style-name="ce2" office:value-type="string" calcext:value-type="string">
            <text:p>15-Sep-2024</text:p>
          </table:table-cell>
          <table:table-cell table:number-columns-repeated="6"/>
          <table:table-cell table:style-name="ce2" office:value-type="string" calcext:value-type="string">
            <text:p>29-Nov-2021</text:p>
          </table:table-cell>
        </table:table-row>
        <table:table-row table:style-name="ro1">
          <table:table-cell office:value-type="string" calcext:value-type="string">
            <text:p>AMODO ZAINABU</text:p>
          </table:table-cell>
          <table:table-cell office:value-type="float" office:value="773940255" calcext:value-type="float">
            <text:p>77394025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4-Apr-198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Ibong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606602NRXJ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29-Nov-2021</text:p>
          </table:table-cell>
        </table:table-row>
        <table:table-row table:style-name="ro1">
          <table:table-cell office:value-type="string" calcext:value-type="string">
            <text:p>CHANDIRU ZENABU</text:p>
          </table:table-cell>
          <table:table-cell office:value-type="float" office:value="773893441" calcext:value-type="float">
            <text:p>77389344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3-Apr-197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Koboko Municipality</text:p>
          </table:table-cell>
          <table:table-cell office:value-type="string" calcext:value-type="string">
            <text:p>Anyipur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650531029HLF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29-Nov-2021</text:p>
          </table:table-cell>
        </table:table-row>
        <table:table-row table:style-name="ro1">
          <table:table-cell office:value-type="string" calcext:value-type="string">
            <text:p>ABIYO RICHARD ENAKU</text:p>
          </table:table-cell>
          <table:table-cell office:value-type="float" office:value="774421409" calcext:value-type="float">
            <text:p>77442140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5-Feb-198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Ombachi</text:p>
          </table:table-cell>
          <table:table-cell office:value-type="string" calcext:value-type="string">
            <text:p>Ombaci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000210D8H5D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29-Nov-2021</text:p>
          </table:table-cell>
        </table:table-row>
        <table:table-row table:style-name="ro1">
          <table:table-cell office:value-type="string" calcext:value-type="string">
            <text:p>CHANDIRU ZAKIA</text:p>
          </table:table-cell>
          <table:table-cell office:value-type="float" office:value="780111640" calcext:value-type="float">
            <text:p>78011164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4-Oct-198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Koboko central market</text:p>
          </table:table-cell>
          <table:table-cell office:value-type="string" calcext:value-type="string">
            <text:p>Ibong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66029101ND2K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29-Nov-2021</text:p>
          </table:table-cell>
        </table:table-row>
        <table:table-row table:style-name="ro1">
          <table:table-cell office:value-type="string" calcext:value-type="string">
            <text:p>MORO CHRISTOPHER AWARA</text:p>
          </table:table-cell>
          <table:table-cell office:value-type="float" office:value="782360306" calcext:value-type="float">
            <text:p>78236030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4-Nov-196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Gbulagbulang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590661028RHE</text:p>
          </table:table-cell>
          <table:table-cell table:style-name="ce2" office:value-type="string" calcext:value-type="string">
            <text:p>12-Dec-2028</text:p>
          </table:table-cell>
          <table:table-cell table:number-columns-repeated="6"/>
          <table:table-cell table:style-name="ce2" office:value-type="string" calcext:value-type="string">
            <text:p>29-Nov-2021</text:p>
          </table:table-cell>
        </table:table-row>
        <table:table-row table:style-name="ro1">
          <table:table-cell office:value-type="string" calcext:value-type="string">
            <text:p>AKULIA STELLA</text:p>
          </table:table-cell>
          <table:table-cell office:value-type="float" office:value="783820645" calcext:value-type="float">
            <text:p>78382064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8-Nov-1983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keri</text:p>
          </table:table-cell>
          <table:table-cell office:value-type="string" calcext:value-type="string">
            <text:p>Anyakali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33066101EOMD</text:p>
          </table:table-cell>
          <table:table-cell table:style-name="ce2" office:value-type="string" calcext:value-type="string">
            <text:p>25-Nov-2024</text:p>
          </table:table-cell>
          <table:table-cell table:number-columns-repeated="6"/>
          <table:table-cell table:style-name="ce2" office:value-type="string" calcext:value-type="string">
            <text:p>4-Dec-2021</text:p>
          </table:table-cell>
        </table:table-row>
        <table:table-row table:style-name="ro1">
          <table:table-cell office:value-type="string" calcext:value-type="string">
            <text:p>AYOZU FADILA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0-Aug-199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Koboko central market</text:p>
          </table:table-cell>
          <table:table-cell office:value-type="string" calcext:value-type="string">
            <text:p>Lurunu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40661022V4H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4-Dec-2021</text:p>
          </table:table-cell>
        </table:table-row>
        <table:table-row table:style-name="ro1">
          <table:table-cell office:value-type="string" calcext:value-type="string">
            <text:p>AYA ZAINABU</text:p>
          </table:table-cell>
          <table:table-cell office:value-type="float" office:value="778928819" calcext:value-type="float">
            <text:p>778928819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-Jan-199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Samuel Baba road</text:p>
          </table:table-cell>
          <table:table-cell office:value-type="string" calcext:value-type="string">
            <text:p>Mijal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00851016CHQH</text:p>
          </table:table-cell>
          <table:table-cell table:style-name="ce2" office:value-type="string" calcext:value-type="string">
            <text:p>21-Dec-2024</text:p>
          </table:table-cell>
          <table:table-cell table:number-columns-repeated="6"/>
          <table:table-cell table:style-name="ce2" office:value-type="string" calcext:value-type="string">
            <text:p>6-Dec-2021</text:p>
          </table:table-cell>
        </table:table-row>
        <table:table-row table:style-name="ro1">
          <table:table-cell office:value-type="string" calcext:value-type="string">
            <text:p>MAYANJA DAVID</text:p>
          </table:table-cell>
          <table:table-cell office:value-type="float" office:value="782072185" calcext:value-type="float">
            <text:p>78207218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-Jan-198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Amiji Road</text:p>
          </table:table-cell>
          <table:table-cell office:value-type="string" calcext:value-type="string">
            <text:p>Sinyani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0034103LAGH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6-Dec-2021</text:p>
          </table:table-cell>
        </table:table-row>
        <table:table-row table:style-name="ro1">
          <table:table-cell office:value-type="string" calcext:value-type="string">
            <text:p>ASUSA JAMILA</text:p>
          </table:table-cell>
          <table:table-cell office:value-type="float" office:value="774140132" calcext:value-type="float">
            <text:p>774140132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8-Jun-1982</text:p>
          </table:table-cell>
          <table:table-cell office:value-type="string" calcext:value-type="string">
            <text:p>Widow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Mobile (with Koboko Muncipal)</text:p>
          </table:table-cell>
          <table:table-cell office:value-type="string" calcext:value-type="string">
            <text:p>Yibong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2066103661F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7-Dec-2021</text:p>
          </table:table-cell>
        </table:table-row>
        <table:table-row table:style-name="ro1">
          <table:table-cell office:value-type="string" calcext:value-type="string">
            <text:p>APAYI DOROTHY</text:p>
          </table:table-cell>
          <table:table-cell office:value-type="float" office:value="772767623" calcext:value-type="float">
            <text:p>77276762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6-Dec-197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ombachi</text:p>
          </table:table-cell>
          <table:table-cell office:value-type="string" calcext:value-type="string">
            <text:p>Yibong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5066101JX5F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9-Dec-2021</text:p>
          </table:table-cell>
        </table:table-row>
        <table:table-row table:style-name="ro1">
          <table:table-cell office:value-type="string" calcext:value-type="string">
            <text:p>ATAKO GLORIA</text:p>
          </table:table-cell>
          <table:table-cell office:value-type="float" office:value="777893651" calcext:value-type="float">
            <text:p>77789365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4-Jun-198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Ombaci</text:p>
          </table:table-cell>
          <table:table-cell office:value-type="string" calcext:value-type="string">
            <text:p>Lomb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800210C6L1YF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11-Dec-2021</text:p>
          </table:table-cell>
        </table:table-row>
        <table:table-row table:style-name="ro1">
          <table:table-cell office:value-type="string" calcext:value-type="string">
            <text:p>ANDIKU KALOLI</text:p>
          </table:table-cell>
          <table:table-cell office:value-type="float" office:value="782306172" calcext:value-type="float">
            <text:p>78230617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3-Apr-196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Civil Servant</text:p>
          </table:table-cell>
          <table:table-cell office:value-type="string" calcext:value-type="string">
            <text:p>South Division</text:p>
          </table:table-cell>
          <table:table-cell office:value-type="string" calcext:value-type="string">
            <text:p>Gbukutu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680771026DYF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5-Dec-2021</text:p>
          </table:table-cell>
        </table:table-row>
        <table:table-row table:style-name="ro1">
          <table:table-cell office:value-type="string" calcext:value-type="string">
            <text:p>DEPAYA MARY</text:p>
          </table:table-cell>
          <table:table-cell office:value-type="float" office:value="770601035" calcext:value-type="float">
            <text:p>77060103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7-Aug-1994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Ombaci</text:p>
          </table:table-cell>
          <table:table-cell office:value-type="string" calcext:value-type="string">
            <text:p>Drunyo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3066102XNSD</text:p>
          </table:table-cell>
          <table:table-cell table:style-name="ce2" office:value-type="string" calcext:value-type="string">
            <text:p>18-Apr-2025</text:p>
          </table:table-cell>
          <table:table-cell table:number-columns-repeated="6"/>
          <table:table-cell table:style-name="ce2" office:value-type="string" calcext:value-type="string">
            <text:p>16-Dec-2021</text:p>
          </table:table-cell>
        </table:table-row>
        <table:table-row table:style-name="ro1">
          <table:table-cell office:value-type="string" calcext:value-type="string">
            <text:p>OBOTE EMMANUEL</text:p>
          </table:table-cell>
          <table:table-cell office:value-type="float" office:value="783325692" calcext:value-type="float">
            <text:p>78332569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5-Jul-1983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Ombaci</text:p>
          </table:table-cell>
          <table:table-cell office:value-type="string" calcext:value-type="string">
            <text:p>Drunyo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3066102XNSD</text:p>
          </table:table-cell>
          <table:table-cell table:style-name="ce2" office:value-type="string" calcext:value-type="string">
            <text:p>18-Apr-2025</text:p>
          </table:table-cell>
          <table:table-cell table:number-columns-repeated="6"/>
          <table:table-cell table:style-name="ce2" office:value-type="string" calcext:value-type="string">
            <text:p>3-Jan-2022</text:p>
          </table:table-cell>
        </table:table-row>
        <table:table-row table:style-name="ro1">
          <table:table-cell office:value-type="string" calcext:value-type="string">
            <text:p>AYILA CHRISTOPHER</text:p>
          </table:table-cell>
          <table:table-cell office:value-type="float" office:value="773562856" calcext:value-type="float">
            <text:p>77356285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5-Jul-196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FETCHA-K</text:p>
          </table:table-cell>
          <table:table-cell office:value-type="string" calcext:value-type="string">
            <text:p>Abe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68066101XVUA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5-Jan-2022</text:p>
          </table:table-cell>
        </table:table-row>
        <table:table-row table:style-name="ro1">
          <table:table-cell office:value-type="string" calcext:value-type="string">
            <text:p>NAMBOZO HALIMA</text:p>
          </table:table-cell>
          <table:table-cell office:value-type="float" office:value="789027870" calcext:value-type="float">
            <text:p>78902787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0-Aug-199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Gaagaa market</text:p>
          </table:table-cell>
          <table:table-cell office:value-type="string" calcext:value-type="string">
            <text:p>Sinyan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4026106D37G</text:p>
          </table:table-cell>
          <table:table-cell table:style-name="ce2" office:value-type="string" calcext:value-type="string">
            <text:p>12-Aug-2025</text:p>
          </table:table-cell>
          <table:table-cell table:number-columns-repeated="6"/>
          <table:table-cell table:style-name="ce2" office:value-type="string" calcext:value-type="string">
            <text:p>6-Jan-2022</text:p>
          </table:table-cell>
        </table:table-row>
        <table:table-row table:style-name="ro1">
          <table:table-cell office:value-type="string" calcext:value-type="string">
            <text:p>TUKEI JOB</text:p>
          </table:table-cell>
          <table:table-cell office:value-type="float" office:value="782374424" calcext:value-type="float">
            <text:p>782374424</text:p>
          </table:table-cell>
          <table:table-cell office:value-type="float" office:value="701961160" calcext:value-type="float">
            <text:p>701961160</text:p>
          </table:table-cell>
          <table:table-cell/>
          <table:table-cell office:value-type="string" calcext:value-type="string">
            <text:p>Male</text:p>
          </table:table-cell>
          <table:table-cell table:style-name="ce2" office:value-type="string" calcext:value-type="string">
            <text:p>2-Jul-196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West Division</text:p>
          </table:table-cell>
          <table:table-cell office:value-type="string" calcext:value-type="string">
            <text:p>Isoko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64021103PKMH</text:p>
          </table:table-cell>
          <table:table-cell table:style-name="ce2" office:value-type="string" calcext:value-type="string">
            <text:p>27-Aug-2025</text:p>
          </table:table-cell>
          <table:table-cell table:number-columns-repeated="6"/>
          <table:table-cell table:style-name="ce2" office:value-type="string" calcext:value-type="string">
            <text:p>7-Jan-2022</text:p>
          </table:table-cell>
        </table:table-row>
        <table:table-row table:style-name="ro1">
          <table:table-cell office:value-type="string" calcext:value-type="string">
            <text:p>PATRICK OKUONZI</text:p>
          </table:table-cell>
          <table:table-cell office:value-type="float" office:value="773849454" calcext:value-type="float">
            <text:p>77384945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1-Oct-198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anker</text:p>
          </table:table-cell>
          <table:table-cell office:value-type="string" calcext:value-type="string">
            <text:p>FINCA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10771005T4H</text:p>
          </table:table-cell>
          <table:table-cell table:style-name="ce2" office:value-type="string" calcext:value-type="string">
            <text:p>11-Feb-2030</text:p>
          </table:table-cell>
          <table:table-cell table:number-columns-repeated="6"/>
          <table:table-cell table:style-name="ce2" office:value-type="string" calcext:value-type="string">
            <text:p>8-Jan-2022</text:p>
          </table:table-cell>
        </table:table-row>
        <table:table-row table:style-name="ro1">
          <table:table-cell office:value-type="string" calcext:value-type="string">
            <text:p>NAULA SCOVIA</text:p>
          </table:table-cell>
          <table:table-cell office:value-type="float" office:value="770602341" calcext:value-type="float">
            <text:p>77060234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30-Nov-1979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table:number-columns-repeated="2" office:value-type="string" calcext:value-type="string">
            <text:p>Sinyan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9102105WA7L</text:p>
          </table:table-cell>
          <table:table-cell table:style-name="ce2" office:value-type="string" calcext:value-type="string">
            <text:p>7-Jun-2025</text:p>
          </table:table-cell>
          <table:table-cell table:number-columns-repeated="6"/>
          <table:table-cell table:style-name="ce2" office:value-type="string" calcext:value-type="string">
            <text:p>8-Jan-2022</text:p>
          </table:table-cell>
        </table:table-row>
        <table:table-row table:style-name="ro1">
          <table:table-cell office:value-type="string" calcext:value-type="string">
            <text:p>TWAHA GBAGBE</text:p>
          </table:table-cell>
          <table:table-cell office:value-type="float" office:value="772675451" calcext:value-type="float">
            <text:p>77267545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5-Dec-197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Farmer</text:p>
          </table:table-cell>
          <table:table-cell table:number-columns-repeated="2" office:value-type="string" calcext:value-type="string">
            <text:p>Yibong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806610035YH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1-Jan-2022</text:p>
          </table:table-cell>
        </table:table-row>
        <table:table-row table:style-name="ro1">
          <table:table-cell office:value-type="string" calcext:value-type="string">
            <text:p>SHAMIM ALIGAH</text:p>
          </table:table-cell>
          <table:table-cell office:value-type="float" office:value="778319000" calcext:value-type="float">
            <text:p>77831900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4-Dec-1993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Dengbelenga</text:p>
          </table:table-cell>
          <table:table-cell office:value-type="string" calcext:value-type="string">
            <text:p>Gbulagbulanga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B1047524</text:p>
          </table:table-cell>
          <table:table-cell table:style-name="ce2" office:value-type="string" calcext:value-type="string">
            <text:p>23-Jul-2023</text:p>
          </table:table-cell>
          <table:table-cell table:number-columns-repeated="6"/>
          <table:table-cell table:style-name="ce2" office:value-type="string" calcext:value-type="string">
            <text:p>13-Jan-2022</text:p>
          </table:table-cell>
        </table:table-row>
        <table:table-row table:style-name="ro1">
          <table:table-cell office:value-type="string" calcext:value-type="string">
            <text:p>BURUGA JAMES</text:p>
          </table:table-cell>
          <table:table-cell office:value-type="float" office:value="770312266" calcext:value-type="float">
            <text:p>77031226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5-Jun-198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Taxi park</text:p>
          </table:table-cell>
          <table:table-cell office:value-type="string" calcext:value-type="string">
            <text:p>Nyangili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2066102HLYH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7-Jan-2022</text:p>
          </table:table-cell>
        </table:table-row>
        <table:table-row table:style-name="ro1">
          <table:table-cell office:value-type="string" calcext:value-type="string">
            <text:p>DAKARU GRACE</text:p>
          </table:table-cell>
          <table:table-cell office:value-type="float" office:value="776342203" calcext:value-type="float">
            <text:p>77634220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7-Nov-1973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Sinyan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306610199PH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18-Jan-2022</text:p>
          </table:table-cell>
        </table:table-row>
        <table:table-row table:style-name="ro1">
          <table:table-cell office:value-type="string" calcext:value-type="string">
            <text:p>DRIWARU JANE</text:p>
          </table:table-cell>
          <table:table-cell office:value-type="float" office:value="770508515" calcext:value-type="float">
            <text:p>770508515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3-Apr-199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Small london</text:p>
          </table:table-cell>
          <table:table-cell office:value-type="string" calcext:value-type="string">
            <text:p>Erepenga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2077108E02E</text:p>
          </table:table-cell>
          <table:table-cell table:style-name="ce2" office:value-type="string" calcext:value-type="string">
            <text:p>23-Jun-2030</text:p>
          </table:table-cell>
          <table:table-cell table:number-columns-repeated="6"/>
          <table:table-cell table:style-name="ce2" office:value-type="string" calcext:value-type="string">
            <text:p>20-Jan-2022</text:p>
          </table:table-cell>
        </table:table-row>
        <table:table-row table:style-name="ro1">
          <table:table-cell office:value-type="string" calcext:value-type="string">
            <text:p>ARUBE PETER</text:p>
          </table:table-cell>
          <table:table-cell office:value-type="float" office:value="772860786" calcext:value-type="float">
            <text:p>77286078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-Mar-1958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Abuku sub county</text:p>
          </table:table-cell>
          <table:table-cell office:value-type="string" calcext:value-type="string">
            <text:p>Abuku Subcounty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580661036ZNJ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27-Jan-2022</text:p>
          </table:table-cell>
        </table:table-row>
        <table:table-row table:style-name="ro1">
          <table:table-cell office:value-type="string" calcext:value-type="string">
            <text:p>ATIKI PATRICK</text:p>
          </table:table-cell>
          <table:table-cell office:value-type="float" office:value="786393531" calcext:value-type="float">
            <text:p>78639353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5-Jan-1997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Teacher</text:p>
          </table:table-cell>
          <table:table-cell table:number-columns-repeated="2" office:value-type="string" calcext:value-type="string">
            <text:p>Indrib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70661064QYK</text:p>
          </table:table-cell>
          <table:table-cell table:style-name="ce2" office:value-type="string" calcext:value-type="string">
            <text:p>11-Feb-2030</text:p>
          </table:table-cell>
          <table:table-cell table:number-columns-repeated="6"/>
          <table:table-cell table:style-name="ce2" office:value-type="string" calcext:value-type="string">
            <text:p>27-Jan-2022</text:p>
          </table:table-cell>
        </table:table-row>
        <table:table-row table:style-name="ro1">
          <table:table-cell office:value-type="string" calcext:value-type="string">
            <text:p>DRILIGA HABIBU</text:p>
          </table:table-cell>
          <table:table-cell office:value-type="float" office:value="394004272" calcext:value-type="float">
            <text:p>39400427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3-Apr-199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ilder</text:p>
          </table:table-cell>
          <table:table-cell office:value-type="string" calcext:value-type="string">
            <text:p>Lobule</text:p>
          </table:table-cell>
          <table:table-cell office:value-type="string" calcext:value-type="string">
            <text:p>Nyarilo</text:p>
          </table:table-cell>
          <table:table-cell table:number-columns-repeated="9"/>
          <table:table-cell table:style-name="ce2" office:value-type="string" calcext:value-type="string">
            <text:p>28-Jan-2022</text:p>
          </table:table-cell>
        </table:table-row>
        <table:table-row table:style-name="ro1">
          <table:table-cell office:value-type="string" calcext:value-type="string">
            <text:p>ANDERU MONICA</text:p>
          </table:table-cell>
          <table:table-cell office:value-type="float" office:value="784131721" calcext:value-type="float">
            <text:p>78413172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6-Apr-1989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anker</text:p>
          </table:table-cell>
          <table:table-cell office:value-type="string" calcext:value-type="string">
            <text:p>Centenary Bank</text:p>
          </table:table-cell>
          <table:table-cell office:value-type="string" calcext:value-type="string">
            <text:p>Abel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9066100WGNF</text:p>
          </table:table-cell>
          <table:table-cell table:style-name="ce2" office:value-type="string" calcext:value-type="string">
            <text:p>13-Nov-2024</text:p>
          </table:table-cell>
          <table:table-cell table:number-columns-repeated="6"/>
          <table:table-cell table:style-name="ce2" office:value-type="string" calcext:value-type="string">
            <text:p>2-Feb-2022</text:p>
          </table:table-cell>
        </table:table-row>
        <table:table-row table:style-name="ro1">
          <table:table-cell office:value-type="string" calcext:value-type="string">
            <text:p>KANA SWAIB</text:p>
          </table:table-cell>
          <table:table-cell office:value-type="float" office:value="771964495" calcext:value-type="float">
            <text:p>77196449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5-Jan-1997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Electrician</text:p>
          </table:table-cell>
          <table:table-cell table:number-columns-repeated="2" office:value-type="string" calcext:value-type="string">
            <text:p>Pakayo</text:p>
          </table:table-cell>
          <table:table-cell office:value-type="string" calcext:value-type="string">
            <text:p>Voters Slip</text:p>
          </table:table-cell>
          <table:table-cell office:value-type="string" calcext:value-type="string">
            <text:p>CM970661014UDL</text:p>
          </table:table-cell>
          <table:table-cell table:number-columns-repeated="7"/>
          <table:table-cell table:style-name="ce2" office:value-type="string" calcext:value-type="string">
            <text:p>23-Feb-2022</text:p>
          </table:table-cell>
        </table:table-row>
        <table:table-row table:style-name="ro1">
          <table:table-cell office:value-type="string" calcext:value-type="string">
            <text:p>OBIT HAKIM ADROTI</text:p>
          </table:table-cell>
          <table:table-cell office:value-type="float" office:value="774084448" calcext:value-type="float">
            <text:p>77408444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-Jan-1983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table:number-columns-repeated="2" office:value-type="string" calcext:value-type="string">
            <text:p>Abell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30531037G3J</text:p>
          </table:table-cell>
          <table:table-cell table:style-name="ce2" office:value-type="string" calcext:value-type="string">
            <text:p>7-Jul-2025</text:p>
          </table:table-cell>
          <table:table-cell table:number-columns-repeated="6"/>
          <table:table-cell table:style-name="ce2" office:value-type="string" calcext:value-type="string">
            <text:p>25-Feb-2022</text:p>
          </table:table-cell>
        </table:table-row>
        <table:table-row table:style-name="ro1">
          <table:table-cell office:value-type="string" calcext:value-type="string">
            <text:p>ARIKE KOKOLE YASSIN</text:p>
          </table:table-cell>
          <table:table-cell office:value-type="float" office:value="782541798" calcext:value-type="float">
            <text:p>78254179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3-Apr-1962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Gaagaa</text:p>
          </table:table-cell>
          <table:table-cell office:value-type="string" calcext:value-type="string">
            <text:p>Sinyan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6206610036LE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25-Feb-2022</text:p>
          </table:table-cell>
        </table:table-row>
        <table:table-row table:style-name="ro1">
          <table:table-cell office:value-type="string" calcext:value-type="string">
            <text:p>MUNGUFENI RAMSEY</text:p>
          </table:table-cell>
          <table:table-cell office:value-type="float" office:value="394005908" calcext:value-type="float">
            <text:p>39400590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6-Jul-1993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table:number-columns-repeated="2" office:value-type="string" calcext:value-type="string">
            <text:p>Market Squar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3002108FRXH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28-Feb-2022</text:p>
          </table:table-cell>
        </table:table-row>
        <table:table-row table:style-name="ro1">
          <table:table-cell office:value-type="string" calcext:value-type="string">
            <text:p>AJUKI HARRIET</text:p>
          </table:table-cell>
          <table:table-cell office:value-type="float" office:value="773664471" calcext:value-type="float">
            <text:p>77366447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-May-199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Anjirigo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1066100WZ7H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-Mar-2022</text:p>
          </table:table-cell>
        </table:table-row>
        <table:table-row table:style-name="ro1">
          <table:table-cell office:value-type="string" calcext:value-type="string">
            <text:p>WALTER OTEMA</text:p>
          </table:table-cell>
          <table:table-cell office:value-type="float" office:value="701741200" calcext:value-type="float">
            <text:p>701741200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2-Sep-1995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Music studio</text:p>
          </table:table-cell>
          <table:table-cell office:value-type="string" calcext:value-type="string">
            <text:p>Nyarilo</text:p>
          </table:table-cell>
          <table:table-cell office:value-type="string" calcext:value-type="string">
            <text:p>Nyarilo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5005103UK2J</text:p>
          </table:table-cell>
          <table:table-cell table:style-name="ce2" office:value-type="string" calcext:value-type="string">
            <text:p>10-Jan-2025</text:p>
          </table:table-cell>
          <table:table-cell table:number-columns-repeated="6"/>
          <table:table-cell table:style-name="ce2" office:value-type="string" calcext:value-type="string">
            <text:p>1-Mar-2022</text:p>
          </table:table-cell>
        </table:table-row>
        <table:table-row table:style-name="ro1">
          <table:table-cell office:value-type="string" calcext:value-type="string">
            <text:p>AGOTIA JOYCE</text:p>
          </table:table-cell>
          <table:table-cell office:value-type="float" office:value="778259866" calcext:value-type="float">
            <text:p>77825986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7-Sep-199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Taxi park</text:p>
          </table:table-cell>
          <table:table-cell office:value-type="string" calcext:value-type="string">
            <text:p>Anjinjin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50771042MNL</text:p>
          </table:table-cell>
          <table:table-cell table:style-name="ce2" office:value-type="string" calcext:value-type="string">
            <text:p>5-Jul-2025</text:p>
          </table:table-cell>
          <table:table-cell table:number-columns-repeated="6"/>
          <table:table-cell table:style-name="ce2" office:value-type="string" calcext:value-type="string">
            <text:p>3-Mar-2022</text:p>
          </table:table-cell>
        </table:table-row>
        <table:table-row table:style-name="ro1">
          <table:table-cell office:value-type="string" calcext:value-type="string">
            <text:p>NSUBUGA DAVID</text:p>
          </table:table-cell>
          <table:table-cell office:value-type="float" office:value="774094309" calcext:value-type="float">
            <text:p>77409430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3-Mar-197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man</text:p>
          </table:table-cell>
          <table:table-cell office:value-type="string" calcext:value-type="string">
            <text:p>Central Market</text:p>
          </table:table-cell>
          <table:table-cell office:value-type="string" calcext:value-type="string">
            <text:p>Sinyani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6093101WLPC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7-Mar-2022</text:p>
          </table:table-cell>
        </table:table-row>
        <table:table-row table:style-name="ro1">
          <table:table-cell office:value-type="string" calcext:value-type="string">
            <text:p>BACIA AISHA</text:p>
          </table:table-cell>
          <table:table-cell office:value-type="float" office:value="783505076" calcext:value-type="float">
            <text:p>78350507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3-Aug-197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table:number-columns-repeated="2" office:value-type="string" calcext:value-type="string">
            <text:p>Lipa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9066102MJQC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7-Mar-2022</text:p>
          </table:table-cell>
        </table:table-row>
        <table:table-row table:style-name="ro1">
          <table:table-cell office:value-type="string" calcext:value-type="string">
            <text:p>DRANIKU ALBERT</text:p>
          </table:table-cell>
          <table:table-cell office:value-type="float" office:value="788184365" calcext:value-type="float">
            <text:p>788184365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-Dec-197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Audi P/S</text:p>
          </table:table-cell>
          <table:table-cell office:value-type="string" calcext:value-type="string">
            <text:p>Dimbuni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00771002MQH</text:p>
          </table:table-cell>
          <table:table-cell table:style-name="ce2" office:value-type="string" calcext:value-type="string">
            <text:p>23-Oct-2024</text:p>
          </table:table-cell>
          <table:table-cell table:number-columns-repeated="6"/>
          <table:table-cell table:style-name="ce2" office:value-type="string" calcext:value-type="string">
            <text:p>10-Mar-2022</text:p>
          </table:table-cell>
        </table:table-row>
        <table:table-row table:style-name="ro1">
          <table:table-cell office:value-type="string" calcext:value-type="string">
            <text:p>SSEKITOOLEKO MUGABI</text:p>
          </table:table-cell>
          <table:table-cell office:value-type="float" office:value="778045281" calcext:value-type="float">
            <text:p>77804528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3-Jan-199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Radiographer</text:p>
          </table:table-cell>
          <table:table-cell office:value-type="string" calcext:value-type="string">
            <text:p>Carlor Medical Services</text:p>
          </table:table-cell>
          <table:table-cell office:value-type="string" calcext:value-type="string">
            <text:p>Arumaj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604710306JJ</text:p>
          </table:table-cell>
          <table:table-cell table:style-name="ce2" office:value-type="string" calcext:value-type="string">
            <text:p>9-Dec-2024</text:p>
          </table:table-cell>
          <table:table-cell table:number-columns-repeated="6"/>
          <table:table-cell table:style-name="ce2" office:value-type="string" calcext:value-type="string">
            <text:p>10-Mar-2022</text:p>
          </table:table-cell>
        </table:table-row>
        <table:table-row table:style-name="ro1">
          <table:table-cell office:value-type="string" calcext:value-type="string">
            <text:p>OSORU HELLEN</text:p>
          </table:table-cell>
          <table:table-cell office:value-type="float" office:value="782244111" calcext:value-type="float">
            <text:p>78224411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5-Nov-1989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Ombaci market</text:p>
          </table:table-cell>
          <table:table-cell office:value-type="string" calcext:value-type="string">
            <text:p>ombac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90771039VHJ</text:p>
          </table:table-cell>
          <table:table-cell table:style-name="ce2" office:value-type="string" calcext:value-type="string">
            <text:p>5-Jul-2025</text:p>
          </table:table-cell>
          <table:table-cell table:number-columns-repeated="6"/>
          <table:table-cell table:style-name="ce2" office:value-type="string" calcext:value-type="string">
            <text:p>11-Mar-2022</text:p>
          </table:table-cell>
        </table:table-row>
        <table:table-row table:style-name="ro1">
          <table:table-cell office:value-type="string" calcext:value-type="string">
            <text:p>MORO YASSINI NURU DRILIGA</text:p>
          </table:table-cell>
          <table:table-cell office:value-type="float" office:value="785151552" calcext:value-type="float">
            <text:p>785151552</text:p>
          </table:table-cell>
          <table:table-cell office:value-type="float" office:value="776742877" calcext:value-type="float">
            <text:p>776742877</text:p>
          </table:table-cell>
          <table:table-cell/>
          <table:table-cell office:value-type="string" calcext:value-type="string">
            <text:p>Male</text:p>
          </table:table-cell>
          <table:table-cell table:style-name="ce2" office:value-type="string" calcext:value-type="string">
            <text:p>25-May-197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Pijoke</text:p>
          </table:table-cell>
          <table:table-cell office:value-type="string" calcext:value-type="string">
            <text:p>Mijal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1066103CR7K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11-Mar-2022</text:p>
          </table:table-cell>
        </table:table-row>
        <table:table-row table:style-name="ro1">
          <table:table-cell office:value-type="string" calcext:value-type="string">
            <text:p>FOGO FRANCIS DRANI</text:p>
          </table:table-cell>
          <table:table-cell office:value-type="float" office:value="772767027" calcext:value-type="float">
            <text:p>77276702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2-Dec-196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Civil Servant</text:p>
          </table:table-cell>
          <table:table-cell office:value-type="string" calcext:value-type="string">
            <text:p>Koboko Modern SS</text:p>
          </table:table-cell>
          <table:table-cell office:value-type="string" calcext:value-type="string">
            <text:p>Arumaj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65002100L0QE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1-Mar-2022</text:p>
          </table:table-cell>
        </table:table-row>
        <table:table-row table:style-name="ro1">
          <table:table-cell office:value-type="string" calcext:value-type="string">
            <text:p>BONGO PATRICK NAMISI</text:p>
          </table:table-cell>
          <table:table-cell office:value-type="float" office:value="754243001" calcext:value-type="float">
            <text:p>754243001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4-Apr-1981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Development Worker</text:p>
          </table:table-cell>
          <table:table-cell office:value-type="string" calcext:value-type="string">
            <text:p>ACAV</text:p>
          </table:table-cell>
          <table:table-cell office:value-type="string" calcext:value-type="string">
            <text:p>Adakad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1051105RKAH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1-Mar-2022</text:p>
          </table:table-cell>
        </table:table-row>
        <table:table-row table:style-name="ro1">
          <table:table-cell office:value-type="string" calcext:value-type="string">
            <text:p>AYISA AJONYE</text:p>
          </table:table-cell>
          <table:table-cell office:value-type="float" office:value="776390737" calcext:value-type="float">
            <text:p>77639073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0-May-198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Arumaji</text:p>
          </table:table-cell>
          <table:table-cell office:value-type="string" calcext:value-type="string">
            <text:p>Repeng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80661010MRD</text:p>
          </table:table-cell>
          <table:table-cell table:style-name="ce2" office:value-type="string" calcext:value-type="string">
            <text:p>18-Nov-2024</text:p>
          </table:table-cell>
          <table:table-cell table:number-columns-repeated="6"/>
          <table:table-cell table:style-name="ce2" office:value-type="string" calcext:value-type="string">
            <text:p>14-Mar-2022</text:p>
          </table:table-cell>
        </table:table-row>
        <table:table-row table:style-name="ro1">
          <table:table-cell office:value-type="string" calcext:value-type="string">
            <text:p>ASERU MARY</text:p>
          </table:table-cell>
          <table:table-cell office:value-type="float" office:value="786290036" calcext:value-type="float">
            <text:p>786290036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8-Apr-1984</text:p>
          </table:table-cell>
          <table:table-cell office:value-type="string" calcext:value-type="string">
            <text:p>Widow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koboko Taxi park</text:p>
          </table:table-cell>
          <table:table-cell office:value-type="string" calcext:value-type="string">
            <text:p>Erepenga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400210D8GYC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15-Mar-2022</text:p>
          </table:table-cell>
        </table:table-row>
        <table:table-row table:style-name="ro1">
          <table:table-cell office:value-type="string" calcext:value-type="string">
            <text:p>GIRE ELIZABETH</text:p>
          </table:table-cell>
          <table:table-cell office:value-type="float" office:value="394004651" calcext:value-type="float">
            <text:p>39400465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7-Jul-1986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Central Road</text:p>
          </table:table-cell>
          <table:table-cell office:value-type="string" calcext:value-type="string">
            <text:p>Sinyan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606610077EH</text:p>
          </table:table-cell>
          <table:table-cell table:style-name="ce2" office:value-type="string" calcext:value-type="string">
            <text:p>25-Sep-2024</text:p>
          </table:table-cell>
          <table:table-cell table:number-columns-repeated="6"/>
          <table:table-cell table:style-name="ce2" office:value-type="string" calcext:value-type="string">
            <text:p>18-Mar-2022</text:p>
          </table:table-cell>
        </table:table-row>
        <table:table-row table:style-name="ro1">
          <table:table-cell office:value-type="string" calcext:value-type="string">
            <text:p>NIGHT RAIMA</text:p>
          </table:table-cell>
          <table:table-cell office:value-type="float" office:value="781615361" calcext:value-type="float">
            <text:p>78161536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1-Nov-199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Sinyan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4066101N12K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9-Mar-2022</text:p>
          </table:table-cell>
        </table:table-row>
        <table:table-row table:style-name="ro1">
          <table:table-cell office:value-type="string" calcext:value-type="string">
            <text:p>ALERU CLARE OKUNIA</text:p>
          </table:table-cell>
          <table:table-cell office:value-type="float" office:value="776615154" calcext:value-type="float">
            <text:p>776615154</text:p>
          </table:table-cell>
          <table:table-cell office:value-type="float" office:value="758693839" calcext:value-type="float">
            <text:p>758693839</text:p>
          </table:table-cell>
          <table:table-cell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9-Oct-2000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Samuel Baba road</text:p>
          </table:table-cell>
          <table:table-cell office:value-type="string" calcext:value-type="string">
            <text:p>Sinyan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0000210MDENF</text:p>
          </table:table-cell>
          <table:table-cell table:style-name="ce2" office:value-type="string" calcext:value-type="string">
            <text:p>10-Sep-2030</text:p>
          </table:table-cell>
          <table:table-cell table:number-columns-repeated="6"/>
          <table:table-cell table:style-name="ce2" office:value-type="string" calcext:value-type="string">
            <text:p>19-Mar-2022</text:p>
          </table:table-cell>
        </table:table-row>
        <table:table-row table:style-name="ro1">
          <table:table-cell office:value-type="string" calcext:value-type="string">
            <text:p>NYAUSI SHABAN LAWRENCE</text:p>
          </table:table-cell>
          <table:table-cell office:value-type="float" office:value="774407243" calcext:value-type="float">
            <text:p>77440724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-Feb-1986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/>
          <table:table-cell office:value-type="string" calcext:value-type="string">
            <text:p>Teremung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6066103EUGH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21-Mar-2022</text:p>
          </table:table-cell>
        </table:table-row>
        <table:table-row table:style-name="ro1">
          <table:table-cell office:value-type="string" calcext:value-type="string">
            <text:p>MAMBO EDWARD</text:p>
          </table:table-cell>
          <table:table-cell office:value-type="float" office:value="777271807" calcext:value-type="float">
            <text:p>77727180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-Jan-1990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Kochi</text:p>
          </table:table-cell>
          <table:table-cell office:value-type="string" calcext:value-type="string">
            <text:p>Ares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0066102CZ2L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23-Mar-2022</text:p>
          </table:table-cell>
        </table:table-row>
        <table:table-row table:style-name="ro1">
          <table:table-cell office:value-type="string" calcext:value-type="string">
            <text:p>ADAM MUSA LEMERIGA</text:p>
          </table:table-cell>
          <table:table-cell office:value-type="float" office:value="786938472" calcext:value-type="float">
            <text:p>78693847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4-Apr-1994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Tekere</text:p>
          </table:table-cell>
          <table:table-cell office:value-type="string" calcext:value-type="string">
            <text:p>Nyeluw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406610025VH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23-Mar-2022</text:p>
          </table:table-cell>
        </table:table-row>
        <table:table-row table:style-name="ro1">
          <table:table-cell office:value-type="string" calcext:value-type="string">
            <text:p>MENGE ABDURAHAMAN RATIB</text:p>
          </table:table-cell>
          <table:table-cell office:value-type="float" office:value="783669994" calcext:value-type="float">
            <text:p>783669994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2-Sep-1978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Central market</text:p>
          </table:table-cell>
          <table:table-cell office:value-type="string" calcext:value-type="string">
            <text:p>Abel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8066103FARL</text:p>
          </table:table-cell>
          <table:table-cell table:style-name="ce2" office:value-type="string" calcext:value-type="string">
            <text:p>18-Mar-2025</text:p>
          </table:table-cell>
          <table:table-cell table:number-columns-repeated="6"/>
          <table:table-cell table:style-name="ce2" office:value-type="string" calcext:value-type="string">
            <text:p>23-Mar-2022</text:p>
          </table:table-cell>
        </table:table-row>
        <table:table-row table:style-name="ro1">
          <table:table-cell office:value-type="string" calcext:value-type="string">
            <text:p>BAKO MASUMBUKA AJUGA</text:p>
          </table:table-cell>
          <table:table-cell office:value-type="float" office:value="775883710" calcext:value-type="float">
            <text:p>77588371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2-Jun-197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Sinyani</text:p>
          </table:table-cell>
          <table:table-cell office:value-type="string" calcext:value-type="string">
            <text:p>Sinyani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40661029T6J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23-Mar-2022</text:p>
          </table:table-cell>
        </table:table-row>
        <table:table-row table:style-name="ro1">
          <table:table-cell office:value-type="string" calcext:value-type="string">
            <text:p>AJONYE FATUMA</text:p>
          </table:table-cell>
          <table:table-cell office:value-type="float" office:value="761322340" calcext:value-type="float">
            <text:p>761322340</text:p>
          </table:table-cell>
          <table:table-cell office:value-type="float" office:value="779207291" calcext:value-type="float">
            <text:p>779207291</text:p>
          </table:table-cell>
          <table:table-cell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-Jan-1979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Gaaga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90661007U8J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25-Mar-2022</text:p>
          </table:table-cell>
        </table:table-row>
        <table:table-row table:style-name="ro1">
          <table:table-cell office:value-type="string" calcext:value-type="string">
            <text:p>ARIONZI BENARD</text:p>
          </table:table-cell>
          <table:table-cell office:value-type="float" office:value="772747817" calcext:value-type="float">
            <text:p>772747817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5-May-1998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Security Guard</text:p>
          </table:table-cell>
          <table:table-cell office:value-type="string" calcext:value-type="string">
            <text:p>Shell Poetrol Station</text:p>
          </table:table-cell>
          <table:table-cell office:value-type="string" calcext:value-type="string">
            <text:p>Lipa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800210D085H</text:p>
          </table:table-cell>
          <table:table-cell table:style-name="ce2" office:value-type="string" calcext:value-type="string">
            <text:p>2-Jul-2025</text:p>
          </table:table-cell>
          <table:table-cell table:number-columns-repeated="6"/>
          <table:table-cell table:style-name="ce2" office:value-type="string" calcext:value-type="string">
            <text:p>30-Mar-2022</text:p>
          </table:table-cell>
        </table:table-row>
        <table:table-row table:style-name="ro1">
          <table:table-cell office:value-type="string" calcext:value-type="string">
            <text:p>SONYE SCOVIA</text:p>
          </table:table-cell>
          <table:table-cell office:value-type="float" office:value="776549504" calcext:value-type="float">
            <text:p>77654950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4-Jul-1992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ibong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92066102DX6C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-Apr-2022</text:p>
          </table:table-cell>
        </table:table-row>
        <table:table-row table:style-name="ro1">
          <table:table-cell office:value-type="string" calcext:value-type="string">
            <text:p>YEKA EMMANUEL</text:p>
          </table:table-cell>
          <table:table-cell office:value-type="float" office:value="777085522" calcext:value-type="float">
            <text:p>77708552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3-Dec-1988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ORABA</text:p>
          </table:table-cell>
          <table:table-cell office:value-type="string" calcext:value-type="string">
            <text:p>Ropoli villag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80661013VLL</text:p>
          </table:table-cell>
          <table:table-cell table:style-name="ce2" office:value-type="string" calcext:value-type="string">
            <text:p>17-May-2031</text:p>
          </table:table-cell>
          <table:table-cell table:number-columns-repeated="6"/>
          <table:table-cell table:style-name="ce2" office:value-type="string" calcext:value-type="string">
            <text:p>1-Apr-2022</text:p>
          </table:table-cell>
        </table:table-row>
        <table:table-row table:style-name="ro1">
          <table:table-cell office:value-type="string" calcext:value-type="string">
            <text:p>KAGGWA ROBERT</text:p>
          </table:table-cell>
          <table:table-cell office:value-type="float" office:value="782934272" calcext:value-type="float">
            <text:p>782934272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number-columns-repeated="3"/>
          <table:table-cell table:content-validation-name="val1" office:value-type="string" calcext:value-type="string">
            <text:p>Ugandan</text:p>
          </table:table-cell>
          <table:table-cell table:number-columns-repeated="12"/>
          <table:table-cell table:style-name="ce2" office:value-type="string" calcext:value-type="string">
            <text:p>12-Apr-2022</text:p>
          </table:table-cell>
        </table:table-row>
        <table:table-row table:style-name="ro1">
          <table:table-cell office:value-type="string" calcext:value-type="string">
            <text:p>AHMEDSALIM</text:p>
          </table:table-cell>
          <table:table-cell office:value-type="float" office:value="757288723" calcext:value-type="float">
            <text:p>757288723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1-Jul-197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Taxi park</text:p>
          </table:table-cell>
          <table:table-cell office:value-type="string" calcext:value-type="string">
            <text:p>Enzabi I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60661004AWH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3-Apr-2022</text:p>
          </table:table-cell>
        </table:table-row>
        <table:table-row table:style-name="ro1">
          <table:table-cell office:value-type="string" calcext:value-type="string">
            <text:p>ANITE MARGRET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5-Oct-1977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table:number-columns-repeated="2" office:value-type="string" calcext:value-type="string">
            <text:p>Ibong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70661023ATD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19-Apr-2022</text:p>
          </table:table-cell>
        </table:table-row>
        <table:table-row table:style-name="ro1">
          <table:table-cell office:value-type="string" calcext:value-type="string">
            <text:p>EYOTARU DORCUS</text:p>
          </table:table-cell>
          <table:table-cell office:value-type="float" office:value="787285433" calcext:value-type="float">
            <text:p>78728543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4-Apr-1989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Gbukutu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907710305TK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21-Apr-2022</text:p>
          </table:table-cell>
        </table:table-row>
        <table:table-row table:style-name="ro1">
          <table:table-cell office:value-type="string" calcext:value-type="string">
            <text:p>KANYA NAIMA</text:p>
          </table:table-cell>
          <table:table-cell office:value-type="float" office:value="783556900" calcext:value-type="float">
            <text:p>78355690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6-Nov-1982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Market square</text:p>
          </table:table-cell>
          <table:table-cell office:value-type="string" calcext:value-type="string">
            <text:p>Arumaji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2066102JVTJ</text:p>
          </table:table-cell>
          <table:table-cell table:number-columns-repeated="7"/>
          <table:table-cell table:style-name="ce2" office:value-type="string" calcext:value-type="string">
            <text:p>21-Apr-2022</text:p>
          </table:table-cell>
        </table:table-row>
        <table:table-row table:style-name="ro1">
          <table:table-cell office:value-type="string" calcext:value-type="string">
            <text:p>IDORU DRAMUKE</text:p>
          </table:table-cell>
          <table:table-cell office:value-type="float" office:value="783278785" calcext:value-type="float">
            <text:p>783278785</text:p>
          </table:table-cell>
          <table:table-cell office:value-type="float" office:value="772618929" calcext:value-type="float">
            <text:p>772618929</text:p>
          </table:table-cell>
          <table:table-cell/>
          <table:table-cell office:value-type="string" calcext:value-type="string">
            <text:p>Male</text:p>
          </table:table-cell>
          <table:table-cell table:style-name="ce2" office:value-type="string" calcext:value-type="string">
            <text:p>16-Aug-1966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ilder</text:p>
          </table:table-cell>
          <table:table-cell office:value-type="string" calcext:value-type="string">
            <text:p>Koboko</text:p>
          </table:table-cell>
          <table:table-cell office:value-type="string" calcext:value-type="string">
            <text:p>Lip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66066103QMQD</text:p>
          </table:table-cell>
          <table:table-cell table:number-columns-repeated="7"/>
          <table:table-cell table:style-name="ce2" office:value-type="string" calcext:value-type="string">
            <text:p>22-Apr-2022</text:p>
          </table:table-cell>
        </table:table-row>
        <table:table-row table:style-name="ro1">
          <table:table-cell office:value-type="string" calcext:value-type="string">
            <text:p>MAWA PETER</text:p>
          </table:table-cell>
          <table:table-cell office:value-type="float" office:value="773515988" calcext:value-type="float">
            <text:p>77351598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0-Apr-1984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table:number-columns-repeated="2" office:value-type="string" calcext:value-type="string">
            <text:p>Ombaci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406610ZVGPG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27-Apr-2022</text:p>
          </table:table-cell>
        </table:table-row>
        <table:table-row table:style-name="ro1">
          <table:table-cell office:value-type="string" calcext:value-type="string">
            <text:p>JUMBA BEN DADA</text:p>
          </table:table-cell>
          <table:table-cell office:value-type="float" office:value="772510729" calcext:value-type="float">
            <text:p>772510729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4-Dec-1970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Nyarilo Cell</text:p>
          </table:table-cell>
          <table:table-cell office:value-type="string" calcext:value-type="string">
            <text:p>Lip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0066102M7KG</text:p>
          </table:table-cell>
          <table:table-cell table:style-name="ce2" office:value-type="string" calcext:value-type="string">
            <text:p>10-Sep-2025</text:p>
          </table:table-cell>
          <table:table-cell table:number-columns-repeated="6"/>
          <table:table-cell table:style-name="ce2" office:value-type="string" calcext:value-type="string">
            <text:p>28-Apr-2022</text:p>
          </table:table-cell>
        </table:table-row>
        <table:table-row table:style-name="ro1">
          <table:table-cell office:value-type="string" calcext:value-type="string">
            <text:p>JANE JOSEPH</text:p>
          </table:table-cell>
          <table:table-cell office:value-type="float" office:value="788443470" calcext:value-type="float">
            <text:p>788443470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-May-1983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table:number-columns-repeated="2" office:value-type="string" calcext:value-type="string">
            <text:p>Abele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3066100R6XJ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3-May-2022</text:p>
          </table:table-cell>
        </table:table-row>
        <table:table-row table:style-name="ro1">
          <table:table-cell office:value-type="string" calcext:value-type="string">
            <text:p>AYIKORU FLORENCE</text:p>
          </table:table-cell>
          <table:table-cell office:value-type="float" office:value="777272434" calcext:value-type="float">
            <text:p>777272434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22-Aug-1983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Sakari Road</text:p>
          </table:table-cell>
          <table:table-cell office:value-type="string" calcext:value-type="string">
            <text:p>Senin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83077100CKNF</text:p>
          </table:table-cell>
          <table:table-cell table:style-name="ce2" office:value-type="string" calcext:value-type="string">
            <text:p>25-Sep-2025</text:p>
          </table:table-cell>
          <table:table-cell table:number-columns-repeated="6"/>
          <table:table-cell table:style-name="ce2" office:value-type="string" calcext:value-type="string">
            <text:p>3-May-2022</text:p>
          </table:table-cell>
        </table:table-row>
        <table:table-row table:style-name="ro1">
          <table:table-cell office:value-type="string" calcext:value-type="string">
            <text:p>MUSA ZAKARIA</text:p>
          </table:table-cell>
          <table:table-cell office:value-type="float" office:value="774960213" calcext:value-type="float">
            <text:p>774960213</text:p>
          </table:table-cell>
          <table:table-cell office:value-type="float" office:value="772806710" calcext:value-type="float">
            <text:p>772806710</text:p>
          </table:table-cell>
          <table:table-cell/>
          <table:table-cell office:value-type="string" calcext:value-type="string">
            <text:p>Male</text:p>
          </table:table-cell>
          <table:table-cell table:style-name="ce2" office:value-type="string" calcext:value-type="string">
            <text:p>16-Apr-1970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Mechanic</text:p>
          </table:table-cell>
          <table:table-cell office:value-type="string" calcext:value-type="string">
            <text:p>Round about</text:p>
          </table:table-cell>
          <table:table-cell office:value-type="string" calcext:value-type="string">
            <text:p>Dengbeleng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0066101NGUA</text:p>
          </table:table-cell>
          <table:table-cell table:style-name="ce2" office:value-type="string" calcext:value-type="string">
            <text:p>24-Jun-2025</text:p>
          </table:table-cell>
          <table:table-cell table:number-columns-repeated="6"/>
          <table:table-cell table:style-name="ce2" office:value-type="string" calcext:value-type="string">
            <text:p>5-May-2022</text:p>
          </table:table-cell>
        </table:table-row>
        <table:table-row table:style-name="ro1">
          <table:table-cell office:value-type="string" calcext:value-type="string">
            <text:p>LUPAI DAVID</text:p>
          </table:table-cell>
          <table:table-cell office:value-type="float" office:value="787480272" calcext:value-type="float">
            <text:p>787480272</text:p>
          </table:table-cell>
          <table:table-cell office:value-type="float" office:value="777188033" calcext:value-type="float">
            <text:p>777188033</text:p>
          </table:table-cell>
          <table:table-cell/>
          <table:table-cell office:value-type="string" calcext:value-type="string">
            <text:p>Male</text:p>
          </table:table-cell>
          <table:table-cell table:style-name="ce2" office:value-type="string" calcext:value-type="string">
            <text:p>30-Jun-1973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NAADS Cordinator</text:p>
          </table:table-cell>
          <table:table-cell office:value-type="string" calcext:value-type="string">
            <text:p>Anyakalio</text:p>
          </table:table-cell>
          <table:table-cell office:value-type="string" calcext:value-type="string">
            <text:p>ANYAKALIO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73066102Q24C</text:p>
          </table:table-cell>
          <table:table-cell table:style-name="ce2" office:value-type="string" calcext:value-type="string">
            <text:p>25-Jun-2025</text:p>
          </table:table-cell>
          <table:table-cell table:number-columns-repeated="6"/>
          <table:table-cell table:style-name="ce2" office:value-type="string" calcext:value-type="string">
            <text:p>7-May-2022</text:p>
          </table:table-cell>
        </table:table-row>
        <table:table-row table:style-name="ro1">
          <table:table-cell office:value-type="string" calcext:value-type="string">
            <text:p>LEMERIGA JUSTIN</text:p>
          </table:table-cell>
          <table:table-cell office:value-type="float" office:value="774629591" calcext:value-type="float">
            <text:p>774629591</text:p>
          </table:table-cell>
          <table:table-cell office:value-type="float" office:value="394004884" calcext:value-type="float">
            <text:p>394004884</text:p>
          </table:table-cell>
          <table:table-cell/>
          <table:table-cell office:value-type="string" calcext:value-type="string">
            <text:p>Male</text:p>
          </table:table-cell>
          <table:table-cell table:style-name="ce2" office:value-type="string" calcext:value-type="string">
            <text:p>14-Jun-1985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table:number-columns-repeated="2" office:value-type="string" calcext:value-type="string">
            <text:p>Sinyani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50661017LQG</text:p>
          </table:table-cell>
          <table:table-cell table:style-name="ce2" office:value-type="string" calcext:value-type="string">
            <text:p>26-Jun-2025</text:p>
          </table:table-cell>
          <table:table-cell table:number-columns-repeated="6"/>
          <table:table-cell table:style-name="ce2" office:value-type="string" calcext:value-type="string">
            <text:p>11-May-2022</text:p>
          </table:table-cell>
        </table:table-row>
        <table:table-row table:style-name="ro1">
          <table:table-cell office:value-type="string" calcext:value-type="string">
            <text:p>BAKO FLORENCE</text:p>
          </table:table-cell>
          <table:table-cell office:value-type="float" office:value="785263747" calcext:value-type="float">
            <text:p>785263747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8-Dec-1976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Sambia</text:p>
          </table:table-cell>
          <table:table-cell office:value-type="string" calcext:value-type="string">
            <text:p>Dikasing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F760661022UZF</text:p>
          </table:table-cell>
          <table:table-cell table:number-columns-repeated="7"/>
          <table:table-cell table:style-name="ce2" office:value-type="string" calcext:value-type="string">
            <text:p>12-May-2022</text:p>
          </table:table-cell>
        </table:table-row>
        <table:table-row table:style-name="ro1">
          <table:table-cell office:value-type="string" calcext:value-type="string">
            <text:p>ARABA JOYCE</text:p>
          </table:table-cell>
          <table:table-cell office:value-type="float" office:value="784774711" calcext:value-type="float">
            <text:p>784774711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style-name="ce2" office:value-type="string" calcext:value-type="string">
            <text:p>1-Jan-1980</text:p>
          </table:table-cell>
          <table:table-cell office:value-type="string" calcext:value-type="string">
            <text:p>Widow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woman</text:p>
          </table:table-cell>
          <table:table-cell table:number-columns-repeated="2"/>
          <table:table-cell office:value-type="string" calcext:value-type="string">
            <text:p>National ID</text:p>
          </table:table-cell>
          <table:table-cell table:number-columns-repeated="8"/>
          <table:table-cell table:style-name="ce2" office:value-type="string" calcext:value-type="string">
            <text:p>23-May-2022</text:p>
          </table:table-cell>
        </table:table-row>
        <table:table-row table:style-name="ro1">
          <table:table-cell office:value-type="string" calcext:value-type="string">
            <text:p>EDRENDU GEOFREY</text:p>
          </table:table-cell>
          <table:table-cell office:value-type="float" office:value="772431836" calcext:value-type="float">
            <text:p>772431836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2-Feb-1987</text:p>
          </table:table-cell>
          <table:table-cell office:value-type="string" calcext:value-type="string">
            <text:p>Married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Ombaci</text:p>
          </table:table-cell>
          <table:table-cell office:value-type="string" calcext:value-type="string">
            <text:p>Abelle cell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8700210068RA</text:p>
          </table:table-cell>
          <table:table-cell table:style-name="ce2" office:value-type="string" calcext:value-type="string">
            <text:p>26-Jun-2025</text:p>
          </table:table-cell>
          <table:table-cell table:number-columns-repeated="6"/>
          <table:table-cell table:style-name="ce2" office:value-type="string" calcext:value-type="string">
            <text:p>26-May-2022</text:p>
          </table:table-cell>
        </table:table-row>
        <table:table-row table:style-name="ro1">
          <table:table-cell office:value-type="string" calcext:value-type="string">
            <text:p><text:s/>ALORO MOSES</text:p>
          </table:table-cell>
          <table:table-cell office:value-type="float" office:value="779958978" calcext:value-type="float">
            <text:p>779958978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5-Sep-1999</text:p>
          </table:table-cell>
          <table:table-cell office:value-type="string" calcext:value-type="string">
            <text:p>Single</text:p>
          </table:table-cell>
          <table:table-cell/>
          <table:table-cell table:content-validation-name="val1" office:value-type="string" calcext:value-type="string">
            <text:p>Ugandan</text:p>
          </table:table-cell>
          <table:table-cell office:value-type="string" calcext:value-type="string">
            <text:p>Businessman</text:p>
          </table:table-cell>
          <table:table-cell table:number-columns-repeated="2" office:value-type="string" calcext:value-type="string">
            <text:p>Lipa</text:p>
          </table:table-cell>
          <table:table-cell office:value-type="string" calcext:value-type="string">
            <text:p>National ID</text:p>
          </table:table-cell>
          <table:table-cell office:value-type="string" calcext:value-type="string">
            <text:p>CM99066106VUDL</text:p>
          </table:table-cell>
          <table:table-cell table:style-name="ce2" office:value-type="string" calcext:value-type="string">
            <text:p>18-Mar-2030</text:p>
          </table:table-cell>
          <table:table-cell table:number-columns-repeated="6"/>
          <table:table-cell table:style-name="ce2" office:value-type="string" calcext:value-type="string">
            <text:p>2-Jun-2022</text:p>
          </table:table-cell>
        </table:table-row>
        <table:table-row table:style-name="ro1">
          <table:table-cell office:value-type="string" calcext:value-type="string">
            <text:p>SADIA MANENO</text:p>
          </table:table-cell>
          <table:table-cell office:value-type="float" office:value="780765503" calcext:value-type="float">
            <text:p>780765503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table:number-columns-repeated="3"/>
          <table:table-cell table:content-validation-name="val1"/>
          <table:table-cell table:number-columns-repeated="12"/>
          <table:table-cell table:style-name="ce2" office:value-type="string" calcext:value-type="string">
            <text:p>3-Jun-2022</text:p>
          </table:table-cell>
        </table:table-row>
        <table:table-row table:style-name="ro1" table:number-rows-repeated="1048206">
          <table:table-cell table:number-columns-repeated="8"/>
          <table:table-cell table:content-validation-name="val1"/>
          <table:table-cell table:number-columns-repeated="13"/>
        </table:table-row>
        <table:table-row table:style-name="ro1">
          <table:table-cell table:number-columns-repeated="8"/>
          <table:table-cell table:content-validation-name="val1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74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74P2" style:volatile="true">
      <number:text> </number:text>
      <number:fill-character> </number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percentage-style style:name="N176">
      <number:number number:decimal-places="1" number:min-decimal-places="1" number:min-integer-digits="1"/>
      <number:text>%</number:text>
    </number:percentage-style>
    <number:date-style style:name="N177P0" style:volatile="true">
      <number:month number:style="long"/>
      <number:text>/</number:text>
      <number:day number:style="long"/>
      <number:text>/</number:text>
      <number:year/>
    </number:date-style>
    <number:text-style style:name="N177">
      <number:text-content/>
      <style:map style:condition="value()&lt;=1.7976931348623157E+308" style:apply-style-name="N177P0"/>
    </number:text-style>
    <number:number-style style:name="N17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 </number:text>
      <number:fill-character> </number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date-style style:name="N10130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30" number:language="en" number:country="US">
      <number:text-content/>
      <style:map style:condition="value()&lt;=1.7976931348623157E+308" style:apply-style-name="N10130P0"/>
    </number:text-style>
    <number:date-style style:name="N1013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32" number:language="en" number:country="US">
      <number:text-content/>
      <style:map style:condition="value()&lt;=1.7976931348623157E+308" style:apply-style-name="N10132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_20_complete" style:display-name="% complete" style:family="table-cell" style:parent-style-name="Default">
      <style:table-cell-properties fo:background-color="#ffc000" style:cell-protect="protected" style:print-content="true" style:diagonal-bl-tr="none" style:diagonal-tl-br="none" fo:border="2.49pt solid 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/00/0000</text:date>, <text:time style:data-style-name="N2" text:time-value="17:20:25.1115992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6T17:21:53.197173914</dc:date>
    <meta:editing-duration>PT2M56S</meta:editing-duration>
    <meta:editing-cycles>2</meta:editing-cycles>
    <meta:generator>LibreOffice/7.5.5.2$Linux_X86_64 LibreOffice_project/50$Build-2</meta:generator>
    <meta:document-statistic meta:table-count="1" meta:cell-count="5299" meta:object-count="0"/>
  </office:meta>
</office:document-meta>
</file>